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2.1366in"/>
    </style:style>
    <style:style style:name="co2" style:family="table-column">
      <style:table-column-properties fo:break-before="auto" style:column-width="3.8638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161in"/>
    </style:style>
    <style:style style:name="co5" style:family="table-column">
      <style:table-column-properties fo:break-before="auto" style:column-width="2.6307in"/>
    </style:style>
    <style:style style:name="co6" style:family="table-column">
      <style:table-column-properties fo:break-before="auto" style:column-width="1.172in"/>
    </style:style>
    <style:style style:name="co7" style:family="table-column">
      <style:table-column-properties fo:break-before="auto" style:column-width="2.6626in"/>
    </style:style>
    <style:style style:name="co8" style:family="table-column">
      <style:table-column-properties fo:break-before="auto" style:column-width="0.861in"/>
    </style:style>
    <style:style style:name="co9" style:family="table-column">
      <style:table-column-properties fo:break-before="auto" style:column-width="0.8075in"/>
    </style:style>
    <style:style style:name="co10" style:family="table-column">
      <style:table-column-properties fo:break-before="auto" style:column-width="0.889in"/>
    </style:style>
    <style:style style:name="co11" style:family="table-column">
      <style:table-column-properties fo:break-before="auto" style:column-width="1.7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49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7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8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9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0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1" style:family="table-cell" style:parent-style-name="Pivot_20_Table_20_Category" style:data-style-name="N0">
      <style:table-cell-properties fo:border="0.99pt solid #000000"/>
    </style:style>
    <style:style style:name="ce12" style:family="table-cell" style:parent-style-name="Pivot_20_Table_20_Title" style:data-style-name="N0">
      <style:table-cell-properties fo:border-bottom="2.01pt solid #000000" fo:border-left="none" fo:border-right="none" fo:border-top="0.99pt solid #000000"/>
    </style:style>
    <style:style style:name="ce13" style:family="table-cell" style:parent-style-name="Pivot_20_Table_20_Category" style:data-style-name="N49">
      <style:table-cell-properties fo:border="0.99pt solid #000000"/>
    </style:style>
    <style:style style:name="ce14" style:family="table-cell" style:parent-style-name="Pivot_20_Table_20_Title" style:data-style-name="N49">
      <style:table-cell-properties fo:border-bottom="2.01pt solid #000000" fo:border-left="none" fo:border-right="0.99pt solid #000000" fo:border-top="0.99pt solid #000000"/>
    </style:style>
    <style:style style:name="ce15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6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ce17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1"/>
        <table:table-row table:style-name="ro1">
          <table:table-cell office:value-type="string" calcext:value-type="string">
            <text:p>company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person 1 name</text:p>
          </table:table-cell>
          <table:table-cell office:value-type="string" calcext:value-type="string">
            <text:p>person 1 number</text:p>
          </table:table-cell>
          <table:table-cell office:value-type="string" calcext:value-type="string">
            <text:p>person 1 email</text:p>
          </table:table-cell>
          <table:table-cell office:value-type="string" calcext:value-type="string">
            <text:p>person 2 name</text:p>
          </table:table-cell>
          <table:table-cell office:value-type="string" calcext:value-type="string">
            <text:p>person 2 number</text:p>
          </table:table-cell>
          <table:table-cell office:value-type="string" calcext:value-type="string">
            <text:p>person 2 email</text:p>
          </table:table-cell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7245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69259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2461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16560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8484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58898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20310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0875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64686</text:p>
          </table:table-cell>
          <table:table-cell office:value-type="date" office:date-value="2023-09-01" calcext:value-type="date">
            <text:p>2023-09-0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04149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80342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58911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72398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44370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59499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39886</text:p>
          </table:table-cell>
          <table:table-cell office:value-type="date" office:date-value="2023-09-02" calcext:value-type="date">
            <text:p>2023-09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64400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7878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84912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56210</text:p>
          </table:table-cell>
          <table:table-cell office:value-type="date" office:date-value="2023-09-03" calcext:value-type="date">
            <text:p>2023-09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75170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36772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14105</text:p>
          </table:table-cell>
          <table:table-cell office:value-type="date" office:date-value="2023-09-04" calcext:value-type="date">
            <text:p>2023-09-0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3756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61473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47377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7463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77979</text:p>
          </table:table-cell>
          <table:table-cell office:value-type="date" office:date-value="2023-09-05" calcext:value-type="date">
            <text:p>2023-09-0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98533</text:p>
          </table:table-cell>
          <table:table-cell office:value-type="date" office:date-value="2023-09-06" calcext:value-type="date">
            <text:p>2023-09-0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88121</text:p>
          </table:table-cell>
          <table:table-cell office:value-type="date" office:date-value="2023-09-06" calcext:value-type="date">
            <text:p>2023-09-0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64273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92917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55309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4403</text:p>
          </table:table-cell>
          <table:table-cell office:value-type="date" office:date-value="2023-09-07" calcext:value-type="date">
            <text:p>2023-09-0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46030</text:p>
          </table:table-cell>
          <table:table-cell office:value-type="date" office:date-value="2023-09-08" calcext:value-type="date">
            <text:p>2023-09-0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16011</text:p>
          </table:table-cell>
          <table:table-cell office:value-type="date" office:date-value="2023-09-08" calcext:value-type="date">
            <text:p>2023-09-0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31279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76167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33663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4298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6486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5051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22216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43083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79731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02060</text:p>
          </table:table-cell>
          <table:table-cell office:value-type="date" office:date-value="2023-09-09" calcext:value-type="date">
            <text:p>2023-09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16437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92713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78836</text:p>
          </table:table-cell>
          <table:table-cell office:value-type="date" office:date-value="2023-09-10" calcext:value-type="date">
            <text:p>2023-09-10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72530</text:p>
          </table:table-cell>
          <table:table-cell office:value-type="date" office:date-value="2023-09-11" calcext:value-type="date">
            <text:p>2023-09-1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3317</text:p>
          </table:table-cell>
          <table:table-cell office:value-type="date" office:date-value="2023-09-11" calcext:value-type="date">
            <text:p>2023-09-1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93692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1807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56296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4093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61208</text:p>
          </table:table-cell>
          <table:table-cell office:value-type="date" office:date-value="2023-09-12" calcext:value-type="date">
            <text:p>2023-09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35783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57797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50974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77670</text:p>
          </table:table-cell>
          <table:table-cell office:value-type="date" office:date-value="2023-09-13" calcext:value-type="date">
            <text:p>2023-09-1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72989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74348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02250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5668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19983</text:p>
          </table:table-cell>
          <table:table-cell office:value-type="date" office:date-value="2023-09-14" calcext:value-type="date">
            <text:p>2023-09-1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7277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67418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78242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70779</text:p>
          </table:table-cell>
          <table:table-cell office:value-type="date" office:date-value="2023-09-15" calcext:value-type="date">
            <text:p>2023-09-1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87850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62293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8191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21495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47610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76748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20983</text:p>
          </table:table-cell>
          <table:table-cell office:value-type="date" office:date-value="2023-09-16" calcext:value-type="date">
            <text:p>2023-09-1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37085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33614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82687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55550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09723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62827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0309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36549</text:p>
          </table:table-cell>
          <table:table-cell office:value-type="date" office:date-value="2023-09-17" calcext:value-type="date">
            <text:p>2023-09-1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78897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00546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65594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54312</text:p>
          </table:table-cell>
          <table:table-cell office:value-type="date" office:date-value="2023-09-18" calcext:value-type="date">
            <text:p>2023-09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31774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80280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67911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2462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36643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0467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99529</text:p>
          </table:table-cell>
          <table:table-cell office:value-type="date" office:date-value="2023-09-19" calcext:value-type="date">
            <text:p>2023-09-1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10841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88385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78387</text:p>
          </table:table-cell>
          <table:table-cell office:value-type="date" office:date-value="2023-09-20" calcext:value-type="date">
            <text:p>2023-09-20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80639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38904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80841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45489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00470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9926</text:p>
          </table:table-cell>
          <table:table-cell office:value-type="date" office:date-value="2023-09-21" calcext:value-type="date">
            <text:p>2023-09-2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13983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67799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6199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32192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97202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93500</text:p>
          </table:table-cell>
          <table:table-cell office:value-type="date" office:date-value="2023-09-22" calcext:value-type="date">
            <text:p>2023-09-2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2611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0039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53407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22651</text:p>
          </table:table-cell>
          <table:table-cell office:value-type="date" office:date-value="2023-09-23" calcext:value-type="date">
            <text:p>2023-09-2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10401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88443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43773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88197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27417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04589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12742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32724</text:p>
          </table:table-cell>
          <table:table-cell office:value-type="date" office:date-value="2023-09-24" calcext:value-type="date">
            <text:p>2023-09-2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57355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15662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67062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78519</text:p>
          </table:table-cell>
          <table:table-cell office:value-type="date" office:date-value="2023-09-25" calcext:value-type="date">
            <text:p>2023-09-2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81678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96273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56627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59507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04610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02082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54018</text:p>
          </table:table-cell>
          <table:table-cell office:value-type="date" office:date-value="2023-09-26" calcext:value-type="date">
            <text:p>2023-09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07291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68040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25020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41587</text:p>
          </table:table-cell>
          <table:table-cell office:value-type="date" office:date-value="2023-09-27" calcext:value-type="date">
            <text:p>2023-09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10405</text:p>
          </table:table-cell>
          <table:table-cell office:value-type="date" office:date-value="2023-09-28" calcext:value-type="date">
            <text:p>2023-09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3865</text:p>
          </table:table-cell>
          <table:table-cell office:value-type="date" office:date-value="2023-09-28" calcext:value-type="date">
            <text:p>2023-09-2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31437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76244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6161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40305</text:p>
          </table:table-cell>
          <table:table-cell office:value-type="date" office:date-value="2023-09-29" calcext:value-type="date">
            <text:p>2023-09-2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458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17279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0443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4924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59060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40552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34939</text:p>
          </table:table-cell>
          <table:table-cell office:value-type="date" office:date-value="2023-09-30" calcext:value-type="date">
            <text:p>2023-09-3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7544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74751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92891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02830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74207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01822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13465</text:p>
          </table:table-cell>
          <table:table-cell office:value-type="date" office:date-value="2023-10-01" calcext:value-type="date">
            <text:p>2023-10-0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8241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100812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13624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61172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24236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73080</text:p>
          </table:table-cell>
          <table:table-cell office:value-type="date" office:date-value="2023-10-02" calcext:value-type="date">
            <text:p>2023-10-0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06374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33937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19713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91009</text:p>
          </table:table-cell>
          <table:table-cell office:value-type="date" office:date-value="2023-10-03" calcext:value-type="date">
            <text:p>2023-10-0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32891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6103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7829</text:p>
          </table:table-cell>
          <table:table-cell office:value-type="date" office:date-value="2023-10-04" calcext:value-type="date">
            <text:p>2023-10-0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04325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6108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11485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14704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43163</text:p>
          </table:table-cell>
          <table:table-cell office:value-type="date" office:date-value="2023-10-05" calcext:value-type="date">
            <text:p>2023-10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99718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0141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69355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73944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59538</text:p>
          </table:table-cell>
          <table:table-cell office:value-type="date" office:date-value="2023-10-06" calcext:value-type="date">
            <text:p>2023-10-0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24728</text:p>
          </table:table-cell>
          <table:table-cell office:value-type="date" office:date-value="2023-10-07" calcext:value-type="date">
            <text:p>2023-10-0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25227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29799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39644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1558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5596</text:p>
          </table:table-cell>
          <table:table-cell office:value-type="date" office:date-value="2023-10-08" calcext:value-type="date">
            <text:p>2023-10-0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82464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74755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63242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56919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9350</text:p>
          </table:table-cell>
          <table:table-cell office:value-type="date" office:date-value="2023-10-09" calcext:value-type="date">
            <text:p>2023-10-0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85459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73014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82193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22966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8600</text:p>
          </table:table-cell>
          <table:table-cell office:value-type="date" office:date-value="2023-10-10" calcext:value-type="date">
            <text:p>2023-10-1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51888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1946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6480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6375</text:p>
          </table:table-cell>
          <table:table-cell office:value-type="date" office:date-value="2023-10-11" calcext:value-type="date">
            <text:p>2023-10-1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6760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62283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94742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31495</text:p>
          </table:table-cell>
          <table:table-cell office:value-type="date" office:date-value="2023-10-12" calcext:value-type="date">
            <text:p>2023-10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0947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02961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83280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47858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26357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3964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33869</text:p>
          </table:table-cell>
          <table:table-cell office:value-type="date" office:date-value="2023-10-13" calcext:value-type="date">
            <text:p>2023-10-1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389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32405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2597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26823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88157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16993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00708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30110</text:p>
          </table:table-cell>
          <table:table-cell office:value-type="date" office:date-value="2023-10-14" calcext:value-type="date">
            <text:p>2023-10-1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62147</text:p>
          </table:table-cell>
          <table:table-cell office:value-type="date" office:date-value="2023-10-15" calcext:value-type="date">
            <text:p>2023-10-1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45907</text:p>
          </table:table-cell>
          <table:table-cell office:value-type="date" office:date-value="2023-10-16" calcext:value-type="date">
            <text:p>2023-10-1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58388</text:p>
          </table:table-cell>
          <table:table-cell office:value-type="date" office:date-value="2023-10-16" calcext:value-type="date">
            <text:p>2023-10-1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85709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64324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23933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24815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27463</text:p>
          </table:table-cell>
          <table:table-cell office:value-type="date" office:date-value="2023-10-17" calcext:value-type="date">
            <text:p>2023-10-1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73301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12871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90577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44656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63829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42143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98625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27149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55727</text:p>
          </table:table-cell>
          <table:table-cell office:value-type="date" office:date-value="2023-10-18" calcext:value-type="date">
            <text:p>2023-10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05319</text:p>
          </table:table-cell>
          <table:table-cell office:value-type="date" office:date-value="2023-10-19" calcext:value-type="date">
            <text:p>2023-10-1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23952</text:p>
          </table:table-cell>
          <table:table-cell office:value-type="date" office:date-value="2023-10-19" calcext:value-type="date">
            <text:p>2023-10-1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17253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73435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1679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70908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99854</text:p>
          </table:table-cell>
          <table:table-cell office:value-type="date" office:date-value="2023-10-20" calcext:value-type="date">
            <text:p>2023-10-2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67784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20010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51160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92401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98999</text:p>
          </table:table-cell>
          <table:table-cell office:value-type="date" office:date-value="2023-10-21" calcext:value-type="date">
            <text:p>2023-10-2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75484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14622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27773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19168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13349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99134</text:p>
          </table:table-cell>
          <table:table-cell office:value-type="date" office:date-value="2023-10-22" calcext:value-type="date">
            <text:p>2023-10-2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94359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23680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86535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88507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81152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16915</text:p>
          </table:table-cell>
          <table:table-cell office:value-type="date" office:date-value="2023-10-23" calcext:value-type="date">
            <text:p>2023-10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44040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03230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37011</text:p>
          </table:table-cell>
          <table:table-cell office:value-type="date" office:date-value="2023-10-24" calcext:value-type="date">
            <text:p>2023-10-2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46551</text:p>
          </table:table-cell>
          <table:table-cell office:value-type="date" office:date-value="2023-10-25" calcext:value-type="date">
            <text:p>2023-10-2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87610</text:p>
          </table:table-cell>
          <table:table-cell office:value-type="date" office:date-value="2023-10-25" calcext:value-type="date">
            <text:p>2023-10-2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83966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80774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30573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42211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03332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5775</text:p>
          </table:table-cell>
          <table:table-cell office:value-type="date" office:date-value="2023-10-26" calcext:value-type="date">
            <text:p>2023-10-2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07090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26335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41455</text:p>
          </table:table-cell>
          <table:table-cell office:value-type="date" office:date-value="2023-10-27" calcext:value-type="date">
            <text:p>2023-10-2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00623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2800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7584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11374</text:p>
          </table:table-cell>
          <table:table-cell office:value-type="date" office:date-value="2023-10-28" calcext:value-type="date">
            <text:p>2023-10-2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55958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15541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80699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06887</text:p>
          </table:table-cell>
          <table:table-cell office:value-type="date" office:date-value="2023-10-29" calcext:value-type="date">
            <text:p>2023-10-2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14509</text:p>
          </table:table-cell>
          <table:table-cell office:value-type="date" office:date-value="2023-10-30" calcext:value-type="date">
            <text:p>2023-10-3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06147</text:p>
          </table:table-cell>
          <table:table-cell office:value-type="date" office:date-value="2023-10-30" calcext:value-type="date">
            <text:p>2023-10-3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8818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84414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58512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6032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31464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11626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2616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81113</text:p>
          </table:table-cell>
          <table:table-cell office:value-type="date" office:date-value="2023-10-31" calcext:value-type="date">
            <text:p>2023-10-3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08725</text:p>
          </table:table-cell>
          <table:table-cell office:value-type="date" office:date-value="2023-11-01" calcext:value-type="date">
            <text:p>2023-11-0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95285</text:p>
          </table:table-cell>
          <table:table-cell office:value-type="date" office:date-value="2023-11-02" calcext:value-type="date">
            <text:p>2023-11-0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61264</text:p>
          </table:table-cell>
          <table:table-cell office:value-type="date" office:date-value="2023-11-02" calcext:value-type="date">
            <text:p>2023-11-0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48781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29191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38739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46598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08140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79969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24250</text:p>
          </table:table-cell>
          <table:table-cell office:value-type="date" office:date-value="2023-11-03" calcext:value-type="date">
            <text:p>2023-11-0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19235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61036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13752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54776</text:p>
          </table:table-cell>
          <table:table-cell office:value-type="date" office:date-value="2023-11-04" calcext:value-type="date">
            <text:p>2023-11-0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42163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181063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88266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82556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11934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95831</text:p>
          </table:table-cell>
          <table:table-cell office:value-type="date" office:date-value="2023-11-05" calcext:value-type="date">
            <text:p>2023-11-05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79597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43004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96716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82017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28329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0351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10316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5174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99098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90325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37932</text:p>
          </table:table-cell>
          <table:table-cell office:value-type="date" office:date-value="2023-11-06" calcext:value-type="date">
            <text:p>2023-11-0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17306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36414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02706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82857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3474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30955</text:p>
          </table:table-cell>
          <table:table-cell office:value-type="date" office:date-value="2023-11-07" calcext:value-type="date">
            <text:p>2023-11-0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4231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34681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94762</text:p>
          </table:table-cell>
          <table:table-cell office:value-type="date" office:date-value="2023-11-08" calcext:value-type="date">
            <text:p>2023-11-0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4372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9816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52527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70434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83427</text:p>
          </table:table-cell>
          <table:table-cell office:value-type="date" office:date-value="2023-11-09" calcext:value-type="date">
            <text:p>2023-11-0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2338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62499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43300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99899</text:p>
          </table:table-cell>
          <table:table-cell office:value-type="date" office:date-value="2023-11-10" calcext:value-type="date">
            <text:p>2023-11-1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68641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13372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6645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98634</text:p>
          </table:table-cell>
          <table:table-cell office:value-type="date" office:date-value="2023-11-11" calcext:value-type="date">
            <text:p>2023-11-1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4881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18359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7514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2733</text:p>
          </table:table-cell>
          <table:table-cell office:value-type="date" office:date-value="2023-11-12" calcext:value-type="date">
            <text:p>2023-11-1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30270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46877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47218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48577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74453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50699</text:p>
          </table:table-cell>
          <table:table-cell office:value-type="date" office:date-value="2023-11-13" calcext:value-type="date">
            <text:p>2023-11-1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29772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36212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79579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98281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31173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2437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6021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385</text:p>
          </table:table-cell>
          <table:table-cell office:value-type="date" office:date-value="2023-11-14" calcext:value-type="date">
            <text:p>2023-11-14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71249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36437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9802</text:p>
          </table:table-cell>
          <table:table-cell office:value-type="date" office:date-value="2023-11-15" calcext:value-type="date">
            <text:p>2023-11-1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92928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46809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91951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03804</text:p>
          </table:table-cell>
          <table:table-cell office:value-type="date" office:date-value="2023-11-16" calcext:value-type="date">
            <text:p>2023-11-1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26369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29196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97702</text:p>
          </table:table-cell>
          <table:table-cell office:value-type="date" office:date-value="2023-11-17" calcext:value-type="date">
            <text:p>2023-11-1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33100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60445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92255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37711</text:p>
          </table:table-cell>
          <table:table-cell office:value-type="date" office:date-value="2023-11-18" calcext:value-type="date">
            <text:p>2023-11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06556</text:p>
          </table:table-cell>
          <table:table-cell office:value-type="date" office:date-value="2023-11-19" calcext:value-type="date">
            <text:p>2023-11-1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04677</text:p>
          </table:table-cell>
          <table:table-cell office:value-type="date" office:date-value="2023-11-19" calcext:value-type="date">
            <text:p>2023-11-1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45683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87022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9974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36420</text:p>
          </table:table-cell>
          <table:table-cell office:value-type="date" office:date-value="2023-11-20" calcext:value-type="date">
            <text:p>2023-11-2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22215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191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0963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0861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42370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34823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14441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7852</text:p>
          </table:table-cell>
          <table:table-cell office:value-type="date" office:date-value="2023-11-21" calcext:value-type="date">
            <text:p>2023-11-2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62560</text:p>
          </table:table-cell>
          <table:table-cell office:value-type="date" office:date-value="2023-11-22" calcext:value-type="date">
            <text:p>2023-11-2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93324</text:p>
          </table:table-cell>
          <table:table-cell office:value-type="date" office:date-value="2023-11-22" calcext:value-type="date">
            <text:p>2023-11-2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73893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89503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32070</text:p>
          </table:table-cell>
          <table:table-cell office:value-type="date" office:date-value="2023-11-23" calcext:value-type="date">
            <text:p>2023-11-2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43348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49500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51268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8664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54343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38891</text:p>
          </table:table-cell>
          <table:table-cell office:value-type="date" office:date-value="2023-11-24" calcext:value-type="date">
            <text:p>2023-11-2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2749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92073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31392</text:p>
          </table:table-cell>
          <table:table-cell office:value-type="date" office:date-value="2023-11-25" calcext:value-type="date">
            <text:p>2023-11-2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70658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82569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24907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53146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00800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08360</text:p>
          </table:table-cell>
          <table:table-cell office:value-type="date" office:date-value="2023-11-26" calcext:value-type="date">
            <text:p>2023-11-2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40788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44882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76015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36939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62557</text:p>
          </table:table-cell>
          <table:table-cell office:value-type="date" office:date-value="2023-11-27" calcext:value-type="date">
            <text:p>2023-11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107530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2254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48607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1016</text:p>
          </table:table-cell>
          <table:table-cell office:value-type="date" office:date-value="2023-11-28" calcext:value-type="date">
            <text:p>2023-11-2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0230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18041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44681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82648</text:p>
          </table:table-cell>
          <table:table-cell office:value-type="date" office:date-value="2023-11-29" calcext:value-type="date">
            <text:p>2023-11-2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28633</text:p>
          </table:table-cell>
          <table:table-cell office:value-type="date" office:date-value="2023-11-30" calcext:value-type="date">
            <text:p>2023-11-3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05150</text:p>
          </table:table-cell>
          <table:table-cell office:value-type="date" office:date-value="2023-11-30" calcext:value-type="date">
            <text:p>2023-11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2541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88449</text:p>
          </table:table-cell>
          <table:table-cell office:value-type="date" office:date-value="2023-12-01" calcext:value-type="date">
            <text:p>2023-12-0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60455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2698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69808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93665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9712</text:p>
          </table:table-cell>
          <table:table-cell office:value-type="date" office:date-value="2023-12-02" calcext:value-type="date">
            <text:p>2023-12-0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11719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95503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25833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42821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89137</text:p>
          </table:table-cell>
          <table:table-cell office:value-type="date" office:date-value="2023-12-03" calcext:value-type="date">
            <text:p>2023-12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13967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73233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1258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07899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07552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10713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99689</text:p>
          </table:table-cell>
          <table:table-cell office:value-type="date" office:date-value="2023-12-04" calcext:value-type="date">
            <text:p>2023-12-0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3814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32345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20159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1708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48692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54615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65813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04898</text:p>
          </table:table-cell>
          <table:table-cell office:value-type="date" office:date-value="2023-12-05" calcext:value-type="date">
            <text:p>2023-12-0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38086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44355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72055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03763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61018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74404</text:p>
          </table:table-cell>
          <table:table-cell office:value-type="date" office:date-value="2023-12-06" calcext:value-type="date">
            <text:p>2023-12-0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7331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38974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52051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40217</text:p>
          </table:table-cell>
          <table:table-cell office:value-type="date" office:date-value="2023-12-07" calcext:value-type="date">
            <text:p>2023-12-0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74420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3746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2391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05509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94694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0109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69403</text:p>
          </table:table-cell>
          <table:table-cell office:value-type="date" office:date-value="2023-12-08" calcext:value-type="date">
            <text:p>2023-12-0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32900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17206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8414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25529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5821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03202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88749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51063</text:p>
          </table:table-cell>
          <table:table-cell office:value-type="date" office:date-value="2023-12-09" calcext:value-type="date">
            <text:p>2023-12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77010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14837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3281</text:p>
          </table:table-cell>
          <table:table-cell office:value-type="date" office:date-value="2023-12-10" calcext:value-type="date">
            <text:p>2023-12-1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24144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87487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15442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06227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43043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76899</text:p>
          </table:table-cell>
          <table:table-cell office:value-type="date" office:date-value="2023-12-11" calcext:value-type="date">
            <text:p>2023-12-1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24476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28545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3819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06793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23980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20729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05328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187</text:p>
          </table:table-cell>
          <table:table-cell office:value-type="date" office:date-value="2023-12-12" calcext:value-type="date">
            <text:p>2023-12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41032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12346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56509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6538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00834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4823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63387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84190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1246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69350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747815</text:p>
          </table:table-cell>
          <table:table-cell office:value-type="date" office:date-value="2023-12-13" calcext:value-type="date">
            <text:p>2023-12-1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91237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07151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41479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63214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8240</text:p>
          </table:table-cell>
          <table:table-cell office:value-type="date" office:date-value="2023-12-14" calcext:value-type="date">
            <text:p>2023-12-1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4407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16987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76139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87261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71784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43122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04864</text:p>
          </table:table-cell>
          <table:table-cell office:value-type="date" office:date-value="2023-12-15" calcext:value-type="date">
            <text:p>2023-12-1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9688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558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606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05705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0324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02689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25342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796378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49138</text:p>
          </table:table-cell>
          <table:table-cell office:value-type="date" office:date-value="2023-12-16" calcext:value-type="date">
            <text:p>2023-12-1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59850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3216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41922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07355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45047</text:p>
          </table:table-cell>
          <table:table-cell office:value-type="date" office:date-value="2023-12-17" calcext:value-type="date">
            <text:p>2023-12-17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72834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5079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2801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49798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7550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03765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3175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94041</text:p>
          </table:table-cell>
          <table:table-cell office:value-type="date" office:date-value="2023-12-18" calcext:value-type="date">
            <text:p>2023-12-1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88127</text:p>
          </table:table-cell>
          <table:table-cell office:value-type="date" office:date-value="2023-12-19" calcext:value-type="date">
            <text:p>2023-12-1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68626</text:p>
          </table:table-cell>
          <table:table-cell office:value-type="date" office:date-value="2023-12-19" calcext:value-type="date">
            <text:p>2023-12-1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76418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37043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5621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63244</text:p>
          </table:table-cell>
          <table:table-cell office:value-type="date" office:date-value="2023-12-20" calcext:value-type="date">
            <text:p>2023-12-2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7169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71442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5243</text:p>
          </table:table-cell>
          <table:table-cell office:value-type="date" office:date-value="2023-12-21" calcext:value-type="date">
            <text:p>2023-12-2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4076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98250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79500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47786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63098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55643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16851</text:p>
          </table:table-cell>
          <table:table-cell office:value-type="date" office:date-value="2023-12-22" calcext:value-type="date">
            <text:p>2023-12-2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5393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14677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21156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82232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4921</text:p>
          </table:table-cell>
          <table:table-cell office:value-type="date" office:date-value="2023-12-23" calcext:value-type="date">
            <text:p>2023-12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98650</text:p>
          </table:table-cell>
          <table:table-cell office:value-type="date" office:date-value="2023-12-24" calcext:value-type="date">
            <text:p>2023-12-2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82034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84585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86749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0859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52766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83906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10754</text:p>
          </table:table-cell>
          <table:table-cell office:value-type="date" office:date-value="2023-12-26" calcext:value-type="date">
            <text:p>2023-12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71862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48647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55813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29510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86749</text:p>
          </table:table-cell>
          <table:table-cell office:value-type="date" office:date-value="2023-12-27" calcext:value-type="date">
            <text:p>2023-12-2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81419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78460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46639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3578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07116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41503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35330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23472</text:p>
          </table:table-cell>
          <table:table-cell office:value-type="date" office:date-value="2023-12-28" calcext:value-type="date">
            <text:p>2023-12-28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8089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61513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36438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91004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9273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117361</text:p>
          </table:table-cell>
          <table:table-cell office:value-type="date" office:date-value="2023-12-29" calcext:value-type="date">
            <text:p>2023-12-2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89358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37498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2241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96967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152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3610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94773</text:p>
          </table:table-cell>
          <table:table-cell office:value-type="date" office:date-value="2023-12-30" calcext:value-type="date">
            <text:p>2023-12-3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88549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98607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3796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33504</text:p>
          </table:table-cell>
          <table:table-cell office:value-type="date" office:date-value="2023-12-31" calcext:value-type="date">
            <text:p>2023-12-3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93743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50464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18003</text:p>
          </table:table-cell>
          <table:table-cell office:value-type="date" office:date-value="2024-01-01" calcext:value-type="date">
            <text:p>2024-01-0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59937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43899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7921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9559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816165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13663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48527</text:p>
          </table:table-cell>
          <table:table-cell office:value-type="date" office:date-value="2024-01-02" calcext:value-type="date">
            <text:p>2024-01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72442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9498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84233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34734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23520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15288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63982</text:p>
          </table:table-cell>
          <table:table-cell office:value-type="date" office:date-value="2024-01-03" calcext:value-type="date">
            <text:p>2024-01-0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08537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4108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23421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81116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4337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6357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52584</text:p>
          </table:table-cell>
          <table:table-cell office:value-type="date" office:date-value="2024-01-04" calcext:value-type="date">
            <text:p>2024-01-0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47561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02089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8562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84142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35708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208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30533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72567</text:p>
          </table:table-cell>
          <table:table-cell office:value-type="date" office:date-value="2024-01-05" calcext:value-type="date">
            <text:p>2024-01-0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95776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03702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9173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58189</text:p>
          </table:table-cell>
          <table:table-cell office:value-type="date" office:date-value="2024-01-06" calcext:value-type="date">
            <text:p>2024-01-0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32540</text:p>
          </table:table-cell>
          <table:table-cell office:value-type="date" office:date-value="2024-01-07" calcext:value-type="date">
            <text:p>2024-01-07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3824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2817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40755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01315</text:p>
          </table:table-cell>
          <table:table-cell office:value-type="date" office:date-value="2024-01-08" calcext:value-type="date">
            <text:p>2024-01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95354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15735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2452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73394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5395</text:p>
          </table:table-cell>
          <table:table-cell office:value-type="date" office:date-value="2024-01-09" calcext:value-type="date">
            <text:p>2024-01-0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51469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55389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33458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27853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7972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62227</text:p>
          </table:table-cell>
          <table:table-cell office:value-type="date" office:date-value="2024-01-10" calcext:value-type="date">
            <text:p>2024-01-1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06905</text:p>
          </table:table-cell>
          <table:table-cell office:value-type="date" office:date-value="2024-01-11" calcext:value-type="date">
            <text:p>2024-01-1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14487</text:p>
          </table:table-cell>
          <table:table-cell office:value-type="date" office:date-value="2024-01-11" calcext:value-type="date">
            <text:p>2024-01-1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21636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5535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91807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81540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17023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2063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7954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24681</text:p>
          </table:table-cell>
          <table:table-cell office:value-type="date" office:date-value="2024-01-12" calcext:value-type="date">
            <text:p>2024-01-1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08252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48209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06271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23434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33098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80833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82310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85620</text:p>
          </table:table-cell>
          <table:table-cell office:value-type="date" office:date-value="2024-01-13" calcext:value-type="date">
            <text:p>2024-01-1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67880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97173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0707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48253</text:p>
          </table:table-cell>
          <table:table-cell office:value-type="date" office:date-value="2024-01-14" calcext:value-type="date">
            <text:p>2024-01-1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43161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43579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18670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1519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65982</text:p>
          </table:table-cell>
          <table:table-cell office:value-type="date" office:date-value="2024-01-15" calcext:value-type="date">
            <text:p>2024-01-1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2487</text:p>
          </table:table-cell>
          <table:table-cell office:value-type="date" office:date-value="2024-01-16" calcext:value-type="date">
            <text:p>2024-01-1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19147</text:p>
          </table:table-cell>
          <table:table-cell office:value-type="date" office:date-value="2024-01-16" calcext:value-type="date">
            <text:p>2024-01-1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59089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60137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60785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02568</text:p>
          </table:table-cell>
          <table:table-cell office:value-type="date" office:date-value="2024-01-17" calcext:value-type="date">
            <text:p>2024-01-1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52825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30729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92571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67450</text:p>
          </table:table-cell>
          <table:table-cell office:value-type="date" office:date-value="2024-01-18" calcext:value-type="date">
            <text:p>2024-01-1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22720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03498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56949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01072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39361</text:p>
          </table:table-cell>
          <table:table-cell office:value-type="date" office:date-value="2024-01-19" calcext:value-type="date">
            <text:p>2024-01-19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33355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1948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05911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231883</text:p>
          </table:table-cell>
          <table:table-cell office:value-type="date" office:date-value="2024-01-20" calcext:value-type="date">
            <text:p>2024-01-2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98259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29755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44431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37314</text:p>
          </table:table-cell>
          <table:table-cell office:value-type="date" office:date-value="2024-01-21" calcext:value-type="date">
            <text:p>2024-01-2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877545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55414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00377</text:p>
          </table:table-cell>
          <table:table-cell office:value-type="date" office:date-value="2024-01-22" calcext:value-type="date">
            <text:p>2024-01-2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35497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57359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8041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97848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72203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37864</text:p>
          </table:table-cell>
          <table:table-cell office:value-type="date" office:date-value="2024-01-23" calcext:value-type="date">
            <text:p>2024-01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5645</text:p>
          </table:table-cell>
          <table:table-cell office:value-type="date" office:date-value="2024-01-24" calcext:value-type="date">
            <text:p>2024-01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23329</text:p>
          </table:table-cell>
          <table:table-cell office:value-type="date" office:date-value="2024-01-24" calcext:value-type="date">
            <text:p>2024-01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39049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524983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92571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18834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26485</text:p>
          </table:table-cell>
          <table:table-cell office:value-type="date" office:date-value="2024-01-25" calcext:value-type="date">
            <text:p>2024-01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8565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7445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08999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32334</text:p>
          </table:table-cell>
          <table:table-cell office:value-type="date" office:date-value="2024-01-26" calcext:value-type="date">
            <text:p>2024-01-2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00144 Joshua Haven Suite 551, Ruthstad, OK 02618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320760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42550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79087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34025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64795</text:p>
          </table:table-cell>
          <table:table-cell office:value-type="date" office:date-value="2024-01-27" calcext:value-type="date">
            <text:p>2024-01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7478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83133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120679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232183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46081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04340</text:p>
          </table:table-cell>
          <table:table-cell office:value-type="date" office:date-value="2024-01-28" calcext:value-type="date">
            <text:p>2024-01-2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4525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3739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28674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9326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79616</text:p>
          </table:table-cell>
          <table:table-cell office:value-type="date" office:date-value="2024-01-29" calcext:value-type="date">
            <text:p>2024-01-2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10308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6035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93104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90265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161907</text:p>
          </table:table-cell>
          <table:table-cell office:value-type="date" office:date-value="2024-01-30" calcext:value-type="date">
            <text:p>2024-01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37299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40305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12250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82976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49146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42931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42228</text:p>
          </table:table-cell>
          <table:table-cell office:value-type="date" office:date-value="2024-01-31" calcext:value-type="date">
            <text:p>2024-01-3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08295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39512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48168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67474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341253</text:p>
          </table:table-cell>
          <table:table-cell office:value-type="date" office:date-value="2024-02-01" calcext:value-type="date">
            <text:p>2024-02-0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85724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48356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35913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2699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14104</text:p>
          </table:table-cell>
          <table:table-cell office:value-type="date" office:date-value="2024-02-02" calcext:value-type="date">
            <text:p>2024-02-0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868741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97302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75297</text:p>
          </table:table-cell>
          <table:table-cell office:value-type="date" office:date-value="2024-02-03" calcext:value-type="date">
            <text:p>2024-02-0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39602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88907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78848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48765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74255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64283</text:p>
          </table:table-cell>
          <table:table-cell office:value-type="date" office:date-value="2024-02-04" calcext:value-type="date">
            <text:p>2024-02-0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37176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41865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16821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58566</text:p>
          </table:table-cell>
          <table:table-cell office:value-type="date" office:date-value="2024-02-05" calcext:value-type="date">
            <text:p>2024-02-0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76040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17469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85593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53346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91236</text:p>
          </table:table-cell>
          <table:table-cell office:value-type="date" office:date-value="2024-02-06" calcext:value-type="date">
            <text:p>2024-02-0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25601</text:p>
          </table:table-cell>
          <table:table-cell office:value-type="date" office:date-value="2024-02-07" calcext:value-type="date">
            <text:p>2024-02-0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15275</text:p>
          </table:table-cell>
          <table:table-cell office:value-type="date" office:date-value="2024-02-07" calcext:value-type="date">
            <text:p>2024-02-0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6652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63348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8909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35131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79319</text:p>
          </table:table-cell>
          <table:table-cell office:value-type="date" office:date-value="2024-02-08" calcext:value-type="date">
            <text:p>2024-02-0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4747</text:p>
          </table:table-cell>
          <table:table-cell office:value-type="date" office:date-value="2024-02-09" calcext:value-type="date">
            <text:p>2024-02-0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0277</text:p>
          </table:table-cell>
          <table:table-cell office:value-type="date" office:date-value="2024-02-09" calcext:value-type="date">
            <text:p>2024-02-0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22497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8029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416733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28430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31896</text:p>
          </table:table-cell>
          <table:table-cell office:value-type="date" office:date-value="2024-02-10" calcext:value-type="date">
            <text:p>2024-02-1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69078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92565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01259</text:p>
          </table:table-cell>
          <table:table-cell office:value-type="date" office:date-value="2024-02-11" calcext:value-type="date">
            <text:p>2024-02-1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173351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78944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5382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73432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028778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81475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2579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2669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64250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59968</text:p>
          </table:table-cell>
          <table:table-cell office:value-type="date" office:date-value="2024-02-12" calcext:value-type="date">
            <text:p>2024-02-1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94141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9426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48781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691006</text:p>
          </table:table-cell>
          <table:table-cell office:value-type="date" office:date-value="2024-02-13" calcext:value-type="date">
            <text:p>2024-02-1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62746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26980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288886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26253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83308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90068</text:p>
          </table:table-cell>
          <table:table-cell office:value-type="date" office:date-value="2024-02-14" calcext:value-type="date">
            <text:p>2024-02-1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177721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58299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48243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5759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84187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43907</text:p>
          </table:table-cell>
          <table:table-cell office:value-type="date" office:date-value="2024-02-15" calcext:value-type="date">
            <text:p>2024-02-15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99335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40353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8926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0986</text:p>
          </table:table-cell>
          <table:table-cell office:value-type="date" office:date-value="2024-02-16" calcext:value-type="date">
            <text:p>2024-02-1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11559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15872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49491</text:p>
          </table:table-cell>
          <table:table-cell office:value-type="date" office:date-value="2024-02-17" calcext:value-type="date">
            <text:p>2024-02-1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06052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50987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84144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84049</text:p>
          </table:table-cell>
          <table:table-cell office:value-type="date" office:date-value="2024-02-18" calcext:value-type="date">
            <text:p>2024-02-1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77096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55832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29218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08093</text:p>
          </table:table-cell>
          <table:table-cell office:value-type="date" office:date-value="2024-02-19" calcext:value-type="date">
            <text:p>2024-02-1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32725</text:p>
          </table:table-cell>
          <table:table-cell office:value-type="date" office:date-value="2024-02-20" calcext:value-type="date">
            <text:p>2024-02-2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12732</text:p>
          </table:table-cell>
          <table:table-cell office:value-type="date" office:date-value="2024-02-20" calcext:value-type="date">
            <text:p>2024-02-2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18823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139659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871691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122597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9841</text:p>
          </table:table-cell>
          <table:table-cell office:value-type="date" office:date-value="2024-02-21" calcext:value-type="date">
            <text:p>2024-02-2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29428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86391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60727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38879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84927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31793</text:p>
          </table:table-cell>
          <table:table-cell office:value-type="date" office:date-value="2024-02-22" calcext:value-type="date">
            <text:p>2024-02-2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35276</text:p>
          </table:table-cell>
          <table:table-cell office:value-type="date" office:date-value="2024-02-23" calcext:value-type="date">
            <text:p>2024-02-2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48408</text:p>
          </table:table-cell>
          <table:table-cell office:value-type="date" office:date-value="2024-02-23" calcext:value-type="date">
            <text:p>2024-02-2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22758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24692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71798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51616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8860</text:p>
          </table:table-cell>
          <table:table-cell office:value-type="date" office:date-value="2024-02-24" calcext:value-type="date">
            <text:p>2024-02-2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60558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16199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64266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68217</text:p>
          </table:table-cell>
          <table:table-cell office:value-type="date" office:date-value="2024-02-25" calcext:value-type="date">
            <text:p>2024-02-2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94867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600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06976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18934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06953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69747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0821</text:p>
          </table:table-cell>
          <table:table-cell office:value-type="date" office:date-value="2024-02-26" calcext:value-type="date">
            <text:p>2024-02-2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35712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6136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32791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06158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66017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391162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61344</text:p>
          </table:table-cell>
          <table:table-cell office:value-type="date" office:date-value="2024-02-27" calcext:value-type="date">
            <text:p>2024-02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11249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98545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3634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95288</text:p>
          </table:table-cell>
          <table:table-cell office:value-type="date" office:date-value="2024-02-28" calcext:value-type="date">
            <text:p>2024-02-2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57350</text:p>
          </table:table-cell>
          <table:table-cell office:value-type="date" office:date-value="2024-02-29" calcext:value-type="date">
            <text:p>2024-02-2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34325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06513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905234</text:p>
          </table:table-cell>
          <table:table-cell office:value-type="date" office:date-value="2024-03-01" calcext:value-type="date">
            <text:p>2024-03-0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30671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05170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47251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251367</text:p>
          </table:table-cell>
          <table:table-cell office:value-type="date" office:date-value="2024-03-02" calcext:value-type="date">
            <text:p>2024-03-0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85130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118712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2768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37117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7887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5995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15874</text:p>
          </table:table-cell>
          <table:table-cell office:value-type="date" office:date-value="2024-03-03" calcext:value-type="date">
            <text:p>2024-03-0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921621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744120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71225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53630</text:p>
          </table:table-cell>
          <table:table-cell office:value-type="date" office:date-value="2024-03-04" calcext:value-type="date">
            <text:p>2024-03-0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06845</text:p>
          </table:table-cell>
          <table:table-cell office:value-type="date" office:date-value="2024-03-05" calcext:value-type="date">
            <text:p>2024-03-0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974776</text:p>
          </table:table-cell>
          <table:table-cell office:value-type="date" office:date-value="2024-03-05" calcext:value-type="date">
            <text:p>2024-03-05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4558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67381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58171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9567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0884</text:p>
          </table:table-cell>
          <table:table-cell office:value-type="date" office:date-value="2024-03-06" calcext:value-type="date">
            <text:p>2024-03-0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54832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08911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56058</text:p>
          </table:table-cell>
          <table:table-cell office:value-type="date" office:date-value="2024-03-07" calcext:value-type="date">
            <text:p>2024-03-0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91514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70029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83083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44623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65726</text:p>
          </table:table-cell>
          <table:table-cell office:value-type="date" office:date-value="2024-03-08" calcext:value-type="date">
            <text:p>2024-03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31401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54783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41539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46382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010881</text:p>
          </table:table-cell>
          <table:table-cell office:value-type="date" office:date-value="2024-03-09" calcext:value-type="date">
            <text:p>2024-03-09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60585</text:p>
          </table:table-cell>
          <table:table-cell office:value-type="date" office:date-value="2024-03-10" calcext:value-type="date">
            <text:p>2024-03-1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25691</text:p>
          </table:table-cell>
          <table:table-cell office:value-type="date" office:date-value="2024-03-10" calcext:value-type="date">
            <text:p>2024-03-1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49750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27022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4037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33512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955757</text:p>
          </table:table-cell>
          <table:table-cell office:value-type="date" office:date-value="2024-03-11" calcext:value-type="date">
            <text:p>2024-03-1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82792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280153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810559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565081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86632</text:p>
          </table:table-cell>
          <table:table-cell office:value-type="date" office:date-value="2024-03-12" calcext:value-type="date">
            <text:p>2024-03-1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13341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924552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00245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89676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65262</text:p>
          </table:table-cell>
          <table:table-cell office:value-type="date" office:date-value="2024-03-13" calcext:value-type="date">
            <text:p>2024-03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82251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342189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79590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98426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6486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84262</text:p>
          </table:table-cell>
          <table:table-cell office:value-type="date" office:date-value="2024-03-14" calcext:value-type="date">
            <text:p>2024-03-1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875474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50279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5592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10348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20355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41405</text:p>
          </table:table-cell>
          <table:table-cell office:value-type="date" office:date-value="2024-03-15" calcext:value-type="date">
            <text:p>2024-03-15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00802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20036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601771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19811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464104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68625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44746</text:p>
          </table:table-cell>
          <table:table-cell office:value-type="date" office:date-value="2024-03-16" calcext:value-type="date">
            <text:p>2024-03-1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708055</text:p>
          </table:table-cell>
          <table:table-cell office:value-type="date" office:date-value="2024-03-17" calcext:value-type="date">
            <text:p>2024-03-1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023944</text:p>
          </table:table-cell>
          <table:table-cell office:value-type="date" office:date-value="2024-03-17" calcext:value-type="date">
            <text:p>2024-03-1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005540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635013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36255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079499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32595</text:p>
          </table:table-cell>
          <table:table-cell office:value-type="date" office:date-value="2024-03-18" calcext:value-type="date">
            <text:p>2024-03-1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94594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55307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290243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83751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83155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53339</text:p>
          </table:table-cell>
          <table:table-cell office:value-type="date" office:date-value="2024-03-19" calcext:value-type="date">
            <text:p>2024-03-19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025058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759219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109691</text:p>
          </table:table-cell>
          <table:table-cell office:value-type="date" office:date-value="2024-03-20" calcext:value-type="date">
            <text:p>2024-03-2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510526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806608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12509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0730</text:p>
          </table:table-cell>
          <table:table-cell office:value-type="date" office:date-value="2024-03-21" calcext:value-type="date">
            <text:p>2024-03-21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44183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670044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79749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35108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926109</text:p>
          </table:table-cell>
          <table:table-cell office:value-type="date" office:date-value="2024-03-22" calcext:value-type="date">
            <text:p>2024-03-2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49541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73718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49254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91348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8276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45370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090850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04613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23569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2824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923302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040839</text:p>
          </table:table-cell>
          <table:table-cell office:value-type="date" office:date-value="2024-03-23" calcext:value-type="date">
            <text:p>2024-03-2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1273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88685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768747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689300</text:p>
          </table:table-cell>
          <table:table-cell office:value-type="date" office:date-value="2024-03-24" calcext:value-type="date">
            <text:p>2024-03-2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73733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39206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649756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22611</text:p>
          </table:table-cell>
          <table:table-cell office:value-type="date" office:date-value="2024-03-25" calcext:value-type="date">
            <text:p>2024-03-2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175647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247348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344237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994119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231285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443284</text:p>
          </table:table-cell>
          <table:table-cell office:value-type="date" office:date-value="2024-03-26" calcext:value-type="date">
            <text:p>2024-03-26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41311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16876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111984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72439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125977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4194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1069568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61230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53858</text:p>
          </table:table-cell>
          <table:table-cell office:value-type="date" office:date-value="2024-03-27" calcext:value-type="date">
            <text:p>2024-03-2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528716</text:p>
          </table:table-cell>
          <table:table-cell office:value-type="date" office:date-value="2024-03-28" calcext:value-type="date">
            <text:p>2024-03-2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78466</text:p>
          </table:table-cell>
          <table:table-cell office:value-type="date" office:date-value="2024-03-28" calcext:value-type="date">
            <text:p>2024-03-2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93558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02915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11779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420370</text:p>
          </table:table-cell>
          <table:table-cell office:value-type="date" office:date-value="2024-03-29" calcext:value-type="date">
            <text:p>2024-03-29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30825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06066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575559</text:p>
          </table:table-cell>
          <table:table-cell office:value-type="date" office:date-value="2024-03-30" calcext:value-type="date">
            <text:p>2024-03-3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03446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27922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61982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14261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04233</text:p>
          </table:table-cell>
          <table:table-cell office:value-type="date" office:date-value="2024-03-31" calcext:value-type="date">
            <text:p>2024-03-3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98399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480112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8697</text:p>
          </table:table-cell>
          <table:table-cell office:value-type="date" office:date-value="2024-04-01" calcext:value-type="date">
            <text:p>2024-04-0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12469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425616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16579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73608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67777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06444</text:p>
          </table:table-cell>
          <table:table-cell office:value-type="date" office:date-value="2024-04-02" calcext:value-type="date">
            <text:p>2024-04-0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5569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66887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625328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06030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7690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634449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02261</text:p>
          </table:table-cell>
          <table:table-cell office:value-type="date" office:date-value="2024-04-03" calcext:value-type="date">
            <text:p>2024-04-0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375870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63612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055811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1068299</text:p>
          </table:table-cell>
          <table:table-cell office:value-type="date" office:date-value="2024-04-04" calcext:value-type="date">
            <text:p>2024-04-0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857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27600</text:p>
          </table:table-cell>
          <table:table-cell office:value-type="date" office:date-value="2024-04-05" calcext:value-type="date">
            <text:p>2024-04-0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51687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48059</text:p>
          </table:table-cell>
          <table:table-cell office:value-type="date" office:date-value="2024-04-06" calcext:value-type="date">
            <text:p>2024-04-06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82011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04661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035033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813917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120767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702473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38660</text:p>
          </table:table-cell>
          <table:table-cell office:value-type="date" office:date-value="2024-04-07" calcext:value-type="date">
            <text:p>2024-04-0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34328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44418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405692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42504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712781</text:p>
          </table:table-cell>
          <table:table-cell office:value-type="date" office:date-value="2024-04-08" calcext:value-type="date">
            <text:p>2024-04-08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061427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125479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417290</text:p>
          </table:table-cell>
          <table:table-cell office:value-type="date" office:date-value="2024-04-09" calcext:value-type="date">
            <text:p>2024-04-09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075677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454760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551864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171599</text:p>
          </table:table-cell>
          <table:table-cell office:value-type="date" office:date-value="2024-04-10" calcext:value-type="date">
            <text:p>2024-04-1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10237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1112064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1110373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58339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707617</text:p>
          </table:table-cell>
          <table:table-cell office:value-type="date" office:date-value="2024-04-11" calcext:value-type="date">
            <text:p>2024-04-11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562107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695805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453223</text:p>
          </table:table-cell>
          <table:table-cell office:value-type="date" office:date-value="2024-04-12" calcext:value-type="date">
            <text:p>2024-04-12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580651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1102624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73050</text:p>
          </table:table-cell>
          <table:table-cell office:value-type="date" office:date-value="2024-04-13" calcext:value-type="date">
            <text:p>2024-04-13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1008048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065559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099244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836720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593395</text:p>
          </table:table-cell>
          <table:table-cell office:value-type="date" office:date-value="2024-04-14" calcext:value-type="date">
            <text:p>2024-04-14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67535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03222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27425</text:p>
          </table:table-cell>
          <table:table-cell office:value-type="date" office:date-value="2024-04-15" calcext:value-type="date">
            <text:p>2024-04-1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862856</text:p>
          </table:table-cell>
          <table:table-cell office:value-type="date" office:date-value="2024-04-16" calcext:value-type="date">
            <text:p>2024-04-16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565495</text:p>
          </table:table-cell>
          <table:table-cell office:value-type="date" office:date-value="2024-04-16" calcext:value-type="date">
            <text:p>2024-04-16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831443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10070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649574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21868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134025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674440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21685</text:p>
          </table:table-cell>
          <table:table-cell office:value-type="date" office:date-value="2024-04-17" calcext:value-type="date">
            <text:p>2024-04-17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481931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97739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028373</text:p>
          </table:table-cell>
          <table:table-cell office:value-type="date" office:date-value="2024-04-18" calcext:value-type="date">
            <text:p>2024-04-18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024484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795919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696295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53123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25432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1116181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41312</text:p>
          </table:table-cell>
          <table:table-cell office:value-type="date" office:date-value="2024-04-19" calcext:value-type="date">
            <text:p>2024-04-19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26380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342936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1008157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237626</text:p>
          </table:table-cell>
          <table:table-cell office:value-type="date" office:date-value="2024-04-20" calcext:value-type="date">
            <text:p>2024-04-20</text:p>
          </table:table-cell>
        </table:table-row>
        <table:table-row table:style-name="ro1">
          <table:table-cell office:value-type="string" calcext:value-type="string">
            <text:p>Aerospace Dynamics</text:p>
          </table:table-cell>
          <table:table-cell office:value-type="string" calcext:value-type="string">
            <text:p>01268 Joann Heights, West Jadetown, FL 55909</text:p>
          </table:table-cell>
          <table:table-cell office:value-type="string" calcext:value-type="string">
            <text:p>Megan Jones</text:p>
          </table:table-cell>
          <table:table-cell office:value-type="string" calcext:value-type="string">
            <text:p>###-###-9174</text:p>
          </table:table-cell>
          <table:table-cell office:value-type="string" calcext:value-type="string">
            <text:p>jones.megan@aerospacedyn.com</text:p>
          </table:table-cell>
          <table:table-cell office:value-type="string" calcext:value-type="string">
            <text:p>Jerry Frazier</text:p>
          </table:table-cell>
          <table:table-cell office:value-type="string" calcext:value-type="string">
            <text:p>###-###-6891</text:p>
          </table:table-cell>
          <table:table-cell office:value-type="string" calcext:value-type="string">
            <text:p>frazier.jerry@aerospacedyn.com</text:p>
          </table:table-cell>
          <table:table-cell office:value-type="string" calcext:value-type="string">
            <text:p>AER0248685</text:p>
          </table:table-cell>
          <table:table-cell office:value-type="date" office:date-value="2024-04-21" calcext:value-type="date">
            <text:p>2024-04-21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1070105</text:p>
          </table:table-cell>
          <table:table-cell office:value-type="date" office:date-value="2024-04-21" calcext:value-type="date">
            <text:p>2024-04-21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57111</text:p>
          </table:table-cell>
          <table:table-cell office:value-type="date" office:date-value="2024-04-22" calcext:value-type="date">
            <text:p>2024-04-22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247614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2995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709513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97776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716847</text:p>
          </table:table-cell>
          <table:table-cell office:value-type="date" office:date-value="2024-04-23" calcext:value-type="date">
            <text:p>2024-04-23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1097876</text:p>
          </table:table-cell>
          <table:table-cell office:value-type="date" office:date-value="2024-04-24" calcext:value-type="date">
            <text:p>2024-04-24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975425</text:p>
          </table:table-cell>
          <table:table-cell office:value-type="date" office:date-value="2024-04-24" calcext:value-type="date">
            <text:p>2024-04-24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121648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045212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546488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913161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Aegis Defense Solutions</text:p>
          </table:table-cell>
          <table:table-cell office:value-type="string" calcext:value-type="string">
            <text:p>39357 Ashley Road, Lake Timothychester, NJ 75319</text:p>
          </table:table-cell>
          <table:table-cell office:value-type="string" calcext:value-type="string">
            <text:p>Robert Fields</text:p>
          </table:table-cell>
          <table:table-cell office:value-type="string" calcext:value-type="string">
            <text:p>###-###-5644</text:p>
          </table:table-cell>
          <table:table-cell office:value-type="string" calcext:value-type="string">
            <text:p>robert_35331@aegissolutions.ltd</text:p>
          </table:table-cell>
          <table:table-cell office:value-type="string" calcext:value-type="string">
            <text:p>Helen Brown</text:p>
          </table:table-cell>
          <table:table-cell office:value-type="string" calcext:value-type="string">
            <text:p>###-###-7571</text:p>
          </table:table-cell>
          <table:table-cell office:value-type="string" calcext:value-type="string">
            <text:p>helen_36599@aegissolutions.ltd</text:p>
          </table:table-cell>
          <table:table-cell office:value-type="string" calcext:value-type="string">
            <text:p>AEG0194060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Titan Aerospace Systems</text:p>
          </table:table-cell>
          <table:table-cell office:value-type="string" calcext:value-type="string">
            <text:p>3665 Judith Harbors Suite 503, Port Elizabethland, HI 44181</text:p>
          </table:table-cell>
          <table:table-cell office:value-type="string" calcext:value-type="string">
            <text:p>Vincent Miller</text:p>
          </table:table-cell>
          <table:table-cell office:value-type="string" calcext:value-type="string">
            <text:p>###-###-5828</text:p>
          </table:table-cell>
          <table:table-cell office:value-type="string" calcext:value-type="string">
            <text:p>vincentm@titanaerospace.systems</text:p>
          </table:table-cell>
          <table:table-cell office:value-type="string" calcext:value-type="string">
            <text:p>Samantha Griffin</text:p>
          </table:table-cell>
          <table:table-cell office:value-type="string" calcext:value-type="string">
            <text:p>###-###-0140</text:p>
          </table:table-cell>
          <table:table-cell office:value-type="string" calcext:value-type="string">
            <text:p>samanthag@titanaerospace.systems</text:p>
          </table:table-cell>
          <table:table-cell office:value-type="string" calcext:value-type="string">
            <text:p>TIT0563473</text:p>
          </table:table-cell>
          <table:table-cell office:value-type="date" office:date-value="2024-04-25" calcext:value-type="date">
            <text:p>2024-04-25</text:p>
          </table:table-cell>
        </table:table-row>
        <table:table-row table:style-name="ro1">
          <table:table-cell office:value-type="string" calcext:value-type="string">
            <text:p>Atlas Strategic Systems</text:p>
          </table:table-cell>
          <table:table-cell office:value-type="string" calcext:value-type="string">
            <text:p>4056 Zachary Roads, Port Patrick, MI 16700</text:p>
          </table:table-cell>
          <table:table-cell office:value-type="string" calcext:value-type="string">
            <text:p>Michael Robinson</text:p>
          </table:table-cell>
          <table:table-cell office:value-type="string" calcext:value-type="string">
            <text:p>###-###-5356</text:p>
          </table:table-cell>
          <table:table-cell office:value-type="string" calcext:value-type="string">
            <text:p>robinson.michael@atlassys.llc</text:p>
          </table:table-cell>
          <table:table-cell office:value-type="string" calcext:value-type="string">
            <text:p>Sarah Pham</text:p>
          </table:table-cell>
          <table:table-cell office:value-type="string" calcext:value-type="string">
            <text:p>###-###-7892</text:p>
          </table:table-cell>
          <table:table-cell office:value-type="string" calcext:value-type="string">
            <text:p>pham.sarah@atlassys.llc</text:p>
          </table:table-cell>
          <table:table-cell office:value-type="string" calcext:value-type="string">
            <text:p>ATL0302034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1120691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920347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0316014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200835</text:p>
          </table:table-cell>
          <table:table-cell office:value-type="date" office:date-value="2024-04-26" calcext:value-type="date">
            <text:p>2024-04-26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445894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50761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94738</text:p>
          </table:table-cell>
          <table:table-cell office:value-type="date" office:date-value="2024-04-27" calcext:value-type="date">
            <text:p>2024-04-27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235029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017953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Williams Jackson International</text:p>
          </table:table-cell>
          <table:table-cell office:value-type="string" calcext:value-type="string">
            <text:p>497 Smith Land Suite 369, East Meredith, PA 99581</text:p>
          </table:table-cell>
          <table:table-cell office:value-type="string" calcext:value-type="string">
            <text:p>Isabella Mckenzie</text:p>
          </table:table-cell>
          <table:table-cell office:value-type="string" calcext:value-type="string">
            <text:p>###-###-2407</text:p>
          </table:table-cell>
          <table:table-cell office:value-type="string" calcext:value-type="string">
            <text:p>mckenzie.isabella@williamsjackson.org</text:p>
          </table:table-cell>
          <table:table-cell office:value-type="string" calcext:value-type="string">
            <text:p>Amy Morse</text:p>
          </table:table-cell>
          <table:table-cell office:value-type="string" calcext:value-type="string">
            <text:p>###-###-9352</text:p>
          </table:table-cell>
          <table:table-cell office:value-type="string" calcext:value-type="string">
            <text:p>morse.amy@williamsjackson.org</text:p>
          </table:table-cell>
          <table:table-cell office:value-type="string" calcext:value-type="string">
            <text:p>WIL0320065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827223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0943860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594352</text:p>
          </table:table-cell>
          <table:table-cell office:value-type="date" office:date-value="2024-04-28" calcext:value-type="date">
            <text:p>2024-04-28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80107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Cerberus Defense Solutions</text:p>
          </table:table-cell>
          <table:table-cell office:value-type="string" calcext:value-type="string">
            <text:p>251 Alvarado Circle Suite 730, New Pamela, VA 39834</text:p>
          </table:table-cell>
          <table:table-cell office:value-type="string" calcext:value-type="string">
            <text:p>James Johns</text:p>
          </table:table-cell>
          <table:table-cell office:value-type="string" calcext:value-type="string">
            <text:p>###-###-7294</text:p>
          </table:table-cell>
          <table:table-cell office:value-type="string" calcext:value-type="string">
            <text:p>johns.james@cerberussol.com</text:p>
          </table:table-cell>
          <table:table-cell office:value-type="string" calcext:value-type="string">
            <text:p>Thomas Foster</text:p>
          </table:table-cell>
          <table:table-cell office:value-type="string" calcext:value-type="string">
            <text:p>###-###-7772</text:p>
          </table:table-cell>
          <table:table-cell office:value-type="string" calcext:value-type="string">
            <text:p>foster.thomas@cerberussol.com</text:p>
          </table:table-cell>
          <table:table-cell office:value-type="string" calcext:value-type="string">
            <text:p>CER1012310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Guardian Armaments</text:p>
          </table:table-cell>
          <table:table-cell office:value-type="string" calcext:value-type="string">
            <text:p>393 Mark Hill Apt. 529, North Mariatown, MS 59930</text:p>
          </table:table-cell>
          <table:table-cell office:value-type="string" calcext:value-type="string">
            <text:p>Christine Peters MD</text:p>
          </table:table-cell>
          <table:table-cell office:value-type="string" calcext:value-type="string">
            <text:p>###-###-4640</text:p>
          </table:table-cell>
          <table:table-cell office:value-type="string" calcext:value-type="string">
            <text:p>christine_26677@guard.ar</text:p>
          </table:table-cell>
          <table:table-cell office:value-type="string" calcext:value-type="string">
            <text:p>Jasper Wright</text:p>
          </table:table-cell>
          <table:table-cell office:value-type="string" calcext:value-type="string">
            <text:p>###-###-5825</text:p>
          </table:table-cell>
          <table:table-cell office:value-type="string" calcext:value-type="string">
            <text:p>jasper_05038@guard.ar</text:p>
          </table:table-cell>
          <table:table-cell office:value-type="string" calcext:value-type="string">
            <text:p>GUA0646359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Springfield Defense Laboratories</text:p>
          </table:table-cell>
          <table:table-cell office:value-type="string" calcext:value-type="string">
            <text:p>4417 Cynthia Mountain, West Stacy, MS 71545</text:p>
          </table:table-cell>
          <table:table-cell office:value-type="string" calcext:value-type="string">
            <text:p>Lucas Lam</text:p>
          </table:table-cell>
          <table:table-cell office:value-type="string" calcext:value-type="string">
            <text:p>###-###-8672</text:p>
          </table:table-cell>
          <table:table-cell office:value-type="string" calcext:value-type="string">
            <text:p>lucas.lam@springfieldlab.org</text:p>
          </table:table-cell>
          <table:table-cell office:value-type="string" calcext:value-type="string">
            <text:p>Sarah Soto</text:p>
          </table:table-cell>
          <table:table-cell office:value-type="string" calcext:value-type="string">
            <text:p>###-###-3781</text:p>
          </table:table-cell>
          <table:table-cell office:value-type="string" calcext:value-type="string">
            <text:p>sarah.soto@springfieldlab.org</text:p>
          </table:table-cell>
          <table:table-cell office:value-type="string" calcext:value-type="string">
            <text:p>SPR0388856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801967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017298</text:p>
          </table:table-cell>
          <table:table-cell office:value-type="date" office:date-value="2024-04-29" calcext:value-type="date">
            <text:p>2024-04-29</text:p>
          </table:table-cell>
        </table:table-row>
        <table:table-row table:style-name="ro1">
          <table:table-cell office:value-type="string" calcext:value-type="string">
            <text:p>Vanguard Technologies</text:p>
          </table:table-cell>
          <table:table-cell office:value-type="string" calcext:value-type="string">
            <text:p>335 Taylor Knolls Suite 185, East Lori, GA 22952</text:p>
          </table:table-cell>
          <table:table-cell office:value-type="string" calcext:value-type="string">
            <text:p>Thomas Peterson</text:p>
          </table:table-cell>
          <table:table-cell office:value-type="string" calcext:value-type="string">
            <text:p>###-###-9681</text:p>
          </table:table-cell>
          <table:table-cell office:value-type="string" calcext:value-type="string">
            <text:p>thomasp@vanguardtechnologies.ltd</text:p>
          </table:table-cell>
          <table:table-cell office:value-type="string" calcext:value-type="string">
            <text:p>Brittany Wagner</text:p>
          </table:table-cell>
          <table:table-cell office:value-type="string" calcext:value-type="string">
            <text:p>###-###-9301</text:p>
          </table:table-cell>
          <table:table-cell office:value-type="string" calcext:value-type="string">
            <text:p>brittanyw@vanguardtechnologies.ltd</text:p>
          </table:table-cell>
          <table:table-cell office:value-type="string" calcext:value-type="string">
            <text:p>VAN0350695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1">
          <table:table-cell office:value-type="string" calcext:value-type="string">
            <text:p>Sentinel Security Group</text:p>
          </table:table-cell>
          <table:table-cell office:value-type="string" calcext:value-type="string">
            <text:p>73480 Willis Square, South Lauraville, AK 50129</text:p>
          </table:table-cell>
          <table:table-cell office:value-type="string" calcext:value-type="string">
            <text:p>Raven Fleming</text:p>
          </table:table-cell>
          <table:table-cell office:value-type="string" calcext:value-type="string">
            <text:p>###-###-7787</text:p>
          </table:table-cell>
          <table:table-cell office:value-type="string" calcext:value-type="string">
            <text:p>rfleming26996@sentinelgroup.consulting</text:p>
          </table:table-cell>
          <table:table-cell office:value-type="string" calcext:value-type="string">
            <text:p>Sierra Bentley</text:p>
          </table:table-cell>
          <table:table-cell office:value-type="string" calcext:value-type="string">
            <text:p>###-###-0896</text:p>
          </table:table-cell>
          <table:table-cell office:value-type="string" calcext:value-type="string">
            <text:p>sbentley56970@sentinelgroup.consulting</text:p>
          </table:table-cell>
          <table:table-cell office:value-type="string" calcext:value-type="string">
            <text:p>SEN0730127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1">
          <table:table-cell office:value-type="string" calcext:value-type="string">
            <text:p>Ironclad Defense Technologies</text:p>
          </table:table-cell>
          <table:table-cell office:value-type="string" calcext:value-type="string">
            <text:p>2001 Johnny Prairie, Lake Colinmouth, NC 63799</text:p>
          </table:table-cell>
          <table:table-cell office:value-type="string" calcext:value-type="string">
            <text:p>Kimberly Farley</text:p>
          </table:table-cell>
          <table:table-cell office:value-type="string" calcext:value-type="string">
            <text:p>###-###-1833</text:p>
          </table:table-cell>
          <table:table-cell office:value-type="string" calcext:value-type="string">
            <text:p>kimberlyf@ironcladdefense.tech</text:p>
          </table:table-cell>
          <table:table-cell office:value-type="string" calcext:value-type="string">
            <text:p>Andrew Hall</text:p>
          </table:table-cell>
          <table:table-cell office:value-type="string" calcext:value-type="string">
            <text:p>###-###-9565</text:p>
          </table:table-cell>
          <table:table-cell office:value-type="string" calcext:value-type="string">
            <text:p>andrewh@ironcladdefense.tech</text:p>
          </table:table-cell>
          <table:table-cell office:value-type="string" calcext:value-type="string">
            <text:p>IRO0322899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1">
          <table:table-cell office:value-type="string" calcext:value-type="string">
            <text:p>Terraform Industries</text:p>
          </table:table-cell>
          <table:table-cell office:value-type="string" calcext:value-type="string">
            <text:p>759 Gilbert Summit Apt. 872, Kyleborough, MO 99461</text:p>
          </table:table-cell>
          <table:table-cell office:value-type="string" calcext:value-type="string">
            <text:p>Amy Guerrero</text:p>
          </table:table-cell>
          <table:table-cell office:value-type="string" calcext:value-type="string">
            <text:p>###-###-3332</text:p>
          </table:table-cell>
          <table:table-cell office:value-type="string" calcext:value-type="string">
            <text:p>amy_40334@terraformind.com</text:p>
          </table:table-cell>
          <table:table-cell office:value-type="string" calcext:value-type="string">
            <text:p>Jamie Diaz</text:p>
          </table:table-cell>
          <table:table-cell office:value-type="string" calcext:value-type="string">
            <text:p>###-###-6019</text:p>
          </table:table-cell>
          <table:table-cell office:value-type="string" calcext:value-type="string">
            <text:p>jamie_98949@terraformind.com</text:p>
          </table:table-cell>
          <table:table-cell office:value-type="string" calcext:value-type="string">
            <text:p>TER1120319</text:p>
          </table:table-cell>
          <table:table-cell office:value-type="date" office:date-value="2024-04-30" calcext:value-type="date">
            <text:p>2024-04-30</text:p>
          </table:table-cell>
        </table:table-row>
        <table:table-row table:style-name="ro1">
          <table:table-cell office:value-type="string" calcext:value-type="string">
            <text:p>Phoenix Tactical Innovations</text:p>
          </table:table-cell>
          <table:table-cell office:value-type="string" calcext:value-type="string">
            <text:p>80940 James Landing, Williamville, NY 55826</text:p>
          </table:table-cell>
          <table:table-cell office:value-type="string" calcext:value-type="string">
            <text:p>Michael Cantrell</text:p>
          </table:table-cell>
          <table:table-cell office:value-type="string" calcext:value-type="string">
            <text:p>###-###-5487</text:p>
          </table:table-cell>
          <table:table-cell office:value-type="string" calcext:value-type="string">
            <text:p>michaelc@pti.biz</text:p>
          </table:table-cell>
          <table:table-cell office:value-type="string" calcext:value-type="string">
            <text:p>Todd Martinez</text:p>
          </table:table-cell>
          <table:table-cell office:value-type="string" calcext:value-type="string">
            <text:p>###-###-1746</text:p>
          </table:table-cell>
          <table:table-cell office:value-type="string" calcext:value-type="string">
            <text:p>toddm@pti.biz</text:p>
          </table:table-cell>
          <table:table-cell office:value-type="string" calcext:value-type="string">
            <text:p>PHO0994930</text:p>
          </table:table-cell>
          <table:table-cell office:value-type="date" office:date-value="2024-04-30" calcext:value-type="date">
            <text:p>2024-04-30</text:p>
          </table:table-cell>
        </table:table-row>
      </table:table>
      <table:table table:name="Pivot Table_out_1" table:style-name="ta1">
        <table:table-column table:style-name="co11" table:default-cell-style-name="ce4"/>
        <table:table-column table:style-name="co11" table:number-columns-repeated="7" table:default-cell-style-name="ce9"/>
        <table:table-column table:style-name="co11" table:default-cell-style-name="ce11"/>
        <table:table-column table:style-name="co11" table:default-cell-style-name="ce13"/>
        <table:table-column table:style-name="co11" table:default-cell-style-name="ce16"/>
        <table:table-column table:style-name="co11" table:number-columns-repeated="16373" table:default-cell-style-name="Default"/>
        <table:table-row table:style-name="ro1">
          <table:table-cell table:style-name="ce2" office:value-type="string" calcext:value-type="string">
            <text:p>company</text:p>
          </table:table-cell>
          <table:table-cell table:style-name="ce7" office:value-type="string" calcext:value-type="string">
            <text:p>address</text:p>
          </table:table-cell>
          <table:table-cell table:style-name="ce7" office:value-type="string" calcext:value-type="string">
            <text:p>person 1 name</text:p>
          </table:table-cell>
          <table:table-cell table:style-name="ce7" office:value-type="string" calcext:value-type="string">
            <text:p>person 1 number</text:p>
          </table:table-cell>
          <table:table-cell table:style-name="ce7" office:value-type="string" calcext:value-type="string">
            <text:p>person 1 email</text:p>
          </table:table-cell>
          <table:table-cell table:style-name="ce7" office:value-type="string" calcext:value-type="string">
            <text:p>person 2 name</text:p>
          </table:table-cell>
          <table:table-cell table:style-name="ce7" office:value-type="string" calcext:value-type="string">
            <text:p>person 2 number</text:p>
          </table:table-cell>
          <table:table-cell table:style-name="ce7" office:value-type="string" calcext:value-type="string">
            <text:p>person 2 email</text:p>
          </table:table-cell>
          <table:table-cell table:style-name="ce7" office:value-type="string" calcext:value-type="string">
            <text:p>id</text:p>
          </table:table-cell>
          <table:table-cell table:style-name="ce7" office:value-type="string" calcext:value-type="string">
            <text:p>date</text:p>
          </table:table-cell>
          <table:table-cell table:style-name="ce15" office:value-type="string" calcext:value-type="string">
            <text:p>(empty)</text:p>
          </table:table-cell>
          <table:table-cell table:number-columns-repeated="16373"/>
        </table:table-row>
        <table:table-row table:style-name="ro1">
          <table:table-cell table:style-name="ce3" office:value-type="string" calcext:value-type="string">
            <text:p>Aegis Defense Solutions</text:p>
          </table:table-cell>
          <table:table-cell table:style-name="ce8" office:value-type="string" calcext:value-type="string">
            <text:p>39357 Ashley Road, Lake Timothychester, NJ 75319</text:p>
          </table:table-cell>
          <table:table-cell table:style-name="ce8" office:value-type="string" calcext:value-type="string">
            <text:p>Robert Fields</text:p>
          </table:table-cell>
          <table:table-cell table:style-name="ce8" office:value-type="string" calcext:value-type="string">
            <text:p>###-###-5644</text:p>
          </table:table-cell>
          <table:table-cell table:style-name="ce8" office:value-type="string" calcext:value-type="string">
            <text:p>robert_35331@aegissolutions.ltd</text:p>
          </table:table-cell>
          <table:table-cell table:style-name="ce8" office:value-type="string" calcext:value-type="string">
            <text:p>Helen Brown</text:p>
          </table:table-cell>
          <table:table-cell table:style-name="ce8" office:value-type="string" calcext:value-type="string">
            <text:p>###-###-7571</text:p>
          </table:table-cell>
          <table:table-cell table:style-name="ce8" office:value-type="string" calcext:value-type="string">
            <text:p>helen_36599@aegissolutions.ltd</text:p>
          </table:table-cell>
          <table:table-cell office:value-type="string" calcext:value-type="string">
            <text:p>AEG0021156</text:p>
          </table:table-cell>
          <table:table-cell office:value-type="date" office:date-value="2023-12-23" calcext:value-type="date">
            <text:p>2023-1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23472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31279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59850</text:p>
          </table:table-cell>
          <table:table-cell office:value-type="date" office:date-value="2023-12-17" calcext:value-type="date">
            <text:p>2023-1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71679</text:p>
          </table:table-cell>
          <table:table-cell office:value-type="date" office:date-value="2023-10-20" calcext:value-type="date">
            <text:p>2023-10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74558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75677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81912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88191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89676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097302</text:p>
          </table:table-cell>
          <table:table-cell office:value-type="date" office:date-value="2024-02-03" calcext:value-type="date">
            <text:p>2024-0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44882</text:p>
          </table:table-cell>
          <table:table-cell office:value-type="date" office:date-value="2023-11-27" calcext:value-type="date">
            <text:p>2023-1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50974</text:p>
          </table:table-cell>
          <table:table-cell office:value-type="date" office:date-value="2023-09-13" calcext:value-type="date">
            <text:p>2023-09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67535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77670</text:p>
          </table:table-cell>
          <table:table-cell office:value-type="date" office:date-value="2023-09-13" calcext:value-type="date">
            <text:p>2023-09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88907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194060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07355</text:p>
          </table:table-cell>
          <table:table-cell office:value-type="date" office:date-value="2023-12-17" calcext:value-type="date">
            <text:p>2023-1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23680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26357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31883</text:p>
          </table:table-cell>
          <table:table-cell office:value-type="date" office:date-value="2024-01-20" calcext:value-type="date">
            <text:p>2024-0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43374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63982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83280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288443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356296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359538</text:p>
          </table:table-cell>
          <table:table-cell office:value-type="date" office:date-value="2023-10-06" calcext:value-type="date">
            <text:p>2023-10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391162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398625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14837</text:p>
          </table:table-cell>
          <table:table-cell office:value-type="date" office:date-value="2023-12-10" calcext:value-type="date">
            <text:p>2023-1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36414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43899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67474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76167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81931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82699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83634</text:p>
          </table:table-cell>
          <table:table-cell office:value-type="date" office:date-value="2024-02-28" calcext:value-type="date">
            <text:p>2024-0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485382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09723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21495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28716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40788</text:p>
          </table:table-cell>
          <table:table-cell office:value-type="date" office:date-value="2023-11-27" calcext:value-type="date">
            <text:p>2023-1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62283</text:p>
          </table:table-cell>
          <table:table-cell office:value-type="date" office:date-value="2023-10-12" calcext:value-type="date">
            <text:p>2023-10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593743</text:p>
          </table:table-cell>
          <table:table-cell office:value-type="date" office:date-value="2024-01-01" calcext:value-type="date">
            <text:p>2024-01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24692</text:p>
          </table:table-cell>
          <table:table-cell office:value-type="date" office:date-value="2024-02-24" calcext:value-type="date">
            <text:p>2024-02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45489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49798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70044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72669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673281</text:p>
          </table:table-cell>
          <table:table-cell office:value-type="date" office:date-value="2023-12-10" calcext:value-type="date">
            <text:p>2023-1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44183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48647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65621</text:p>
          </table:table-cell>
          <table:table-cell office:value-type="date" office:date-value="2023-12-20" calcext:value-type="date">
            <text:p>2023-1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66486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68747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79597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784262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06608</text:p>
          </table:table-cell>
          <table:table-cell office:value-type="date" office:date-value="2024-03-21" calcext:value-type="date">
            <text:p>2024-03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06793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10713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16011</text:p>
          </table:table-cell>
          <table:table-cell office:value-type="date" office:date-value="2023-09-08" calcext:value-type="date">
            <text:p>2023-09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65262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89358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898607</text:p>
          </table:table-cell>
          <table:table-cell office:value-type="date" office:date-value="2023-12-31" calcext:value-type="date">
            <text:p>2023-12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10405</text:p>
          </table:table-cell>
          <table:table-cell office:value-type="date" office:date-value="2023-09-28" calcext:value-type="date">
            <text:p>2023-09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21621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28018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43348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54018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68040</text:p>
          </table:table-cell>
          <table:table-cell office:value-type="date" office:date-value="2023-09-27" calcext:value-type="date">
            <text:p>2023-09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73964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75297</text:p>
          </table:table-cell>
          <table:table-cell office:value-type="date" office:date-value="2024-02-03" calcext:value-type="date">
            <text:p>2024-0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79559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81016</text:p>
          </table:table-cell>
          <table:table-cell office:value-type="date" office:date-value="2023-11-28" calcext:value-type="date">
            <text:p>2023-1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85593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88664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90577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0992713</text:p>
          </table:table-cell>
          <table:table-cell office:value-type="date" office:date-value="2023-09-10" calcext:value-type="date">
            <text:p>2023-09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23933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24236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40552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63214</text:p>
          </table:table-cell>
          <table:table-cell office:value-type="date" office:date-value="2023-12-14" calcext:value-type="date">
            <text:p>2023-1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69568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79087</text:p>
          </table:table-cell>
          <table:table-cell office:value-type="date" office:date-value="2024-01-27" calcext:value-type="date">
            <text:p>2024-0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80277</text:p>
          </table:table-cell>
          <table:table-cell office:value-type="date" office:date-value="2024-02-09" calcext:value-type="date">
            <text:p>2024-0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83739</text:p>
          </table:table-cell>
          <table:table-cell office:value-type="date" office:date-value="2024-01-29" calcext:value-type="date">
            <text:p>2024-0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83751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86001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086108</text:p>
          </table:table-cell>
          <table:table-cell office:value-type="date" office:date-value="2023-10-05" calcext:value-type="date">
            <text:p>2023-10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19983</text:p>
          </table:table-cell>
          <table:table-cell office:value-type="date" office:date-value="2023-09-14" calcext:value-type="date">
            <text:p>2023-09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25977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27853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38143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44656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G1150279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AEG1150798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erospace Dynamics</text:p>
          </table:table-cell>
          <table:table-cell table:style-name="ce8" office:value-type="string" calcext:value-type="string">
            <text:p>01268 Joann Heights, West Jadetown, FL 55909</text:p>
          </table:table-cell>
          <table:table-cell table:style-name="ce8" office:value-type="string" calcext:value-type="string">
            <text:p>Megan Jones</text:p>
          </table:table-cell>
          <table:table-cell table:style-name="ce8" office:value-type="string" calcext:value-type="string">
            <text:p>###-###-9174</text:p>
          </table:table-cell>
          <table:table-cell table:style-name="ce8" office:value-type="string" calcext:value-type="string">
            <text:p>jones.megan@aerospacedyn.com</text:p>
          </table:table-cell>
          <table:table-cell table:style-name="ce8" office:value-type="string" calcext:value-type="string">
            <text:p>Jerry Frazier</text:p>
          </table:table-cell>
          <table:table-cell table:style-name="ce8" office:value-type="string" calcext:value-type="string">
            <text:p>###-###-6891</text:p>
          </table:table-cell>
          <table:table-cell table:style-name="ce8" office:value-type="string" calcext:value-type="string">
            <text:p>frazier.jerry@aerospacedyn.com</text:p>
          </table:table-cell>
          <table:table-cell office:value-type="string" calcext:value-type="string">
            <text:p>AER0040839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42370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55643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60445</text:p>
          </table:table-cell>
          <table:table-cell office:value-type="date" office:date-value="2023-11-18" calcext:value-type="date">
            <text:p>2023-1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61264</text:p>
          </table:table-cell>
          <table:table-cell office:value-type="date" office:date-value="2023-11-02" calcext:value-type="date">
            <text:p>2023-1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94762</text:p>
          </table:table-cell>
          <table:table-cell office:value-type="date" office:date-value="2023-11-08" calcext:value-type="date">
            <text:p>2023-1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096885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104898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139512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173351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33355</text:p>
          </table:table-cell>
          <table:table-cell office:value-type="date" office:date-value="2024-01-20" calcext:value-type="date">
            <text:p>2024-0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48685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55309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58339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72398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281540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08360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11934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41273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42936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44921</text:p>
          </table:table-cell>
          <table:table-cell office:value-type="date" office:date-value="2023-12-23" calcext:value-type="date">
            <text:p>2023-1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349567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01072</text:p>
          </table:table-cell>
          <table:table-cell office:value-type="date" office:date-value="2024-01-19" calcext:value-type="date">
            <text:p>2024-0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12732</text:p>
          </table:table-cell>
          <table:table-cell office:value-type="date" office:date-value="2024-02-20" calcext:value-type="date">
            <text:p>2024-0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21636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37711</text:p>
          </table:table-cell>
          <table:table-cell office:value-type="date" office:date-value="2023-11-18" calcext:value-type="date">
            <text:p>2023-1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41455</text:p>
          </table:table-cell>
          <table:table-cell office:value-type="date" office:date-value="2023-10-27" calcext:value-type="date">
            <text:p>2023-10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55813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60727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73080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81152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81678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492544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11258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15596</text:p>
          </table:table-cell>
          <table:table-cell office:value-type="date" office:date-value="2023-10-08" calcext:value-type="date">
            <text:p>2023-10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16876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55389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58171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60884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65495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66538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74207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579319</text:p>
          </table:table-cell>
          <table:table-cell office:value-type="date" office:date-value="2024-02-08" calcext:value-type="date">
            <text:p>2024-0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602568</text:p>
          </table:table-cell>
          <table:table-cell office:value-type="date" office:date-value="2024-01-17" calcext:value-type="date">
            <text:p>2024-0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644040</text:p>
          </table:table-cell>
          <table:table-cell office:value-type="date" office:date-value="2023-10-24" calcext:value-type="date">
            <text:p>2023-10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649756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687850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712781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744623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772567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776909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795354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03230</text:p>
          </table:table-cell>
          <table:table-cell office:value-type="date" office:date-value="2023-10-24" calcext:value-type="date">
            <text:p>2023-10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06976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10559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46030</text:p>
          </table:table-cell>
          <table:table-cell office:value-type="date" office:date-value="2023-09-08" calcext:value-type="date">
            <text:p>2023-09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74639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888157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24728</text:p>
          </table:table-cell>
          <table:table-cell office:value-type="date" office:date-value="2023-10-07" calcext:value-type="date">
            <text:p>2023-10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37498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49750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55757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59507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74403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75393</text:p>
          </table:table-cell>
          <table:table-cell office:value-type="date" office:date-value="2023-12-23" calcext:value-type="date">
            <text:p>2023-1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0979616</text:p>
          </table:table-cell>
          <table:table-cell office:value-type="date" office:date-value="2024-01-29" calcext:value-type="date">
            <text:p>2024-0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08048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08725</text:p>
          </table:table-cell>
          <table:table-cell office:value-type="date" office:date-value="2023-11-01" calcext:value-type="date">
            <text:p>2023-11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39644</text:p>
          </table:table-cell>
          <table:table-cell office:value-type="date" office:date-value="2023-10-08" calcext:value-type="date">
            <text:p>2023-10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60455</text:p>
          </table:table-cell>
          <table:table-cell office:value-type="date" office:date-value="2023-12-02" calcext:value-type="date">
            <text:p>2023-1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73050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78848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85645</text:p>
          </table:table-cell>
          <table:table-cell office:value-type="date" office:date-value="2024-01-24" calcext:value-type="date">
            <text:p>2024-0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85724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088484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107116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117361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ER1130110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AER1137011</text:p>
          </table:table-cell>
          <table:table-cell office:value-type="date" office:date-value="2023-10-24" calcext:value-type="date">
            <text:p>2023-10-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Atlas Strategic Systems</text:p>
          </table:table-cell>
          <table:table-cell table:style-name="ce8" office:value-type="string" calcext:value-type="string">
            <text:p>4056 Zachary Roads, Port Patrick, MI 16700</text:p>
          </table:table-cell>
          <table:table-cell table:style-name="ce8" office:value-type="string" calcext:value-type="string">
            <text:p>Michael Robinson</text:p>
          </table:table-cell>
          <table:table-cell table:style-name="ce8" office:value-type="string" calcext:value-type="string">
            <text:p>###-###-5356</text:p>
          </table:table-cell>
          <table:table-cell table:style-name="ce8" office:value-type="string" calcext:value-type="string">
            <text:p>robinson.michael@atlassys.llc</text:p>
          </table:table-cell>
          <table:table-cell table:style-name="ce8" office:value-type="string" calcext:value-type="string">
            <text:p>Sarah Pham</text:p>
          </table:table-cell>
          <table:table-cell table:style-name="ce8" office:value-type="string" calcext:value-type="string">
            <text:p>###-###-7892</text:p>
          </table:table-cell>
          <table:table-cell table:style-name="ce8" office:value-type="string" calcext:value-type="string">
            <text:p>pham.sarah@atlassys.llc</text:p>
          </table:table-cell>
          <table:table-cell office:value-type="string" calcext:value-type="string">
            <text:p>ATL0027922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33458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52527</text:p>
          </table:table-cell>
          <table:table-cell office:value-type="date" office:date-value="2023-11-09" calcext:value-type="date">
            <text:p>2023-1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59968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61427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64525</text:p>
          </table:table-cell>
          <table:table-cell office:value-type="date" office:date-value="2024-01-29" calcext:value-type="date">
            <text:p>2024-0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068697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00986</text:p>
          </table:table-cell>
          <table:table-cell office:value-type="date" office:date-value="2024-02-16" calcext:value-type="date">
            <text:p>2024-0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04613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08029</text:p>
          </table:table-cell>
          <table:table-cell office:value-type="date" office:date-value="2024-02-10" calcext:value-type="date">
            <text:p>2024-0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20767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33663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41539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48059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73301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78944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181116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19168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27417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28674</text:p>
          </table:table-cell>
          <table:table-cell office:value-type="date" office:date-value="2024-01-29" calcext:value-type="date">
            <text:p>2024-0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33746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35243</text:p>
          </table:table-cell>
          <table:table-cell office:value-type="date" office:date-value="2023-12-21" calcext:value-type="date">
            <text:p>2023-1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36645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37626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38241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41865</text:p>
          </table:table-cell>
          <table:table-cell office:value-type="date" office:date-value="2024-02-05" calcext:value-type="date">
            <text:p>2024-0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57797</text:p>
          </table:table-cell>
          <table:table-cell office:value-type="date" office:date-value="2023-09-13" calcext:value-type="date">
            <text:p>2023-09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58566</text:p>
          </table:table-cell>
          <table:table-cell office:value-type="date" office:date-value="2024-02-05" calcext:value-type="date">
            <text:p>2024-0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67062</text:p>
          </table:table-cell>
          <table:table-cell office:value-type="date" office:date-value="2023-09-25" calcext:value-type="date">
            <text:p>2023-09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71249</text:p>
          </table:table-cell>
          <table:table-cell office:value-type="date" office:date-value="2023-11-15" calcext:value-type="date">
            <text:p>2023-1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82011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82556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92073</text:p>
          </table:table-cell>
          <table:table-cell office:value-type="date" office:date-value="2023-11-25" calcext:value-type="date">
            <text:p>2023-1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297848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02034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44418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49326</text:p>
          </table:table-cell>
          <table:table-cell office:value-type="date" office:date-value="2024-01-29" calcext:value-type="date">
            <text:p>2024-0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49926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55832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366887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43284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63387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73233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76161</text:p>
          </table:table-cell>
          <table:table-cell office:value-type="date" office:date-value="2023-09-29" calcext:value-type="date">
            <text:p>2023-09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78600</text:p>
          </table:table-cell>
          <table:table-cell office:value-type="date" office:date-value="2023-10-10" calcext:value-type="date">
            <text:p>2023-10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95285</text:p>
          </table:table-cell>
          <table:table-cell office:value-type="date" office:date-value="2023-11-02" calcext:value-type="date">
            <text:p>2023-1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498999</text:p>
          </table:table-cell>
          <table:table-cell office:value-type="date" office:date-value="2023-10-21" calcext:value-type="date">
            <text:p>2023-10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524983</text:p>
          </table:table-cell>
          <table:table-cell office:value-type="date" office:date-value="2024-01-25" calcext:value-type="date">
            <text:p>2024-0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542254</text:p>
          </table:table-cell>
          <table:table-cell office:value-type="date" office:date-value="2023-11-28" calcext:value-type="date">
            <text:p>2023-1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544681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548818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599134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601771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646809</text:p>
          </table:table-cell>
          <table:table-cell office:value-type="date" office:date-value="2023-11-16" calcext:value-type="date">
            <text:p>2023-1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659089</text:p>
          </table:table-cell>
          <table:table-cell office:value-type="date" office:date-value="2024-01-17" calcext:value-type="date">
            <text:p>2024-0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661344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691004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02473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02915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14622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43907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49146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56919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77096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798545</text:p>
          </table:table-cell>
          <table:table-cell office:value-type="date" office:date-value="2024-02-28" calcext:value-type="date">
            <text:p>2024-0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04430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22216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24681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68741</text:p>
          </table:table-cell>
          <table:table-cell office:value-type="date" office:date-value="2024-02-03" calcext:value-type="date">
            <text:p>2024-0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85659</text:p>
          </table:table-cell>
          <table:table-cell office:value-type="date" office:date-value="2024-01-26" calcext:value-type="date">
            <text:p>2024-0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889503</text:p>
          </table:table-cell>
          <table:table-cell office:value-type="date" office:date-value="2023-11-23" calcext:value-type="date">
            <text:p>2023-1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15662</text:p>
          </table:table-cell>
          <table:table-cell office:value-type="date" office:date-value="2023-09-25" calcext:value-type="date">
            <text:p>2023-09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15872</text:p>
          </table:table-cell>
          <table:table-cell office:value-type="date" office:date-value="2024-02-17" calcext:value-type="date">
            <text:p>2024-0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20309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24552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27878</text:p>
          </table:table-cell>
          <table:table-cell office:value-type="date" office:date-value="2023-09-03" calcext:value-type="date">
            <text:p>2023-09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36643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52452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56949</text:p>
          </table:table-cell>
          <table:table-cell office:value-type="date" office:date-value="2024-01-19" calcext:value-type="date">
            <text:p>2024-0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58562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70908</text:p>
          </table:table-cell>
          <table:table-cell office:value-type="date" office:date-value="2023-10-20" calcext:value-type="date">
            <text:p>2023-10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82648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82792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0997202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02706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24144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25432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34823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54312</text:p>
          </table:table-cell>
          <table:table-cell office:value-type="date" office:date-value="2023-09-18" calcext:value-type="date">
            <text:p>2023-09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70105</text:p>
          </table:table-cell>
          <table:table-cell office:value-type="date" office:date-value="2024-04-21" calcext:value-type="date">
            <text:p>2024-04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73435</text:p>
          </table:table-cell>
          <table:table-cell office:value-type="date" office:date-value="2023-10-20" calcext:value-type="date">
            <text:p>2023-10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88749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091807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14487</text:p>
          </table:table-cell>
          <table:table-cell office:value-type="date" office:date-value="2024-01-11" calcext:value-type="date">
            <text:p>2024-0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27425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32579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34025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39350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50730</text:p>
          </table:table-cell>
          <table:table-cell office:value-type="date" office:date-value="2024-03-21" calcext:value-type="date">
            <text:p>2024-03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ATL1150821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ATL1151687</text:p>
          </table:table-cell>
          <table:table-cell office:value-type="date" office:date-value="2024-04-06" calcext:value-type="date">
            <text:p>2024-04-06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Cerberus Defense Solutions</text:p>
          </table:table-cell>
          <table:table-cell table:style-name="ce8" office:value-type="string" calcext:value-type="string">
            <text:p>251 Alvarado Circle Suite 730, New Pamela, VA 39834</text:p>
          </table:table-cell>
          <table:table-cell table:style-name="ce8" office:value-type="string" calcext:value-type="string">
            <text:p>James Johns</text:p>
          </table:table-cell>
          <table:table-cell table:style-name="ce8" office:value-type="string" calcext:value-type="string">
            <text:p>###-###-7294</text:p>
          </table:table-cell>
          <table:table-cell table:style-name="ce8" office:value-type="string" calcext:value-type="string">
            <text:p>johns.james@cerberussol.com</text:p>
          </table:table-cell>
          <table:table-cell table:style-name="ce8" office:value-type="string" calcext:value-type="string">
            <text:p>Thomas Foster</text:p>
          </table:table-cell>
          <table:table-cell table:style-name="ce8" office:value-type="string" calcext:value-type="string">
            <text:p>###-###-7772</text:p>
          </table:table-cell>
          <table:table-cell table:style-name="ce8" office:value-type="string" calcext:value-type="string">
            <text:p>foster.thomas@cerberussol.com</text:p>
          </table:table-cell>
          <table:table-cell office:value-type="string" calcext:value-type="string">
            <text:p>CER0005319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017253</text:p>
          </table:table-cell>
          <table:table-cell office:value-type="date" office:date-value="2023-10-20" calcext:value-type="date">
            <text:p>2023-10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026163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028778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00546</text:p>
          </table:table-cell>
          <table:table-cell office:value-type="date" office:date-value="2023-09-18" calcext:value-type="date">
            <text:p>2023-09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22597</text:p>
          </table:table-cell>
          <table:table-cell office:value-type="date" office:date-value="2024-02-21" calcext:value-type="date">
            <text:p>2024-0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22817</text:p>
          </table:table-cell>
          <table:table-cell office:value-type="date" office:date-value="2024-01-08" calcext:value-type="date">
            <text:p>2024-0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26375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31392</text:p>
          </table:table-cell>
          <table:table-cell office:value-type="date" office:date-value="2023-11-25" calcext:value-type="date">
            <text:p>2023-1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174459</text:p>
          </table:table-cell>
          <table:table-cell office:value-type="date" office:date-value="2024-01-26" calcext:value-type="date">
            <text:p>2024-0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17306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31495</text:p>
          </table:table-cell>
          <table:table-cell office:value-type="date" office:date-value="2023-10-12" calcext:value-type="date">
            <text:p>2023-10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34939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51367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68641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70434</text:p>
          </table:table-cell>
          <table:table-cell office:value-type="date" office:date-value="2023-11-09" calcext:value-type="date">
            <text:p>2023-1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84187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299529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308999</text:p>
          </table:table-cell>
          <table:table-cell office:value-type="date" office:date-value="2024-01-26" calcext:value-type="date">
            <text:p>2024-0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316014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336549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342504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356210</text:p>
          </table:table-cell>
          <table:table-cell office:value-type="date" office:date-value="2023-09-03" calcext:value-type="date">
            <text:p>2023-09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01822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29799</text:p>
          </table:table-cell>
          <table:table-cell office:value-type="date" office:date-value="2023-10-08" calcext:value-type="date">
            <text:p>2023-10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33869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36939</text:p>
          </table:table-cell>
          <table:table-cell office:value-type="date" office:date-value="2023-11-27" calcext:value-type="date">
            <text:p>2023-1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49491</text:p>
          </table:table-cell>
          <table:table-cell office:value-type="date" office:date-value="2024-02-17" calcext:value-type="date">
            <text:p>2024-0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53223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454343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06052</text:p>
          </table:table-cell>
          <table:table-cell office:value-type="date" office:date-value="2024-02-18" calcext:value-type="date">
            <text:p>2024-0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09632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13752</text:p>
          </table:table-cell>
          <table:table-cell office:value-type="date" office:date-value="2023-11-04" calcext:value-type="date">
            <text:p>2023-1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15874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25342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35131</text:p>
          </table:table-cell>
          <table:table-cell office:value-type="date" office:date-value="2024-02-08" calcext:value-type="date">
            <text:p>2024-0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35276</text:p>
          </table:table-cell>
          <table:table-cell office:value-type="date" office:date-value="2024-02-23" calcext:value-type="date">
            <text:p>2024-0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41946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42597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44076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46488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47829</text:p>
          </table:table-cell>
          <table:table-cell office:value-type="date" office:date-value="2023-10-04" calcext:value-type="date">
            <text:p>2023-10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57355</text:p>
          </table:table-cell>
          <table:table-cell office:value-type="date" office:date-value="2023-09-25" calcext:value-type="date">
            <text:p>2023-09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70779</text:p>
          </table:table-cell>
          <table:table-cell office:value-type="date" office:date-value="2023-09-15" calcext:value-type="date">
            <text:p>2023-09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581419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01259</text:p>
          </table:table-cell>
          <table:table-cell office:value-type="date" office:date-value="2024-02-11" calcext:value-type="date">
            <text:p>2024-0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34325</text:p>
          </table:table-cell>
          <table:table-cell office:value-type="date" office:date-value="2024-03-01" calcext:value-type="date">
            <text:p>2024-03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35013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47858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55727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56058</text:p>
          </table:table-cell>
          <table:table-cell office:value-type="date" office:date-value="2024-03-07" calcext:value-type="date">
            <text:p>2024-03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60215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64250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71862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698259</text:p>
          </table:table-cell>
          <table:table-cell office:value-type="date" office:date-value="2024-01-21" calcext:value-type="date">
            <text:p>2024-0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06271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17469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22497</text:p>
          </table:table-cell>
          <table:table-cell office:value-type="date" office:date-value="2024-02-10" calcext:value-type="date">
            <text:p>2024-0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36255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59219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61513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63242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774348</text:p>
          </table:table-cell>
          <table:table-cell office:value-type="date" office:date-value="2023-09-14" calcext:value-type="date">
            <text:p>2023-09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04149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06905</text:p>
          </table:table-cell>
          <table:table-cell office:value-type="date" office:date-value="2024-01-11" calcext:value-type="date">
            <text:p>2024-0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13917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15275</text:p>
          </table:table-cell>
          <table:table-cell office:value-type="date" office:date-value="2024-02-07" calcext:value-type="date">
            <text:p>2024-0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31774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34681</text:p>
          </table:table-cell>
          <table:table-cell office:value-type="date" office:date-value="2023-11-08" calcext:value-type="date">
            <text:p>2023-1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51888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58911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68626</text:p>
          </table:table-cell>
          <table:table-cell office:value-type="date" office:date-value="2023-12-19" calcext:value-type="date">
            <text:p>2023-1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74404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92571</text:p>
          </table:table-cell>
          <table:table-cell office:value-type="date" office:date-value="2024-01-18" calcext:value-type="date">
            <text:p>2024-0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894594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06556</text:p>
          </table:table-cell>
          <table:table-cell office:value-type="date" office:date-value="2023-11-19" calcext:value-type="date">
            <text:p>2023-1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19235</text:p>
          </table:table-cell>
          <table:table-cell office:value-type="date" office:date-value="2023-11-04" calcext:value-type="date">
            <text:p>2023-1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19811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20347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25691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59060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67450</text:p>
          </table:table-cell>
          <table:table-cell office:value-type="date" office:date-value="2024-01-18" calcext:value-type="date">
            <text:p>2024-0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72989</text:p>
          </table:table-cell>
          <table:table-cell office:value-type="date" office:date-value="2023-09-14" calcext:value-type="date">
            <text:p>2023-09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0984143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12310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31401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32595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46598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48408</text:p>
          </table:table-cell>
          <table:table-cell office:value-type="date" office:date-value="2024-02-23" calcext:value-type="date">
            <text:p>2024-0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53339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074255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104610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CER1115541</text:p>
          </table:table-cell>
          <table:table-cell office:value-type="date" office:date-value="2023-10-29" calcext:value-type="date">
            <text:p>2023-10-29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CER1120679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Guardian Armaments</text:p>
          </table:table-cell>
          <table:table-cell table:style-name="ce11" office:value-type="string" calcext:value-type="string">
            <text:p>00144 Joshua Haven Suite 551, Ruthstad, OK 02618</text:p>
          </table:table-cell>
          <table:table-cell table:style-name="ce11" office:value-type="string" calcext:value-type="string">
            <text:p>Christine Peters MD</text:p>
          </table:table-cell>
          <table:table-cell table:style-name="ce11" office:value-type="string" calcext:value-type="string">
            <text:p>###-###-4640</text:p>
          </table:table-cell>
          <table:table-cell table:style-name="ce11" office:value-type="string" calcext:value-type="string">
            <text:p>christine_26677@guard.ar</text:p>
          </table:table-cell>
          <table:table-cell table:style-name="ce11" office:value-type="string" calcext:value-type="string">
            <text:p>Jasper Wright</text:p>
          </table:table-cell>
          <table:table-cell table:style-name="ce11" office:value-type="string" calcext:value-type="string">
            <text:p>###-###-5825</text:p>
          </table:table-cell>
          <table:table-cell table:style-name="ce11" office:value-type="string" calcext:value-type="string">
            <text:p>jasper_05038@guard.ar</text:p>
          </table:table-cell>
          <table:table-cell office:value-type="string" calcext:value-type="string">
            <text:p>GUA0320760</text:p>
          </table:table-cell>
          <table:table-cell office:value-type="date" office:date-value="2024-01-27" calcext:value-type="date">
            <text:p>2024-01-27</text:p>
          </table:table-cell>
          <table:table-cell table:number-columns-repeated="16374"/>
        </table:table-row>
        <table:table-row table:style-name="ro1">
          <table:table-cell/>
          <table:table-cell table:style-name="ce8" office:value-type="string" calcext:value-type="string">
            <text:p>393 Mark Hill Apt. 529, North Mariatown, MS 59930</text:p>
          </table:table-cell>
          <table:table-cell table:style-name="ce8" office:value-type="string" calcext:value-type="string">
            <text:p>Christine Peters MD</text:p>
          </table:table-cell>
          <table:table-cell table:style-name="ce8" office:value-type="string" calcext:value-type="string">
            <text:p>###-###-4640</text:p>
          </table:table-cell>
          <table:table-cell table:style-name="ce8" office:value-type="string" calcext:value-type="string">
            <text:p>christine_26677@guard.ar</text:p>
          </table:table-cell>
          <table:table-cell table:style-name="ce8" office:value-type="string" calcext:value-type="string">
            <text:p>Jasper Wright</text:p>
          </table:table-cell>
          <table:table-cell table:style-name="ce8" office:value-type="string" calcext:value-type="string">
            <text:p>###-###-5825</text:p>
          </table:table-cell>
          <table:table-cell table:style-name="ce8" office:value-type="string" calcext:value-type="string">
            <text:p>jasper_05038@guard.ar</text:p>
          </table:table-cell>
          <table:table-cell office:value-type="string" calcext:value-type="string">
            <text:p>GUA0000800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03804</text:p>
          </table:table-cell>
          <table:table-cell office:value-type="date" office:date-value="2023-11-16" calcext:value-type="date">
            <text:p>2023-1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14677</text:p>
          </table:table-cell>
          <table:table-cell office:value-type="date" office:date-value="2023-12-23" calcext:value-type="date">
            <text:p>2023-1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62560</text:p>
          </table:table-cell>
          <table:table-cell office:value-type="date" office:date-value="2023-11-22" calcext:value-type="date">
            <text:p>2023-11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68217</text:p>
          </table:table-cell>
          <table:table-cell office:value-type="date" office:date-value="2024-02-25" calcext:value-type="date">
            <text:p>2024-02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85130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89091</text:p>
          </table:table-cell>
          <table:table-cell office:value-type="date" office:date-value="2024-02-08" calcext:value-type="date">
            <text:p>2024-0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090850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03202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26485</text:p>
          </table:table-cell>
          <table:table-cell office:value-type="date" office:date-value="2024-01-25" calcext:value-type="date">
            <text:p>2024-0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65813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76748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77721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83133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87514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189712</text:p>
          </table:table-cell>
          <table:table-cell office:value-type="date" office:date-value="2023-12-02" calcext:value-type="date">
            <text:p>2023-1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29191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29772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32725</text:p>
          </table:table-cell>
          <table:table-cell office:value-type="date" office:date-value="2024-02-20" calcext:value-type="date">
            <text:p>2024-0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47348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61172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67418</text:p>
          </table:table-cell>
          <table:table-cell office:value-type="date" office:date-value="2023-09-15" calcext:value-type="date">
            <text:p>2023-09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73733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82193</text:p>
          </table:table-cell>
          <table:table-cell office:value-type="date" office:date-value="2023-10-10" calcext:value-type="date">
            <text:p>2023-10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292565</text:p>
          </table:table-cell>
          <table:table-cell office:value-type="date" office:date-value="2024-02-11" calcext:value-type="date">
            <text:p>2024-0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18670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48209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59937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61208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71784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395831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20370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57359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64400</text:p>
          </table:table-cell>
          <table:table-cell office:value-type="date" office:date-value="2023-09-03" calcext:value-type="date">
            <text:p>2023-09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79749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80841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86749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496273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10526</text:p>
          </table:table-cell>
          <table:table-cell office:value-type="date" office:date-value="2024-03-21" calcext:value-type="date">
            <text:p>2024-03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13663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26369</text:p>
          </table:table-cell>
          <table:table-cell office:value-type="date" office:date-value="2023-11-17" calcext:value-type="date">
            <text:p>2023-1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30671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36772</text:p>
          </table:table-cell>
          <table:table-cell office:value-type="date" office:date-value="2023-09-04" calcext:value-type="date">
            <text:p>2023-09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73394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579541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04661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19147</text:p>
          </table:table-cell>
          <table:table-cell office:value-type="date" office:date-value="2024-01-16" calcext:value-type="date">
            <text:p>2024-0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29196</text:p>
          </table:table-cell>
          <table:table-cell office:value-type="date" office:date-value="2023-11-17" calcext:value-type="date">
            <text:p>2023-1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44370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46359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54776</text:p>
          </table:table-cell>
          <table:table-cell office:value-type="date" office:date-value="2023-11-04" calcext:value-type="date">
            <text:p>2023-1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78242</text:p>
          </table:table-cell>
          <table:table-cell office:value-type="date" office:date-value="2023-09-15" calcext:value-type="date">
            <text:p>2023-09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698533</text:p>
          </table:table-cell>
          <table:table-cell office:value-type="date" office:date-value="2023-09-06" calcext:value-type="date">
            <text:p>2023-09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07617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16915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26980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48765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84233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92255</text:p>
          </table:table-cell>
          <table:table-cell office:value-type="date" office:date-value="2023-11-18" calcext:value-type="date">
            <text:p>2023-1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794141</text:p>
          </table:table-cell>
          <table:table-cell office:value-type="date" office:date-value="2024-02-13" calcext:value-type="date">
            <text:p>2024-0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10070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27223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28545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40947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43043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49974</text:p>
          </table:table-cell>
          <table:table-cell office:value-type="date" office:date-value="2023-11-20" calcext:value-type="date">
            <text:p>2023-1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53123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55414</text:p>
          </table:table-cell>
          <table:table-cell office:value-type="date" office:date-value="2024-01-22" calcext:value-type="date">
            <text:p>2024-01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72442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882764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972995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974747</text:p>
          </table:table-cell>
          <table:table-cell office:value-type="date" office:date-value="2024-02-09" calcext:value-type="date">
            <text:p>2024-0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0975425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04864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08157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12509</text:p>
          </table:table-cell>
          <table:table-cell office:value-type="date" office:date-value="2024-03-21" calcext:value-type="date">
            <text:p>2024-03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55958</text:p>
          </table:table-cell>
          <table:table-cell office:value-type="date" office:date-value="2023-10-29" calcext:value-type="date">
            <text:p>2023-10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69078</text:p>
          </table:table-cell>
          <table:table-cell office:value-type="date" office:date-value="2024-02-11" calcext:value-type="date">
            <text:p>2024-0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074751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121520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125601</text:p>
          </table:table-cell>
          <table:table-cell office:value-type="date" office:date-value="2024-02-07" calcext:value-type="date">
            <text:p>2024-0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127972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GUA1133098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GUA1139659</text:p>
          </table:table-cell>
          <table:table-cell office:value-type="date" office:date-value="2024-02-21" calcext:value-type="date">
            <text:p>2024-02-2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Ironclad Defense Technologies</text:p>
          </table:table-cell>
          <table:table-cell table:style-name="ce8" office:value-type="string" calcext:value-type="string">
            <text:p>2001 Johnny Prairie, Lake Colinmouth, NC 63799</text:p>
          </table:table-cell>
          <table:table-cell table:style-name="ce8" office:value-type="string" calcext:value-type="string">
            <text:p>Kimberly Farley</text:p>
          </table:table-cell>
          <table:table-cell table:style-name="ce8" office:value-type="string" calcext:value-type="string">
            <text:p>###-###-1833</text:p>
          </table:table-cell>
          <table:table-cell table:style-name="ce8" office:value-type="string" calcext:value-type="string">
            <text:p>kimberlyf@ironcladdefense.tech</text:p>
          </table:table-cell>
          <table:table-cell table:style-name="ce8" office:value-type="string" calcext:value-type="string">
            <text:p>Andrew Hall</text:p>
          </table:table-cell>
          <table:table-cell table:style-name="ce8" office:value-type="string" calcext:value-type="string">
            <text:p>###-###-9565</text:p>
          </table:table-cell>
          <table:table-cell table:style-name="ce8" office:value-type="string" calcext:value-type="string">
            <text:p>andrewh@ironcladdefense.tech</text:p>
          </table:table-cell>
          <table:table-cell office:value-type="string" calcext:value-type="string">
            <text:p>IRO0004881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06066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09426</text:p>
          </table:table-cell>
          <table:table-cell office:value-type="date" office:date-value="2024-02-13" calcext:value-type="date">
            <text:p>2024-0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09841</text:p>
          </table:table-cell>
          <table:table-cell office:value-type="date" office:date-value="2024-02-21" calcext:value-type="date">
            <text:p>2024-0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17298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32900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48253</text:p>
          </table:table-cell>
          <table:table-cell office:value-type="date" office:date-value="2024-01-14" calcext:value-type="date">
            <text:p>2024-0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50761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84144</text:p>
          </table:table-cell>
          <table:table-cell office:value-type="date" office:date-value="2024-02-18" calcext:value-type="date">
            <text:p>2024-0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97739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097776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06953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23952</text:p>
          </table:table-cell>
          <table:table-cell office:value-type="date" office:date-value="2023-10-19" calcext:value-type="date">
            <text:p>2023-10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25479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32345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37932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43004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54615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72055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194694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07899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14704</text:p>
          </table:table-cell>
          <table:table-cell office:value-type="date" office:date-value="2023-10-05" calcext:value-type="date">
            <text:p>2023-10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41503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51160</text:p>
          </table:table-cell>
          <table:table-cell office:value-type="date" office:date-value="2023-10-21" calcext:value-type="date">
            <text:p>2023-10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77010</text:p>
          </table:table-cell>
          <table:table-cell office:value-type="date" office:date-value="2023-12-10" calcext:value-type="date">
            <text:p>2023-1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90243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96486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298240</text:p>
          </table:table-cell>
          <table:table-cell office:value-type="date" office:date-value="2023-12-14" calcext:value-type="date">
            <text:p>2023-1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322899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383083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399718</text:p>
          </table:table-cell>
          <table:table-cell office:value-type="date" office:date-value="2023-10-06" calcext:value-type="date">
            <text:p>2023-10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15592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16357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17290</text:p>
          </table:table-cell>
          <table:table-cell office:value-type="date" office:date-value="2024-04-09" calcext:value-type="date">
            <text:p>2024-04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42749</text:p>
          </table:table-cell>
          <table:table-cell office:value-type="date" office:date-value="2023-11-25" calcext:value-type="date">
            <text:p>2023-1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43122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46103</text:p>
          </table:table-cell>
          <table:table-cell office:value-type="date" office:date-value="2023-10-04" calcext:value-type="date">
            <text:p>2023-10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58512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476015</text:p>
          </table:table-cell>
          <table:table-cell office:value-type="date" office:date-value="2023-11-27" calcext:value-type="date">
            <text:p>2023-1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510237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543300</text:p>
          </table:table-cell>
          <table:table-cell office:value-type="date" office:date-value="2023-11-10" calcext:value-type="date">
            <text:p>2023-1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588449</text:p>
          </table:table-cell>
          <table:table-cell office:value-type="date" office:date-value="2023-12-01" calcext:value-type="date">
            <text:p>2023-1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593558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594352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03332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10141</text:p>
          </table:table-cell>
          <table:table-cell office:value-type="date" office:date-value="2023-10-06" calcext:value-type="date">
            <text:p>2023-10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13341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15775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17277</text:p>
          </table:table-cell>
          <table:table-cell office:value-type="date" office:date-value="2023-09-15" calcext:value-type="date">
            <text:p>2023-09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25529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34025</text:p>
          </table:table-cell>
          <table:table-cell office:value-type="date" office:date-value="2024-01-27" calcext:value-type="date">
            <text:p>2024-0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36420</text:p>
          </table:table-cell>
          <table:table-cell office:value-type="date" office:date-value="2023-11-20" calcext:value-type="date">
            <text:p>2023-1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41405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42211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72698</text:p>
          </table:table-cell>
          <table:table-cell office:value-type="date" office:date-value="2023-12-02" calcext:value-type="date">
            <text:p>2023-1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74440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76480</text:p>
          </table:table-cell>
          <table:table-cell office:value-type="date" office:date-value="2023-10-11" calcext:value-type="date">
            <text:p>2023-10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80833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698164</text:p>
          </table:table-cell>
          <table:table-cell office:value-type="date" office:date-value="2023-11-09" calcext:value-type="date">
            <text:p>2023-1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03242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14105</text:p>
          </table:table-cell>
          <table:table-cell office:value-type="date" office:date-value="2023-09-04" calcext:value-type="date">
            <text:p>2023-09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27463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61473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67777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77979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795919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812742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816165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833937</text:p>
          </table:table-cell>
          <table:table-cell office:value-type="date" office:date-value="2023-10-03" calcext:value-type="date">
            <text:p>2023-10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878897</text:p>
          </table:table-cell>
          <table:table-cell office:value-type="date" office:date-value="2023-09-18" calcext:value-type="date">
            <text:p>2023-09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887261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07151</text:p>
          </table:table-cell>
          <table:table-cell office:value-type="date" office:date-value="2023-12-14" calcext:value-type="date">
            <text:p>2023-1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12871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16437</text:p>
          </table:table-cell>
          <table:table-cell office:value-type="date" office:date-value="2023-09-10" calcext:value-type="date">
            <text:p>2023-09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23302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44355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60137</text:p>
          </table:table-cell>
          <table:table-cell office:value-type="date" office:date-value="2024-01-17" calcext:value-type="date">
            <text:p>2024-0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76418</text:p>
          </table:table-cell>
          <table:table-cell office:value-type="date" office:date-value="2023-12-20" calcext:value-type="date">
            <text:p>2023-1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78387</text:p>
          </table:table-cell>
          <table:table-cell office:value-type="date" office:date-value="2023-09-20" calcext:value-type="date">
            <text:p>2023-09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82487</text:p>
          </table:table-cell>
          <table:table-cell office:value-type="date" office:date-value="2024-01-16" calcext:value-type="date">
            <text:p>2024-0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86632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0987921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02060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17023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28329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32405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68299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89137</text:p>
          </table:table-cell>
          <table:table-cell office:value-type="date" office:date-value="2023-12-03" calcext:value-type="date">
            <text:p>2023-1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095288</text:p>
          </table:table-cell>
          <table:table-cell office:value-type="date" office:date-value="2024-02-28" calcext:value-type="date">
            <text:p>2024-0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100377</text:p>
          </table:table-cell>
          <table:table-cell office:value-type="date" office:date-value="2024-01-22" calcext:value-type="date">
            <text:p>2024-01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114509</text:p>
          </table:table-cell>
          <table:table-cell office:value-type="date" office:date-value="2023-10-30" calcext:value-type="date">
            <text:p>2023-10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118712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IRO1143163</text:p>
          </table:table-cell>
          <table:table-cell office:value-type="date" office:date-value="2023-10-05" calcext:value-type="date">
            <text:p>2023-10-05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IRO1148527</text:p>
          </table:table-cell>
          <table:table-cell office:value-type="date" office:date-value="2024-01-02" calcext:value-type="date">
            <text:p>2024-01-0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Phoenix Tactical Innovations</text:p>
          </table:table-cell>
          <table:table-cell table:style-name="ce8" office:value-type="string" calcext:value-type="string">
            <text:p>80940 James Landing, Williamville, NY 55826</text:p>
          </table:table-cell>
          <table:table-cell table:style-name="ce8" office:value-type="string" calcext:value-type="string">
            <text:p>Michael Cantrell</text:p>
          </table:table-cell>
          <table:table-cell table:style-name="ce8" office:value-type="string" calcext:value-type="string">
            <text:p>###-###-5487</text:p>
          </table:table-cell>
          <table:table-cell table:style-name="ce8" office:value-type="string" calcext:value-type="string">
            <text:p>michaelc@pti.biz</text:p>
          </table:table-cell>
          <table:table-cell table:style-name="ce8" office:value-type="string" calcext:value-type="string">
            <text:p>Todd Martinez</text:p>
          </table:table-cell>
          <table:table-cell table:style-name="ce8" office:value-type="string" calcext:value-type="string">
            <text:p>###-###-1746</text:p>
          </table:table-cell>
          <table:table-cell table:style-name="ce8" office:value-type="string" calcext:value-type="string">
            <text:p>toddm@pti.biz</text:p>
          </table:table-cell>
          <table:table-cell office:value-type="string" calcext:value-type="string">
            <text:p>PHO0014261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58299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58898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63578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65458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65559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65857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73608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84142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088549</text:p>
          </table:table-cell>
          <table:table-cell office:value-type="date" office:date-value="2023-12-31" calcext:value-type="date">
            <text:p>2023-12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02961</text:p>
          </table:table-cell>
          <table:table-cell office:value-type="date" office:date-value="2023-10-13" calcext:value-type="date">
            <text:p>2023-10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21648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22966</text:p>
          </table:table-cell>
          <table:table-cell office:value-type="date" office:date-value="2023-10-10" calcext:value-type="date">
            <text:p>2023-10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33504</text:p>
          </table:table-cell>
          <table:table-cell office:value-type="date" office:date-value="2023-12-31" calcext:value-type="date">
            <text:p>2023-12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41587</text:p>
          </table:table-cell>
          <table:table-cell office:value-type="date" office:date-value="2023-09-27" calcext:value-type="date">
            <text:p>2023-09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43724</text:p>
          </table:table-cell>
          <table:table-cell office:value-type="date" office:date-value="2023-11-09" calcext:value-type="date">
            <text:p>2023-1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171798</text:p>
          </table:table-cell>
          <table:table-cell office:value-type="date" office:date-value="2024-02-24" calcext:value-type="date">
            <text:p>2024-02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200835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247610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261982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299098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05705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07552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44237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58213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61018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64273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76244</text:p>
          </table:table-cell>
          <table:table-cell office:value-type="date" office:date-value="2023-09-29" calcext:value-type="date">
            <text:p>2023-09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392928</text:p>
          </table:table-cell>
          <table:table-cell office:value-type="date" office:date-value="2023-11-16" calcext:value-type="date">
            <text:p>2023-1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416733</text:p>
          </table:table-cell>
          <table:table-cell office:value-type="date" office:date-value="2024-02-10" calcext:value-type="date">
            <text:p>2024-0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440875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447544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448577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495776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51864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55051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56035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69350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79731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582569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610754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618834</text:p>
          </table:table-cell>
          <table:table-cell office:value-type="date" office:date-value="2024-01-25" calcext:value-type="date">
            <text:p>2024-0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630270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649574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678836</text:p>
          </table:table-cell>
          <table:table-cell office:value-type="date" office:date-value="2023-09-10" calcext:value-type="date">
            <text:p>2023-09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726823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743083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769355</text:p>
          </table:table-cell>
          <table:table-cell office:value-type="date" office:date-value="2023-10-06" calcext:value-type="date">
            <text:p>2023-10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796378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22720</text:p>
          </table:table-cell>
          <table:table-cell office:value-type="date" office:date-value="2024-01-19" calcext:value-type="date">
            <text:p>2024-0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27149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53630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72611</text:p>
          </table:table-cell>
          <table:table-cell office:value-type="date" office:date-value="2023-09-23" calcext:value-type="date">
            <text:p>2023-09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74407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75474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84190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897702</text:p>
          </table:table-cell>
          <table:table-cell office:value-type="date" office:date-value="2023-11-17" calcext:value-type="date">
            <text:p>2023-1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18823</text:p>
          </table:table-cell>
          <table:table-cell office:value-type="date" office:date-value="2024-02-21" calcext:value-type="date">
            <text:p>2024-0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20631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27022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33512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40755</text:p>
          </table:table-cell>
          <table:table-cell office:value-type="date" office:date-value="2024-01-08" calcext:value-type="date">
            <text:p>2024-0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66521</text:p>
          </table:table-cell>
          <table:table-cell office:value-type="date" office:date-value="2024-02-08" calcext:value-type="date">
            <text:p>2024-0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74755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80107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91558</text:p>
          </table:table-cell>
          <table:table-cell office:value-type="date" office:date-value="2023-10-08" calcext:value-type="date">
            <text:p>2023-10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93819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0994930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05540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13624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24907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42931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86535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88121</text:p>
          </table:table-cell>
          <table:table-cell office:value-type="date" office:date-value="2023-09-06" calcext:value-type="date">
            <text:p>2023-09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092917</text:p>
          </table:table-cell>
          <table:table-cell office:value-type="date" office:date-value="2023-09-07" calcext:value-type="date">
            <text:p>2023-09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112064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127600</text:p>
          </table:table-cell>
          <table:table-cell office:value-type="date" office:date-value="2024-04-05" calcext:value-type="date">
            <text:p>2024-04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PHO1133100</text:p>
          </table:table-cell>
          <table:table-cell office:value-type="date" office:date-value="2023-11-18" calcext:value-type="date">
            <text:p>2023-11-18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PHO1137314</text:p>
          </table:table-cell>
          <table:table-cell office:value-type="date" office:date-value="2024-01-21" calcext:value-type="date">
            <text:p>2024-01-21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entinel Security Group</text:p>
          </table:table-cell>
          <table:table-cell table:style-name="ce8" office:value-type="string" calcext:value-type="string">
            <text:p>73480 Willis Square, South Lauraville, AK 50129</text:p>
          </table:table-cell>
          <table:table-cell table:style-name="ce8" office:value-type="string" calcext:value-type="string">
            <text:p>Raven Fleming</text:p>
          </table:table-cell>
          <table:table-cell table:style-name="ce8" office:value-type="string" calcext:value-type="string">
            <text:p>###-###-7787</text:p>
          </table:table-cell>
          <table:table-cell table:style-name="ce8" office:value-type="string" calcext:value-type="string">
            <text:p>rfleming26996@sentinelgroup.consulting</text:p>
          </table:table-cell>
          <table:table-cell table:style-name="ce8" office:value-type="string" calcext:value-type="string">
            <text:p>Sierra Bentley</text:p>
          </table:table-cell>
          <table:table-cell table:style-name="ce8" office:value-type="string" calcext:value-type="string">
            <text:p>###-###-0896</text:p>
          </table:table-cell>
          <table:table-cell table:style-name="ce8" office:value-type="string" calcext:value-type="string">
            <text:p>sbentley56970@sentinelgroup.consulting</text:p>
          </table:table-cell>
          <table:table-cell office:value-type="string" calcext:value-type="string">
            <text:p>SEN0003222</text:p>
          </table:table-cell>
          <table:table-cell office:value-type="date" office:date-value="2024-04-15" calcext:value-type="date">
            <text:p>2024-04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03446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17953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31793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32791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63829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080342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04233</text:p>
          </table:table-cell>
          <table:table-cell office:value-type="date" office:date-value="2024-03-31" calcext:value-type="date">
            <text:p>2024-03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05585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05668</text:p>
          </table:table-cell>
          <table:table-cell office:value-type="date" office:date-value="2023-09-14" calcext:value-type="date">
            <text:p>2023-09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16993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38739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71599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73944</text:p>
          </table:table-cell>
          <table:table-cell office:value-type="date" office:date-value="2023-10-06" calcext:value-type="date">
            <text:p>2023-10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91009</text:p>
          </table:table-cell>
          <table:table-cell office:value-type="date" office:date-value="2023-10-03" calcext:value-type="date">
            <text:p>2023-10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193324</text:p>
          </table:table-cell>
          <table:table-cell office:value-type="date" office:date-value="2023-11-22" calcext:value-type="date">
            <text:p>2023-11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232183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248607</text:p>
          </table:table-cell>
          <table:table-cell office:value-type="date" office:date-value="2023-11-28" calcext:value-type="date">
            <text:p>2023-1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269808</text:p>
          </table:table-cell>
          <table:table-cell office:value-type="date" office:date-value="2023-12-02" calcext:value-type="date">
            <text:p>2023-1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272203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293692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13967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23329</text:p>
          </table:table-cell>
          <table:table-cell office:value-type="date" office:date-value="2024-01-24" calcext:value-type="date">
            <text:p>2024-0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29510</text:p>
          </table:table-cell>
          <table:table-cell office:value-type="date" office:date-value="2023-12-27" calcext:value-type="date">
            <text:p>2023-1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34823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35712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38860</text:p>
          </table:table-cell>
          <table:table-cell office:value-type="date" office:date-value="2024-02-24" calcext:value-type="date">
            <text:p>2024-02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73718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75870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82251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98426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399335</text:p>
          </table:table-cell>
          <table:table-cell office:value-type="date" office:date-value="2024-02-16" calcext:value-type="date">
            <text:p>2024-0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04589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20355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25616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39049</text:p>
          </table:table-cell>
          <table:table-cell office:value-type="date" office:date-value="2024-01-25" calcext:value-type="date">
            <text:p>2024-0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42733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47169</text:p>
          </table:table-cell>
          <table:table-cell office:value-type="date" office:date-value="2023-12-21" calcext:value-type="date">
            <text:p>2023-1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47786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50699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53146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82310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488685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24250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38891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42550</text:p>
          </table:table-cell>
          <table:table-cell office:value-type="date" office:date-value="2024-01-27" calcext:value-type="date">
            <text:p>2024-0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46382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55550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64686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76899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82464</text:p>
          </table:table-cell>
          <table:table-cell office:value-type="date" office:date-value="2023-10-09" calcext:value-type="date">
            <text:p>2023-10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83155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593395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08252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25328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30825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32768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32824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34037</text:p>
          </table:table-cell>
          <table:table-cell office:value-type="date" office:date-value="2024-03-11" calcext:value-type="date">
            <text:p>2024-03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48781</text:p>
          </table:table-cell>
          <table:table-cell office:value-type="date" office:date-value="2024-02-13" calcext:value-type="date">
            <text:p>2024-0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51469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64283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83175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84927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689273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730127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737569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779579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791348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06374</text:p>
          </table:table-cell>
          <table:table-cell office:value-type="date" office:date-value="2023-10-03" calcext:value-type="date">
            <text:p>2023-10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29428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36720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46081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48168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53407</text:p>
          </table:table-cell>
          <table:table-cell office:value-type="date" office:date-value="2023-09-23" calcext:value-type="date">
            <text:p>2023-09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67799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88385</text:p>
          </table:table-cell>
          <table:table-cell office:value-type="date" office:date-value="2023-09-20" calcext:value-type="date">
            <text:p>2023-09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90265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898650</text:p>
          </table:table-cell>
          <table:table-cell office:value-type="date" office:date-value="2023-12-24" calcext:value-type="date">
            <text:p>2023-12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02089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18003</text:p>
          </table:table-cell>
          <table:table-cell office:value-type="date" office:date-value="2024-01-01" calcext:value-type="date">
            <text:p>2024-01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58189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62499</text:p>
          </table:table-cell>
          <table:table-cell office:value-type="date" office:date-value="2023-11-10" calcext:value-type="date">
            <text:p>2023-1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69747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80280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85709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0994119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006227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030533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073865</text:p>
          </table:table-cell>
          <table:table-cell office:value-type="date" office:date-value="2023-09-28" calcext:value-type="date">
            <text:p>2023-09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075995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079499</text:p>
          </table:table-cell>
          <table:table-cell office:value-type="date" office:date-value="2024-03-18" calcext:value-type="date">
            <text:p>2024-03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100834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102624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118359</text:p>
          </table:table-cell>
          <table:table-cell office:value-type="date" office:date-value="2023-11-12" calcext:value-type="date">
            <text:p>2023-1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EN1132540</text:p>
          </table:table-cell>
          <table:table-cell office:value-type="date" office:date-value="2024-01-07" calcext:value-type="date">
            <text:p>2024-01-07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SEN1146639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Springfield Defense Laboratories</text:p>
          </table:table-cell>
          <table:table-cell table:style-name="ce8" office:value-type="string" calcext:value-type="string">
            <text:p>4417 Cynthia Mountain, West Stacy, MS 71545</text:p>
          </table:table-cell>
          <table:table-cell table:style-name="ce8" office:value-type="string" calcext:value-type="string">
            <text:p>Lucas Lam</text:p>
          </table:table-cell>
          <table:table-cell table:style-name="ce8" office:value-type="string" calcext:value-type="string">
            <text:p>###-###-8672</text:p>
          </table:table-cell>
          <table:table-cell table:style-name="ce8" office:value-type="string" calcext:value-type="string">
            <text:p>lucas.lam@springfieldlab.org</text:p>
          </table:table-cell>
          <table:table-cell table:style-name="ce8" office:value-type="string" calcext:value-type="string">
            <text:p>Sarah Soto</text:p>
          </table:table-cell>
          <table:table-cell table:style-name="ce8" office:value-type="string" calcext:value-type="string">
            <text:p>###-###-3781</text:p>
          </table:table-cell>
          <table:table-cell table:style-name="ce8" office:value-type="string" calcext:value-type="string">
            <text:p>sarah.soto@springfieldlab.org</text:p>
          </table:table-cell>
          <table:table-cell office:value-type="string" calcext:value-type="string">
            <text:p>SPR0002689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02830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10881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39602</text:p>
          </table:table-cell>
          <table:table-cell office:value-type="date" office:date-value="2024-02-04" calcext:value-type="date">
            <text:p>2024-0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45047</text:p>
          </table:table-cell>
          <table:table-cell office:value-type="date" office:date-value="2023-12-17" calcext:value-type="date">
            <text:p>2023-1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50987</text:p>
          </table:table-cell>
          <table:table-cell office:value-type="date" office:date-value="2024-02-18" calcext:value-type="date">
            <text:p>2024-0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060323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08140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22462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22611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23824</text:p>
          </table:table-cell>
          <table:table-cell office:value-type="date" office:date-value="2024-01-08" calcext:value-type="date">
            <text:p>2024-0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32891</text:p>
          </table:table-cell>
          <table:table-cell office:value-type="date" office:date-value="2023-10-04" calcext:value-type="date">
            <text:p>2023-10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175647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20310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26335</text:p>
          </table:table-cell>
          <table:table-cell office:value-type="date" office:date-value="2023-10-27" calcext:value-type="date">
            <text:p>2023-10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36438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37176</text:p>
          </table:table-cell>
          <table:table-cell office:value-type="date" office:date-value="2024-02-05" calcext:value-type="date">
            <text:p>2024-0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44431</text:p>
          </table:table-cell>
          <table:table-cell office:value-type="date" office:date-value="2024-01-21" calcext:value-type="date">
            <text:p>2024-0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49240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80153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84585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295503</text:p>
          </table:table-cell>
          <table:table-cell office:value-type="date" office:date-value="2023-12-03" calcext:value-type="date">
            <text:p>2023-1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344746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388856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398250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429218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445894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498281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05911</text:p>
          </table:table-cell>
          <table:table-cell office:value-type="date" office:date-value="2024-01-20" calcext:value-type="date">
            <text:p>2024-0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13983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29755</text:p>
          </table:table-cell>
          <table:table-cell office:value-type="date" office:date-value="2024-01-21" calcext:value-type="date">
            <text:p>2024-0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42163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52766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65081</text:p>
          </table:table-cell>
          <table:table-cell office:value-type="date" office:date-value="2024-03-12" calcext:value-type="date">
            <text:p>2024-03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583966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616987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635783</text:p>
          </table:table-cell>
          <table:table-cell office:value-type="date" office:date-value="2023-09-13" calcext:value-type="date">
            <text:p>2023-09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650464</text:p>
          </table:table-cell>
          <table:table-cell office:value-type="date" office:date-value="2024-01-01" calcext:value-type="date">
            <text:p>2024-01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683308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695805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747815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782857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794359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804325</text:p>
          </table:table-cell>
          <table:table-cell office:value-type="date" office:date-value="2023-10-05" calcext:value-type="date">
            <text:p>2023-10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806887</text:p>
          </table:table-cell>
          <table:table-cell office:value-type="date" office:date-value="2023-10-29" calcext:value-type="date">
            <text:p>2023-10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851268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855351</text:p>
          </table:table-cell>
          <table:table-cell office:value-type="date" office:date-value="2024-01-12" calcext:value-type="date">
            <text:p>2024-01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862856</text:p>
          </table:table-cell>
          <table:table-cell office:value-type="date" office:date-value="2024-04-16" calcext:value-type="date">
            <text:p>2024-04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13161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15442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21685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32334</text:p>
          </table:table-cell>
          <table:table-cell office:value-type="date" office:date-value="2024-01-26" calcext:value-type="date">
            <text:p>2024-0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45370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0971442</text:p>
          </table:table-cell>
          <table:table-cell office:value-type="date" office:date-value="2023-12-21" calcext:value-type="date">
            <text:p>2023-1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11559</text:p>
          </table:table-cell>
          <table:table-cell office:value-type="date" office:date-value="2024-02-17" calcext:value-type="date">
            <text:p>2024-0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23421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45212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56509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81475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93104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094773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108537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110401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120691</text:p>
          </table:table-cell>
          <table:table-cell office:value-type="date" office:date-value="2024-04-26" calcext:value-type="date">
            <text:p>2024-04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128430</text:p>
          </table:table-cell>
          <table:table-cell office:value-type="date" office:date-value="2024-02-10" calcext:value-type="date">
            <text:p>2024-0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SPR1132192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SPR1148692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erraform Industries</text:p>
          </table:table-cell>
          <table:table-cell table:style-name="ce8" office:value-type="string" calcext:value-type="string">
            <text:p>759 Gilbert Summit Apt. 872, Kyleborough, MO 99461</text:p>
          </table:table-cell>
          <table:table-cell table:style-name="ce8" office:value-type="string" calcext:value-type="string">
            <text:p>Amy Guerrero</text:p>
          </table:table-cell>
          <table:table-cell table:style-name="ce8" office:value-type="string" calcext:value-type="string">
            <text:p>###-###-3332</text:p>
          </table:table-cell>
          <table:table-cell table:style-name="ce8" office:value-type="string" calcext:value-type="string">
            <text:p>amy_40334@terraformind.com</text:p>
          </table:table-cell>
          <table:table-cell table:style-name="ce8" office:value-type="string" calcext:value-type="string">
            <text:p>Jamie Diaz</text:p>
          </table:table-cell>
          <table:table-cell table:style-name="ce8" office:value-type="string" calcext:value-type="string">
            <text:p>###-###-6019</text:p>
          </table:table-cell>
          <table:table-cell table:style-name="ce8" office:value-type="string" calcext:value-type="string">
            <text:p>jamie_98949@terraformind.com</text:p>
          </table:table-cell>
          <table:table-cell office:value-type="string" calcext:value-type="string">
            <text:p>TER0000802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023944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081113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181063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189341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10308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31285</text:p>
          </table:table-cell>
          <table:table-cell office:value-type="date" office:date-value="2024-03-26" calcext:value-type="date">
            <text:p>2024-03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49138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62293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62557</text:p>
          </table:table-cell>
          <table:table-cell office:value-type="date" office:date-value="2023-11-27" calcext:value-type="date">
            <text:p>2023-1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278519</text:p>
          </table:table-cell>
          <table:table-cell office:value-type="date" office:date-value="2023-09-25" calcext:value-type="date">
            <text:p>2023-09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00467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04340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09173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35330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35497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42189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60585</text:p>
          </table:table-cell>
          <table:table-cell office:value-type="date" office:date-value="2024-03-10" calcext:value-type="date">
            <text:p>2024-03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79500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397173</text:p>
          </table:table-cell>
          <table:table-cell office:value-type="date" office:date-value="2024-01-14" calcext:value-type="date">
            <text:p>2024-0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00623</text:p>
          </table:table-cell>
          <table:table-cell office:value-type="date" office:date-value="2023-10-28" calcext:value-type="date">
            <text:p>2023-10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37864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41084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51948</text:p>
          </table:table-cell>
          <table:table-cell office:value-type="date" office:date-value="2024-01-20" calcext:value-type="date">
            <text:p>2024-0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54760</text:p>
          </table:table-cell>
          <table:table-cell office:value-type="date" office:date-value="2024-04-10" calcext:value-type="date">
            <text:p>2024-04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57550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72541</text:p>
          </table:table-cell>
          <table:table-cell office:value-type="date" office:date-value="2023-12-01" calcext:value-type="date">
            <text:p>2023-1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73317</text:p>
          </table:table-cell>
          <table:table-cell office:value-type="date" office:date-value="2023-09-11" calcext:value-type="date">
            <text:p>2023-09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75174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78466</text:p>
          </table:table-cell>
          <table:table-cell office:value-type="date" office:date-value="2024-03-28" calcext:value-type="date">
            <text:p>2024-03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487487</text:p>
          </table:table-cell>
          <table:table-cell office:value-type="date" office:date-value="2023-12-11" calcext:value-type="date">
            <text:p>2023-12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20036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22215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31246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31519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37299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67784</text:p>
          </table:table-cell>
          <table:table-cell office:value-type="date" office:date-value="2023-10-21" calcext:value-type="date">
            <text:p>2023-10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70658</text:p>
          </table:table-cell>
          <table:table-cell office:value-type="date" office:date-value="2023-11-26" calcext:value-type="date">
            <text:p>2023-11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80651</text:p>
          </table:table-cell>
          <table:table-cell office:value-type="date" office:date-value="2024-04-13" calcext:value-type="date">
            <text:p>2024-04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582034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11485</text:p>
          </table:table-cell>
          <table:table-cell office:value-type="date" office:date-value="2023-10-05" calcext:value-type="date">
            <text:p>2023-10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16560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22410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35108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41922</text:p>
          </table:table-cell>
          <table:table-cell office:value-type="date" office:date-value="2023-12-17" calcext:value-type="date">
            <text:p>2023-1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62147</text:p>
          </table:table-cell>
          <table:table-cell office:value-type="date" office:date-value="2023-10-15" calcext:value-type="date">
            <text:p>2023-10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63348</text:p>
          </table:table-cell>
          <table:table-cell office:value-type="date" office:date-value="2024-02-08" calcext:value-type="date">
            <text:p>2024-0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85395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85759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87852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89300</text:p>
          </table:table-cell>
          <table:table-cell office:value-type="date" office:date-value="2024-03-24" calcext:value-type="date">
            <text:p>2024-03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92401</text:p>
          </table:table-cell>
          <table:table-cell office:value-type="date" office:date-value="2023-10-21" calcext:value-type="date">
            <text:p>2023-10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694041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00708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08093</text:p>
          </table:table-cell>
          <table:table-cell office:value-type="date" office:date-value="2024-02-19" calcext:value-type="date">
            <text:p>2024-0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16821</text:p>
          </table:table-cell>
          <table:table-cell office:value-type="date" office:date-value="2024-02-05" calcext:value-type="date">
            <text:p>2024-0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17279</text:p>
          </table:table-cell>
          <table:table-cell office:value-type="date" office:date-value="2023-09-30" calcext:value-type="date">
            <text:p>2023-09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25833</text:p>
          </table:table-cell>
          <table:table-cell office:value-type="date" office:date-value="2023-12-03" calcext:value-type="date">
            <text:p>2023-1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44120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74453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80699</text:p>
          </table:table-cell>
          <table:table-cell office:value-type="date" office:date-value="2023-10-29" calcext:value-type="date">
            <text:p>2023-10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84049</text:p>
          </table:table-cell>
          <table:table-cell office:value-type="date" office:date-value="2024-02-18" calcext:value-type="date">
            <text:p>2024-0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799689</text:p>
          </table:table-cell>
          <table:table-cell office:value-type="date" office:date-value="2023-12-04" calcext:value-type="date">
            <text:p>2023-12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832070</text:p>
          </table:table-cell>
          <table:table-cell office:value-type="date" office:date-value="2023-11-23" calcext:value-type="date">
            <text:p>2023-1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843773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862827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871691</text:p>
          </table:table-cell>
          <table:table-cell office:value-type="date" office:date-value="2024-02-21" calcext:value-type="date">
            <text:p>2024-02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04677</text:p>
          </table:table-cell>
          <table:table-cell office:value-type="date" office:date-value="2023-11-19" calcext:value-type="date">
            <text:p>2023-1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11719</text:p>
          </table:table-cell>
          <table:table-cell office:value-type="date" office:date-value="2023-12-03" calcext:value-type="date">
            <text:p>2023-1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16851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23569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40217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43860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62746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63244</text:p>
          </table:table-cell>
          <table:table-cell office:value-type="date" office:date-value="2023-12-20" calcext:value-type="date">
            <text:p>2023-1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70029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85459</text:p>
          </table:table-cell>
          <table:table-cell office:value-type="date" office:date-value="2023-10-10" calcext:value-type="date">
            <text:p>2023-10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0996967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01315</text:p>
          </table:table-cell>
          <table:table-cell office:value-type="date" office:date-value="2024-01-08" calcext:value-type="date">
            <text:p>2024-0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03765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14104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35033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47377</text:p>
          </table:table-cell>
          <table:table-cell office:value-type="date" office:date-value="2023-09-05" calcext:value-type="date">
            <text:p>2023-09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049500</text:p>
          </table:table-cell>
          <table:table-cell office:value-type="date" office:date-value="2023-11-24" calcext:value-type="date">
            <text:p>2023-11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10348</text:p>
          </table:table-cell>
          <table:table-cell office:value-type="date" office:date-value="2024-03-15" calcext:value-type="date">
            <text:p>2024-03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13465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20010</text:p>
          </table:table-cell>
          <table:table-cell office:value-type="date" office:date-value="2023-10-21" calcext:value-type="date">
            <text:p>2023-10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20319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35708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ER1149541</text:p>
          </table:table-cell>
          <table:table-cell office:value-type="date" office:date-value="2024-03-23" calcext:value-type="date">
            <text:p>2024-03-23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TER1151616</text:p>
          </table:table-cell>
          <table:table-cell office:value-type="date" office:date-value="2024-02-24" calcext:value-type="date">
            <text:p>2024-02-24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Titan Aerospace Systems</text:p>
          </table:table-cell>
          <table:table-cell table:style-name="ce8" office:value-type="string" calcext:value-type="string">
            <text:p>3665 Judith Harbors Suite 503, Port Elizabethland, HI 44181</text:p>
          </table:table-cell>
          <table:table-cell table:style-name="ce8" office:value-type="string" calcext:value-type="string">
            <text:p>Vincent Miller</text:p>
          </table:table-cell>
          <table:table-cell table:style-name="ce8" office:value-type="string" calcext:value-type="string">
            <text:p>###-###-5828</text:p>
          </table:table-cell>
          <table:table-cell table:style-name="ce8" office:value-type="string" calcext:value-type="string">
            <text:p>vincentm@titanaerospace.systems</text:p>
          </table:table-cell>
          <table:table-cell table:style-name="ce8" office:value-type="string" calcext:value-type="string">
            <text:p>Samantha Griffin</text:p>
          </table:table-cell>
          <table:table-cell table:style-name="ce8" office:value-type="string" calcext:value-type="string">
            <text:p>###-###-0140</text:p>
          </table:table-cell>
          <table:table-cell table:style-name="ce8" office:value-type="string" calcext:value-type="string">
            <text:p>samanthag@titanaerospace.systems</text:p>
          </table:table-cell>
          <table:table-cell office:value-type="string" calcext:value-type="string">
            <text:p>TIT0022651</text:p>
          </table:table-cell>
          <table:table-cell office:value-type="date" office:date-value="2023-09-23" calcext:value-type="date">
            <text:p>2023-09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028373</text:p>
          </table:table-cell>
          <table:table-cell office:value-type="date" office:date-value="2024-04-18" calcext:value-type="date">
            <text:p>2024-04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047218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060785</text:p>
          </table:table-cell>
          <table:table-cell office:value-type="date" office:date-value="2024-01-17" calcext:value-type="date">
            <text:p>2024-01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088266</text:p>
          </table:table-cell>
          <table:table-cell office:value-type="date" office:date-value="2023-11-05" calcext:value-type="date">
            <text:p>2023-1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114441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138974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140938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161907</text:p>
          </table:table-cell>
          <table:table-cell office:value-type="date" office:date-value="2024-01-30" calcext:value-type="date">
            <text:p>2024-0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190325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212250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231896</text:p>
          </table:table-cell>
          <table:table-cell office:value-type="date" office:date-value="2024-02-10" calcext:value-type="date">
            <text:p>2024-02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247561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259499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288886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313349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330955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341253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03702</text:p>
          </table:table-cell>
          <table:table-cell office:value-type="date" office:date-value="2024-01-06" calcext:value-type="date">
            <text:p>2024-0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09498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09802</text:p>
          </table:table-cell>
          <table:table-cell office:value-type="date" office:date-value="2023-11-15" calcext:value-type="date">
            <text:p>2023-1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15735</text:p>
          </table:table-cell>
          <table:table-cell office:value-type="date" office:date-value="2024-01-09" calcext:value-type="date">
            <text:p>2024-0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19713</text:p>
          </table:table-cell>
          <table:table-cell office:value-type="date" office:date-value="2023-10-03" calcext:value-type="date">
            <text:p>2023-10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37085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43161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54832</text:p>
          </table:table-cell>
          <table:table-cell office:value-type="date" office:date-value="2024-03-07" calcext:value-type="date">
            <text:p>2024-03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76040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480112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06030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06513</text:p>
          </table:table-cell>
          <table:table-cell office:value-type="date" office:date-value="2024-03-01" calcext:value-type="date">
            <text:p>2024-03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31464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36437</text:p>
          </table:table-cell>
          <table:table-cell office:value-type="date" office:date-value="2023-11-15" calcext:value-type="date">
            <text:p>2023-1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45385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45389</text:p>
          </table:table-cell>
          <table:table-cell office:value-type="date" office:date-value="2023-10-14" calcext:value-type="date">
            <text:p>2023-10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45683</text:p>
          </table:table-cell>
          <table:table-cell office:value-type="date" office:date-value="2023-11-20" calcext:value-type="date">
            <text:p>2023-1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47245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63473</text:p>
          </table:table-cell>
          <table:table-cell office:value-type="date" office:date-value="2024-04-25" calcext:value-type="date">
            <text:p>2024-04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599854</text:p>
          </table:table-cell>
          <table:table-cell office:value-type="date" office:date-value="2023-10-20" calcext:value-type="date">
            <text:p>2023-10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06444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16199</text:p>
          </table:table-cell>
          <table:table-cell office:value-type="date" office:date-value="2024-02-25" calcext:value-type="date">
            <text:p>2024-02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24375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34449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48356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61036</text:p>
          </table:table-cell>
          <table:table-cell office:value-type="date" office:date-value="2023-11-04" calcext:value-type="date">
            <text:p>2023-1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65982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676139</text:p>
          </table:table-cell>
          <table:table-cell office:value-type="date" office:date-value="2023-12-15" calcext:value-type="date">
            <text:p>2023-1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07090</text:p>
          </table:table-cell>
          <table:table-cell office:value-type="date" office:date-value="2023-10-27" calcext:value-type="date">
            <text:p>2023-10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09513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40305</text:p>
          </table:table-cell>
          <table:table-cell office:value-type="date" office:date-value="2023-09-29" calcext:value-type="date">
            <text:p>2023-09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69403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71225</text:p>
          </table:table-cell>
          <table:table-cell office:value-type="date" office:date-value="2024-03-04" calcext:value-type="date">
            <text:p>2024-03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72834</text:p>
          </table:table-cell>
          <table:table-cell office:value-type="date" office:date-value="2023-12-18" calcext:value-type="date">
            <text:p>2023-12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791951</text:p>
          </table:table-cell>
          <table:table-cell office:value-type="date" office:date-value="2023-11-16" calcext:value-type="date">
            <text:p>2023-11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803763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831443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858388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887022</text:p>
          </table:table-cell>
          <table:table-cell office:value-type="date" office:date-value="2023-11-20" calcext:value-type="date">
            <text:p>2023-11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20707</text:p>
          </table:table-cell>
          <table:table-cell office:value-type="date" office:date-value="2024-01-14" calcext:value-type="date">
            <text:p>2024-0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26062</text:p>
          </table:table-cell>
          <table:table-cell office:value-type="date" office:date-value="2023-12-16" calcext:value-type="date">
            <text:p>2023-1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26109</text:p>
          </table:table-cell>
          <table:table-cell office:value-type="date" office:date-value="2024-03-22" calcext:value-type="date">
            <text:p>2024-03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32724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78460</text:p>
          </table:table-cell>
          <table:table-cell office:value-type="date" office:date-value="2023-12-28" calcext:value-type="date">
            <text:p>2023-1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0982017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12346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15288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25058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28633</text:p>
          </table:table-cell>
          <table:table-cell office:value-type="date" office:date-value="2023-11-30" calcext:value-type="date">
            <text:p>2023-1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35913</text:p>
          </table:table-cell>
          <table:table-cell office:value-type="date" office:date-value="2024-02-02" calcext:value-type="date">
            <text:p>2024-0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42143</text:p>
          </table:table-cell>
          <table:table-cell office:value-type="date" office:date-value="2023-10-18" calcext:value-type="date">
            <text:p>2023-10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88197</text:p>
          </table:table-cell>
          <table:table-cell office:value-type="date" office:date-value="2023-09-24" calcext:value-type="date">
            <text:p>2023-09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92571</text:p>
          </table:table-cell>
          <table:table-cell office:value-type="date" office:date-value="2024-01-25" calcext:value-type="date">
            <text:p>2024-01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94298</text:p>
          </table:table-cell>
          <table:table-cell office:value-type="date" office:date-value="2023-09-09" calcext:value-type="date">
            <text:p>2023-09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098041</text:p>
          </table:table-cell>
          <table:table-cell office:value-type="date" office:date-value="2024-01-23" calcext:value-type="date">
            <text:p>2024-0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110351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110373</text:p>
          </table:table-cell>
          <table:table-cell office:value-type="date" office:date-value="2024-04-11" calcext:value-type="date">
            <text:p>2024-04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118089</text:p>
          </table:table-cell>
          <table:table-cell office:value-type="date" office:date-value="2023-12-29" calcext:value-type="date">
            <text:p>2023-1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120729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TIT1127773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TIT1138879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Vanguard Technologies</text:p>
          </table:table-cell>
          <table:table-cell table:style-name="ce8" office:value-type="string" calcext:value-type="string">
            <text:p>335 Taylor Knolls Suite 185, East Lori, GA 22952</text:p>
          </table:table-cell>
          <table:table-cell table:style-name="ce8" office:value-type="string" calcext:value-type="string">
            <text:p>Thomas Peterson</text:p>
          </table:table-cell>
          <table:table-cell table:style-name="ce8" office:value-type="string" calcext:value-type="string">
            <text:p>###-###-9681</text:p>
          </table:table-cell>
          <table:table-cell table:style-name="ce8" office:value-type="string" calcext:value-type="string">
            <text:p>thomasp@vanguardtechnologies.ltd</text:p>
          </table:table-cell>
          <table:table-cell table:style-name="ce8" office:value-type="string" calcext:value-type="string">
            <text:p>Brittany Wagner</text:p>
          </table:table-cell>
          <table:table-cell table:style-name="ce8" office:value-type="string" calcext:value-type="string">
            <text:p>###-###-9301</text:p>
          </table:table-cell>
          <table:table-cell table:style-name="ce8" office:value-type="string" calcext:value-type="string">
            <text:p>brittanyw@vanguardtechnologies.ltd</text:p>
          </table:table-cell>
          <table:table-cell office:value-type="string" calcext:value-type="string">
            <text:p>VAN0002250</text:p>
          </table:table-cell>
          <table:table-cell office:value-type="date" office:date-value="2023-09-14" calcext:value-type="date">
            <text:p>2023-09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05328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24484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38904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40353</text:p>
          </table:table-cell>
          <table:table-cell office:value-type="date" office:date-value="2024-02-16" calcext:value-type="date">
            <text:p>2024-0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41032</text:p>
          </table:table-cell>
          <table:table-cell office:value-type="date" office:date-value="2023-12-13" calcext:value-type="date">
            <text:p>2023-1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51063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053346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09187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09208</text:p>
          </table:table-cell>
          <table:table-cell office:value-type="date" office:date-value="2024-01-05" calcext:value-type="date">
            <text:p>2024-01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09691</text:p>
          </table:table-cell>
          <table:table-cell office:value-type="date" office:date-value="2024-03-20" calcext:value-type="date">
            <text:p>2024-03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22758</text:p>
          </table:table-cell>
          <table:table-cell office:value-type="date" office:date-value="2024-02-24" calcext:value-type="date">
            <text:p>2024-02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26253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30729</text:p>
          </table:table-cell>
          <table:table-cell office:value-type="date" office:date-value="2024-01-18" calcext:value-type="date">
            <text:p>2024-0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60558</text:p>
          </table:table-cell>
          <table:table-cell office:value-type="date" office:date-value="2024-02-25" calcext:value-type="date">
            <text:p>2024-02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80774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194742</text:p>
          </table:table-cell>
          <table:table-cell office:value-type="date" office:date-value="2023-10-12" calcext:value-type="date">
            <text:p>2023-10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13372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23520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35029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41312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65594</text:p>
          </table:table-cell>
          <table:table-cell office:value-type="date" office:date-value="2023-09-18" calcext:value-type="date">
            <text:p>2023-09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73432</text:p>
          </table:table-cell>
          <table:table-cell office:value-type="date" office:date-value="2024-02-12" calcext:value-type="date">
            <text:p>2024-0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74420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88127</text:p>
          </table:table-cell>
          <table:table-cell office:value-type="date" office:date-value="2023-12-19" calcext:value-type="date">
            <text:p>2023-12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91237</text:p>
          </table:table-cell>
          <table:table-cell office:value-type="date" office:date-value="2023-12-14" calcext:value-type="date">
            <text:p>2023-1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294867</text:p>
          </table:table-cell>
          <table:table-cell office:value-type="date" office:date-value="2024-02-26" calcext:value-type="date">
            <text:p>2024-0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25020</text:p>
          </table:table-cell>
          <table:table-cell office:value-type="date" office:date-value="2023-09-27" calcext:value-type="date">
            <text:p>2023-09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45907</text:p>
          </table:table-cell>
          <table:table-cell office:value-type="date" office:date-value="2023-10-16" calcext:value-type="date">
            <text:p>2023-10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48243</text:p>
          </table:table-cell>
          <table:table-cell office:value-type="date" office:date-value="2024-02-15" calcext:value-type="date">
            <text:p>2024-02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50695</text:p>
          </table:table-cell>
          <table:table-cell office:value-type="date" office:date-value="2024-04-30" calcext:value-type="date">
            <text:p>2024-04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64324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399899</text:p>
          </table:table-cell>
          <table:table-cell office:value-type="date" office:date-value="2023-11-10" calcext:value-type="date">
            <text:p>2023-1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05150</text:p>
          </table:table-cell>
          <table:table-cell office:value-type="date" office:date-value="2023-11-30" calcext:value-type="date">
            <text:p>2023-11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30859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30861</text:p>
          </table:table-cell>
          <table:table-cell office:value-type="date" office:date-value="2023-11-21" calcext:value-type="date">
            <text:p>2023-11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39361</text:p>
          </table:table-cell>
          <table:table-cell office:value-type="date" office:date-value="2024-01-19" calcext:value-type="date">
            <text:p>2024-0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64104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64795</text:p>
          </table:table-cell>
          <table:table-cell office:value-type="date" office:date-value="2024-01-27" calcext:value-type="date">
            <text:p>2024-01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73014</text:p>
          </table:table-cell>
          <table:table-cell office:value-type="date" office:date-value="2023-10-10" calcext:value-type="date">
            <text:p>2023-10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73893</text:p>
          </table:table-cell>
          <table:table-cell office:value-type="date" office:date-value="2023-11-23" calcext:value-type="date">
            <text:p>2023-11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82976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490068</text:p>
          </table:table-cell>
          <table:table-cell office:value-type="date" office:date-value="2024-02-14" calcext:value-type="date">
            <text:p>2024-0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06845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20983</text:p>
          </table:table-cell>
          <table:table-cell office:value-type="date" office:date-value="2023-09-16" calcext:value-type="date">
            <text:p>2023-09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39206</text:p>
          </table:table-cell>
          <table:table-cell office:value-type="date" office:date-value="2024-03-25" calcext:value-type="date">
            <text:p>2024-03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47251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55307</text:p>
          </table:table-cell>
          <table:table-cell office:value-type="date" office:date-value="2024-03-19" calcext:value-type="date">
            <text:p>2024-03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75559</text:p>
          </table:table-cell>
          <table:table-cell office:value-type="date" office:date-value="2024-03-30" calcext:value-type="date">
            <text:p>2024-03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79969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591514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41479</text:p>
          </table:table-cell>
          <table:table-cell office:value-type="date" office:date-value="2023-12-14" calcext:value-type="date">
            <text:p>2023-12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54783</text:p>
          </table:table-cell>
          <table:table-cell office:value-type="date" office:date-value="2024-03-09" calcext:value-type="date">
            <text:p>2024-03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67381</text:p>
          </table:table-cell>
          <table:table-cell office:value-type="date" office:date-value="2024-03-06" calcext:value-type="date">
            <text:p>2024-03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75170</text:p>
          </table:table-cell>
          <table:table-cell office:value-type="date" office:date-value="2023-09-04" calcext:value-type="date">
            <text:p>2023-09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82232</text:p>
          </table:table-cell>
          <table:table-cell office:value-type="date" office:date-value="2023-12-23" calcext:value-type="date">
            <text:p>2023-12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83427</text:p>
          </table:table-cell>
          <table:table-cell office:value-type="date" office:date-value="2023-11-09" calcext:value-type="date">
            <text:p>2023-11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696295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05170</text:p>
          </table:table-cell>
          <table:table-cell office:value-type="date" office:date-value="2024-03-02" calcext:value-type="date">
            <text:p>2024-03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05509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16847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65726</text:p>
          </table:table-cell>
          <table:table-cell office:value-type="date" office:date-value="2024-03-08" calcext:value-type="date">
            <text:p>2024-03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84912</text:p>
          </table:table-cell>
          <table:table-cell office:value-type="date" office:date-value="2023-09-03" calcext:value-type="date">
            <text:p>2023-09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93610</text:p>
          </table:table-cell>
          <table:table-cell office:value-type="date" office:date-value="2023-12-30" calcext:value-type="date">
            <text:p>2023-12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94194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97887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98399</text:p>
          </table:table-cell>
          <table:table-cell office:value-type="date" office:date-value="2024-04-01" calcext:value-type="date">
            <text:p>2024-04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798926</text:p>
          </table:table-cell>
          <table:table-cell office:value-type="date" office:date-value="2024-02-16" calcext:value-type="date">
            <text:p>2024-02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01967</text:p>
          </table:table-cell>
          <table:table-cell office:value-type="date" office:date-value="2024-04-29" calcext:value-type="date">
            <text:p>2024-04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12469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16579</text:p>
          </table:table-cell>
          <table:table-cell office:value-type="date" office:date-value="2024-04-02" calcext:value-type="date">
            <text:p>2024-04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57111</text:p>
          </table:table-cell>
          <table:table-cell office:value-type="date" office:date-value="2024-04-22" calcext:value-type="date">
            <text:p>2024-04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83906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894738</text:p>
          </table:table-cell>
          <table:table-cell office:value-type="date" office:date-value="2024-04-27" calcext:value-type="date">
            <text:p>2024-04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06147</text:p>
          </table:table-cell>
          <table:table-cell office:value-type="date" office:date-value="2023-10-30" calcext:value-type="date">
            <text:p>2023-10-3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31437</text:p>
          </table:table-cell>
          <table:table-cell office:value-type="date" office:date-value="2023-09-29" calcext:value-type="date">
            <text:p>2023-09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33614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52051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67880</text:p>
          </table:table-cell>
          <table:table-cell office:value-type="date" office:date-value="2024-01-14" calcext:value-type="date">
            <text:p>2024-0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72461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73796</text:p>
          </table:table-cell>
          <table:table-cell office:value-type="date" office:date-value="2023-12-31" calcext:value-type="date">
            <text:p>2023-12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74231</text:p>
          </table:table-cell>
          <table:table-cell office:value-type="date" office:date-value="2023-11-08" calcext:value-type="date">
            <text:p>2023-11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74776</text:p>
          </table:table-cell>
          <table:table-cell office:value-type="date" office:date-value="2024-03-05" calcext:value-type="date">
            <text:p>2024-03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82687</text:p>
          </table:table-cell>
          <table:table-cell office:value-type="date" office:date-value="2023-09-17" calcext:value-type="date">
            <text:p>2023-09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0991236</text:p>
          </table:table-cell>
          <table:table-cell office:value-type="date" office:date-value="2024-02-06" calcext:value-type="date">
            <text:p>2024-0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00245</text:p>
          </table:table-cell>
          <table:table-cell office:value-type="date" office:date-value="2024-03-13" calcext:value-type="date">
            <text:p>2024-03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02261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18078</text:p>
          </table:table-cell>
          <table:table-cell office:value-type="date" office:date-value="2023-09-12" calcext:value-type="date">
            <text:p>2023-09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23913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31173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55811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63098</text:p>
          </table:table-cell>
          <table:table-cell office:value-type="date" office:date-value="2023-12-22" calcext:value-type="date">
            <text:p>2023-1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68625</text:p>
          </table:table-cell>
          <table:table-cell office:value-type="date" office:date-value="2024-03-16" calcext:value-type="date">
            <text:p>2024-03-1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70230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72439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72800</text:p>
          </table:table-cell>
          <table:table-cell office:value-type="date" office:date-value="2023-10-28" calcext:value-type="date">
            <text:p>2023-10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76136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086749</text:p>
          </table:table-cell>
          <table:table-cell office:value-type="date" office:date-value="2023-12-26" calcext:value-type="date">
            <text:p>2023-12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102082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107291</text:p>
          </table:table-cell>
          <table:table-cell office:value-type="date" office:date-value="2023-09-27" calcext:value-type="date">
            <text:p>2023-09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116181</text:p>
          </table:table-cell>
          <table:table-cell office:value-type="date" office:date-value="2024-04-19" calcext:value-type="date">
            <text:p>2024-04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VAN1142228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VAN1148781</text:p>
          </table:table-cell>
          <table:table-cell office:value-type="date" office:date-value="2023-11-03" calcext:value-type="date">
            <text:p>2023-11-03</text:p>
          </table:table-cell>
          <table:table-cell table:number-columns-repeated="16374"/>
        </table:table-row>
        <table:table-row table:style-name="ro1">
          <table:table-cell table:style-name="ce3" office:value-type="string" calcext:value-type="string">
            <text:p>Williams Jackson International</text:p>
          </table:table-cell>
          <table:table-cell table:style-name="ce8" office:value-type="string" calcext:value-type="string">
            <text:p>497 Smith Land Suite 369, East Meredith, PA 99581</text:p>
          </table:table-cell>
          <table:table-cell table:style-name="ce8" office:value-type="string" calcext:value-type="string">
            <text:p>Isabella Mckenzie</text:p>
          </table:table-cell>
          <table:table-cell table:style-name="ce8" office:value-type="string" calcext:value-type="string">
            <text:p>###-###-2407</text:p>
          </table:table-cell>
          <table:table-cell table:style-name="ce8" office:value-type="string" calcext:value-type="string">
            <text:p>mckenzie.isabella@williamsjackson.org</text:p>
          </table:table-cell>
          <table:table-cell table:style-name="ce8" office:value-type="string" calcext:value-type="string">
            <text:p>Amy Morse</text:p>
          </table:table-cell>
          <table:table-cell table:style-name="ce8" office:value-type="string" calcext:value-type="string">
            <text:p>###-###-9352</text:p>
          </table:table-cell>
          <table:table-cell table:style-name="ce8" office:value-type="string" calcext:value-type="string">
            <text:p>morse.amy@williamsjackson.org</text:p>
          </table:table-cell>
          <table:table-cell office:value-type="string" calcext:value-type="string">
            <text:p>WIL0039886</text:p>
          </table:table-cell>
          <table:table-cell office:value-type="date" office:date-value="2023-09-02" calcext:value-type="date">
            <text:p>2023-09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42821</text:p>
          </table:table-cell>
          <table:table-cell office:value-type="date" office:date-value="2023-12-03" calcext:value-type="date">
            <text:p>2023-12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46877</text:p>
          </table:table-cell>
          <table:table-cell office:value-type="date" office:date-value="2023-11-13" calcext:value-type="date">
            <text:p>2023-1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52584</text:p>
          </table:table-cell>
          <table:table-cell office:value-type="date" office:date-value="2024-01-04" calcext:value-type="date">
            <text:p>2024-01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53858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62227</text:p>
          </table:table-cell>
          <table:table-cell office:value-type="date" office:date-value="2024-01-10" calcext:value-type="date">
            <text:p>2024-0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86391</text:p>
          </table:table-cell>
          <table:table-cell office:value-type="date" office:date-value="2024-02-22" calcext:value-type="date">
            <text:p>2024-02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92891</text:p>
          </table:table-cell>
          <table:table-cell office:value-type="date" office:date-value="2023-10-01" calcext:value-type="date">
            <text:p>2023-10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099244</text:p>
          </table:table-cell>
          <table:table-cell office:value-type="date" office:date-value="2024-04-14" calcext:value-type="date">
            <text:p>2024-04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100812</text:p>
          </table:table-cell>
          <table:table-cell office:value-type="date" office:date-value="2023-10-02" calcext:value-type="date">
            <text:p>2023-10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107530</text:p>
          </table:table-cell>
          <table:table-cell office:value-type="date" office:date-value="2023-11-28" calcext:value-type="date">
            <text:p>2023-1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06158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10841</text:p>
          </table:table-cell>
          <table:table-cell office:value-type="date" office:date-value="2023-09-20" calcext:value-type="date">
            <text:p>2023-09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26380</text:p>
          </table:table-cell>
          <table:table-cell office:value-type="date" office:date-value="2024-04-20" calcext:value-type="date">
            <text:p>2024-04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34734</text:p>
          </table:table-cell>
          <table:table-cell office:value-type="date" office:date-value="2024-01-03" calcext:value-type="date">
            <text:p>2024-01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37043</text:p>
          </table:table-cell>
          <table:table-cell office:value-type="date" office:date-value="2023-12-20" calcext:value-type="date">
            <text:p>2023-12-2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47614</text:p>
          </table:table-cell>
          <table:table-cell office:value-type="date" office:date-value="2024-04-23" calcext:value-type="date">
            <text:p>2024-04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63612</text:p>
          </table:table-cell>
          <table:table-cell office:value-type="date" office:date-value="2024-04-04" calcext:value-type="date">
            <text:p>2024-04-0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67911</text:p>
          </table:table-cell>
          <table:table-cell office:value-type="date" office:date-value="2023-09-19" calcext:value-type="date">
            <text:p>2023-09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293665</text:p>
          </table:table-cell>
          <table:table-cell office:value-type="date" office:date-value="2023-12-02" calcext:value-type="date">
            <text:p>2023-12-0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11779</text:p>
          </table:table-cell>
          <table:table-cell office:value-type="date" office:date-value="2024-03-29" calcext:value-type="date">
            <text:p>2024-03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20065</text:p>
          </table:table-cell>
          <table:table-cell office:value-type="date" office:date-value="2024-04-28" calcext:value-type="date">
            <text:p>2024-04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38660</text:p>
          </table:table-cell>
          <table:table-cell office:value-type="date" office:date-value="2024-04-07" calcext:value-type="date">
            <text:p>2024-04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55697</text:p>
          </table:table-cell>
          <table:table-cell office:value-type="date" office:date-value="2024-04-03" calcext:value-type="date">
            <text:p>2024-04-0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56627</text:p>
          </table:table-cell>
          <table:table-cell office:value-type="date" office:date-value="2023-09-26" calcext:value-type="date">
            <text:p>2023-09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60039</text:p>
          </table:table-cell>
          <table:table-cell office:value-type="date" office:date-value="2023-09-23" calcext:value-type="date">
            <text:p>2023-09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63216</text:p>
          </table:table-cell>
          <table:table-cell office:value-type="date" office:date-value="2023-12-17" calcext:value-type="date">
            <text:p>2023-12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64266</text:p>
          </table:table-cell>
          <table:table-cell office:value-type="date" office:date-value="2024-02-25" calcext:value-type="date">
            <text:p>2024-02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398634</text:p>
          </table:table-cell>
          <table:table-cell office:value-type="date" office:date-value="2023-11-11" calcext:value-type="date">
            <text:p>2023-11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05692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30573</text:p>
          </table:table-cell>
          <table:table-cell office:value-type="date" office:date-value="2023-10-26" calcext:value-type="date">
            <text:p>2023-10-2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38086</text:p>
          </table:table-cell>
          <table:table-cell office:value-type="date" office:date-value="2023-12-06" calcext:value-type="date">
            <text:p>2023-12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72338</text:p>
          </table:table-cell>
          <table:table-cell office:value-type="date" office:date-value="2023-11-10" calcext:value-type="date">
            <text:p>2023-11-10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77478</text:p>
          </table:table-cell>
          <table:table-cell office:value-type="date" office:date-value="2024-01-28" calcext:value-type="date">
            <text:p>2024-01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79590</text:p>
          </table:table-cell>
          <table:table-cell office:value-type="date" office:date-value="2024-03-14" calcext:value-type="date">
            <text:p>2024-03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80639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485620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08295</text:p>
          </table:table-cell>
          <table:table-cell office:value-type="date" office:date-value="2024-02-01" calcext:value-type="date">
            <text:p>2024-02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11249</text:p>
          </table:table-cell>
          <table:table-cell office:value-type="date" office:date-value="2024-02-28" calcext:value-type="date">
            <text:p>2024-02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23434</text:p>
          </table:table-cell>
          <table:table-cell office:value-type="date" office:date-value="2024-01-13" calcext:value-type="date">
            <text:p>2024-01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34328</text:p>
          </table:table-cell>
          <table:table-cell office:value-type="date" office:date-value="2024-04-08" calcext:value-type="date">
            <text:p>2024-04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41311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62107</text:p>
          </table:table-cell>
          <table:table-cell office:value-type="date" office:date-value="2024-04-12" calcext:value-type="date">
            <text:p>2024-04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87610</text:p>
          </table:table-cell>
          <table:table-cell office:value-type="date" office:date-value="2023-10-25" calcext:value-type="date">
            <text:p>2023-10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593500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618041</text:p>
          </table:table-cell>
          <table:table-cell office:value-type="date" office:date-value="2023-11-29" calcext:value-type="date">
            <text:p>2023-11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620159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624476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669259</text:p>
          </table:table-cell>
          <table:table-cell office:value-type="date" office:date-value="2023-09-01" calcext:value-type="date">
            <text:p>2023-09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691006</text:p>
          </table:table-cell>
          <table:table-cell office:value-type="date" office:date-value="2024-02-13" calcext:value-type="date">
            <text:p>2024-02-1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01093</text:p>
          </table:table-cell>
          <table:table-cell office:value-type="date" office:date-value="2023-12-08" calcext:value-type="date">
            <text:p>2023-12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08055</text:p>
          </table:table-cell>
          <table:table-cell office:value-type="date" office:date-value="2024-03-17" calcext:value-type="date">
            <text:p>2024-03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11374</text:p>
          </table:table-cell>
          <table:table-cell office:value-type="date" office:date-value="2023-10-28" calcext:value-type="date">
            <text:p>2023-10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11626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24815</text:p>
          </table:table-cell>
          <table:table-cell office:value-type="date" office:date-value="2023-10-17" calcext:value-type="date">
            <text:p>2023-10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752825</text:p>
          </table:table-cell>
          <table:table-cell office:value-type="date" office:date-value="2024-01-18" calcext:value-type="date">
            <text:p>2024-01-1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810316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825227</text:p>
          </table:table-cell>
          <table:table-cell office:value-type="date" office:date-value="2023-10-08" calcext:value-type="date">
            <text:p>2023-10-0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877545</text:p>
          </table:table-cell>
          <table:table-cell office:value-type="date" office:date-value="2024-01-22" calcext:value-type="date">
            <text:p>2024-01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888507</text:p>
          </table:table-cell>
          <table:table-cell office:value-type="date" office:date-value="2023-10-23" calcext:value-type="date">
            <text:p>2023-10-23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896716</text:p>
          </table:table-cell>
          <table:table-cell office:value-type="date" office:date-value="2023-11-06" calcext:value-type="date">
            <text:p>2023-11-06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05234</text:p>
          </table:table-cell>
          <table:table-cell office:value-type="date" office:date-value="2024-03-01" calcext:value-type="date">
            <text:p>2024-03-0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06199</text:p>
          </table:table-cell>
          <table:table-cell office:value-type="date" office:date-value="2023-09-22" calcext:value-type="date">
            <text:p>2023-09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06760</text:p>
          </table:table-cell>
          <table:table-cell office:value-type="date" office:date-value="2023-10-12" calcext:value-type="date">
            <text:p>2023-10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07584</text:p>
          </table:table-cell>
          <table:table-cell office:value-type="date" office:date-value="2023-10-28" calcext:value-type="date">
            <text:p>2023-10-28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43579</text:p>
          </table:table-cell>
          <table:table-cell office:value-type="date" office:date-value="2024-01-15" calcext:value-type="date">
            <text:p>2024-01-1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46551</text:p>
          </table:table-cell>
          <table:table-cell office:value-type="date" office:date-value="2023-10-25" calcext:value-type="date">
            <text:p>2023-10-25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66017</text:p>
          </table:table-cell>
          <table:table-cell office:value-type="date" office:date-value="2024-02-27" calcext:value-type="date">
            <text:p>2024-02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0984414</text:p>
          </table:table-cell>
          <table:table-cell office:value-type="date" office:date-value="2023-10-31" calcext:value-type="date">
            <text:p>2023-10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03498</text:p>
          </table:table-cell>
          <table:table-cell office:value-type="date" office:date-value="2024-01-19" calcext:value-type="date">
            <text:p>2024-01-1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08911</text:p>
          </table:table-cell>
          <table:table-cell office:value-type="date" office:date-value="2024-03-07" calcext:value-type="date">
            <text:p>2024-03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17206</text:p>
          </table:table-cell>
          <table:table-cell office:value-type="date" office:date-value="2023-12-09" calcext:value-type="date">
            <text:p>2023-12-0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21868</text:p>
          </table:table-cell>
          <table:table-cell office:value-type="date" office:date-value="2024-04-17" calcext:value-type="date">
            <text:p>2024-04-1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23980</text:p>
          </table:table-cell>
          <table:table-cell office:value-type="date" office:date-value="2023-12-12" calcext:value-type="date">
            <text:p>2023-12-1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36212</text:p>
          </table:table-cell>
          <table:table-cell office:value-type="date" office:date-value="2023-11-14" calcext:value-type="date">
            <text:p>2023-11-1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40305</text:p>
          </table:table-cell>
          <table:table-cell office:value-type="date" office:date-value="2024-01-31" calcext:value-type="date">
            <text:p>2024-01-3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57350</text:p>
          </table:table-cell>
          <table:table-cell office:value-type="date" office:date-value="2024-02-29" calcext:value-type="date">
            <text:p>2024-02-29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61230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72530</text:p>
          </table:table-cell>
          <table:table-cell office:value-type="date" office:date-value="2023-09-11" calcext:value-type="date">
            <text:p>2023-09-1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75484</text:p>
          </table:table-cell>
          <table:table-cell office:value-type="date" office:date-value="2023-10-22" calcext:value-type="date">
            <text:p>2023-10-22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93474</text:p>
          </table:table-cell>
          <table:table-cell office:value-type="date" office:date-value="2023-11-07" calcext:value-type="date">
            <text:p>2023-11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97331</text:p>
          </table:table-cell>
          <table:table-cell office:value-type="date" office:date-value="2023-12-07" calcext:value-type="date">
            <text:p>2023-12-0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097876</text:p>
          </table:table-cell>
          <table:table-cell office:value-type="date" office:date-value="2024-04-24" calcext:value-type="date">
            <text:p>2024-04-24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100470</text:p>
          </table:table-cell>
          <table:table-cell office:value-type="date" office:date-value="2023-09-21" calcext:value-type="date">
            <text:p>2023-09-21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111984</text:p>
          </table:table-cell>
          <table:table-cell office:value-type="date" office:date-value="2024-03-27" calcext:value-type="date">
            <text:p>2024-03-27</text:p>
          </table:table-cell>
          <table:table-cell table:number-columns-repeated="16374"/>
        </table:table-row>
        <table:table-row table:style-name="ro1">
          <table:table-cell table:number-columns-repeated="8"/>
          <table:table-cell office:value-type="string" calcext:value-type="string">
            <text:p>WIL1117083</text:p>
          </table:table-cell>
          <table:table-cell office:value-type="date" office:date-value="2023-12-05" calcext:value-type="date">
            <text:p>2023-12-05</text:p>
          </table:table-cell>
          <table:table-cell table:number-columns-repeated="16374"/>
        </table:table-row>
        <table:table-row table:style-name="ro1">
          <table:table-cell table:style-name="ce5"/>
          <table:table-cell table:style-name="ce10" table:number-columns-repeated="7"/>
          <table:table-cell office:value-type="string" calcext:value-type="string">
            <text:p>WIL1137117</text:p>
          </table:table-cell>
          <table:table-cell office:value-type="date" office:date-value="2024-03-03" calcext:value-type="date">
            <text:p>2024-03-03</text:p>
          </table:table-cell>
          <table:table-cell table:number-columns-repeated="16374"/>
        </table:table-row>
        <table:table-row table:style-name="ro1">
          <table:table-cell table:style-name="ce6" office:value-type="string" calcext:value-type="string">
            <text:p>Total Result</text:p>
          </table:table-cell>
          <table:table-cell table:style-name="ce12" table:number-columns-repeated="8"/>
          <table:table-cell table:style-name="ce14"/>
          <table:table-cell table:style-name="ce17"/>
          <table:table-cell table:number-columns-repeated="16373"/>
        </table:table-row>
      </table:table>
      <table:named-expressions/>
      <table:data-pilot-tables>
        <table:data-pilot-table table:name="DataPilot1" table:application-data="" table:target-range-address="'Pivot Table_out_1'.A1:'Pivot Table_out_1'.K1154" table:buttons="'Pivot Table_out_1'.A1 'Pivot Table_out_1'.B1 'Pivot Table_out_1'.C1 'Pivot Table_out_1'.D1 'Pivot Table_out_1'.E1 'Pivot Table_out_1'.F1 'Pivot Table_out_1'.G1 'Pivot Table_out_1'.H1 'Pivot Table_out_1'.I1 'Pivot Table_out_1'.J1" table:show-filter-button="false" table:drill-down-on-double-click="false">
          <table:source-cell-range table:cell-range-address="out.A1:out.J1153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ompany" table:orientation="row" table:used-hierarchy="0" table:function="auto">
            <table:data-pilot-level table:show-empty="false" calcext:repeat-item-labels="false">
              <table:data-pilot-members>
                <table:data-pilot-member table:name="Aegis Defense Solutions" table:display="true" table:show-details="true"/>
                <table:data-pilot-member table:name="Aerospace Dynamics" table:display="true" table:show-details="true"/>
                <table:data-pilot-member table:name="Atlas Strategic Systems" table:display="true" table:show-details="true"/>
                <table:data-pilot-member table:name="Cerberus Defense Solutions" table:display="true" table:show-details="true"/>
                <table:data-pilot-member table:name="Guardian Armaments" table:display="true" table:show-details="true"/>
                <table:data-pilot-member table:name="Ironclad Defense Technologies" table:display="true" table:show-details="true"/>
                <table:data-pilot-member table:name="Phoenix Tactical Innovations" table:display="true" table:show-details="true"/>
                <table:data-pilot-member table:name="Sentinel Security Group" table:display="true" table:show-details="true"/>
                <table:data-pilot-member table:name="Springfield Defense Laboratories" table:display="true" table:show-details="true"/>
                <table:data-pilot-member table:name="Terraform Industries" table:display="true" table:show-details="true"/>
                <table:data-pilot-member table:name="Titan Aerospace Systems" table:display="true" table:show-details="true"/>
                <table:data-pilot-member table:name="Vanguard Technologies" table:display="true" table:show-details="true"/>
                <table:data-pilot-member table:name="Williams Jackson Internation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ddress" table:orientation="row" table:used-hierarchy="0" table:function="auto">
            <table:data-pilot-level table:show-empty="false" calcext:repeat-item-labels="false">
              <table:data-pilot-members>
                <table:data-pilot-member table:name="00144 Joshua Haven Suite 551, Ruthstad, OK 02618" table:display="true" table:show-details="true"/>
                <table:data-pilot-member table:name="01268 Joann Heights, West Jadetown, FL 55909" table:display="true" table:show-details="true"/>
                <table:data-pilot-member table:name="2001 Johnny Prairie, Lake Colinmouth, NC 63799" table:display="true" table:show-details="true"/>
                <table:data-pilot-member table:name="251 Alvarado Circle Suite 730, New Pamela, VA 39834" table:display="true" table:show-details="true"/>
                <table:data-pilot-member table:name="335 Taylor Knolls Suite 185, East Lori, GA 22952" table:display="true" table:show-details="true"/>
                <table:data-pilot-member table:name="3665 Judith Harbors Suite 503, Port Elizabethland, HI 44181" table:display="true" table:show-details="true"/>
                <table:data-pilot-member table:name="393 Mark Hill Apt. 529, North Mariatown, MS 59930" table:display="true" table:show-details="true"/>
                <table:data-pilot-member table:name="39357 Ashley Road, Lake Timothychester, NJ 75319" table:display="true" table:show-details="true"/>
                <table:data-pilot-member table:name="4056 Zachary Roads, Port Patrick, MI 16700" table:display="true" table:show-details="true"/>
                <table:data-pilot-member table:name="4417 Cynthia Mountain, West Stacy, MS 71545" table:display="true" table:show-details="true"/>
                <table:data-pilot-member table:name="497 Smith Land Suite 369, East Meredith, PA 99581" table:display="true" table:show-details="true"/>
                <table:data-pilot-member table:name="73480 Willis Square, South Lauraville, AK 50129" table:display="true" table:show-details="true"/>
                <table:data-pilot-member table:name="759 Gilbert Summit Apt. 872, Kyleborough, MO 99461" table:display="true" table:show-details="true"/>
                <table:data-pilot-member table:name="80940 James Landing, Williamville, NY 55826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1 name" table:orientation="row" table:used-hierarchy="0" table:function="auto">
            <table:data-pilot-level table:show-empty="false" calcext:repeat-item-labels="false">
              <table:data-pilot-members>
                <table:data-pilot-member table:name="Amy Guerrero" table:display="true" table:show-details="true"/>
                <table:data-pilot-member table:name="Christine Peters MD" table:display="true" table:show-details="true"/>
                <table:data-pilot-member table:name="Isabella Mckenzie" table:display="true" table:show-details="true"/>
                <table:data-pilot-member table:name="James Johns" table:display="true" table:show-details="true"/>
                <table:data-pilot-member table:name="Kimberly Farley" table:display="true" table:show-details="true"/>
                <table:data-pilot-member table:name="Lucas Lam" table:display="true" table:show-details="true"/>
                <table:data-pilot-member table:name="Megan Jones" table:display="true" table:show-details="true"/>
                <table:data-pilot-member table:name="Michael Cantrell" table:display="true" table:show-details="true"/>
                <table:data-pilot-member table:name="Michael Robinson" table:display="true" table:show-details="true"/>
                <table:data-pilot-member table:name="Raven Fleming" table:display="true" table:show-details="true"/>
                <table:data-pilot-member table:name="Robert Fields" table:display="true" table:show-details="true"/>
                <table:data-pilot-member table:name="Thomas Peterson" table:display="true" table:show-details="true"/>
                <table:data-pilot-member table:name="Vincent Mill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1 number" table:orientation="row" table:used-hierarchy="0" table:function="auto">
            <table:data-pilot-level table:show-empty="false" calcext:repeat-item-labels="false">
              <table:data-pilot-members>
                <table:data-pilot-member table:name="###-###-1833" table:display="true" table:show-details="true"/>
                <table:data-pilot-member table:name="###-###-2407" table:display="true" table:show-details="true"/>
                <table:data-pilot-member table:name="###-###-3332" table:display="true" table:show-details="true"/>
                <table:data-pilot-member table:name="###-###-4640" table:display="true" table:show-details="true"/>
                <table:data-pilot-member table:name="###-###-5356" table:display="true" table:show-details="true"/>
                <table:data-pilot-member table:name="###-###-5487" table:display="true" table:show-details="true"/>
                <table:data-pilot-member table:name="###-###-5644" table:display="true" table:show-details="true"/>
                <table:data-pilot-member table:name="###-###-5828" table:display="true" table:show-details="true"/>
                <table:data-pilot-member table:name="###-###-7294" table:display="true" table:show-details="true"/>
                <table:data-pilot-member table:name="###-###-7787" table:display="true" table:show-details="true"/>
                <table:data-pilot-member table:name="###-###-8672" table:display="true" table:show-details="true"/>
                <table:data-pilot-member table:name="###-###-9174" table:display="true" table:show-details="true"/>
                <table:data-pilot-member table:name="###-###-968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1 email" table:orientation="row" table:used-hierarchy="0" table:function="auto">
            <table:data-pilot-level table:show-empty="false" calcext:repeat-item-labels="false">
              <table:data-pilot-members>
                <table:data-pilot-member table:name="amy_40334@terraformind.com" table:display="true" table:show-details="true"/>
                <table:data-pilot-member table:name="christine_26677@guard.ar" table:display="true" table:show-details="true"/>
                <table:data-pilot-member table:name="johns.james@cerberussol.com" table:display="true" table:show-details="true"/>
                <table:data-pilot-member table:name="jones.megan@aerospacedyn.com" table:display="true" table:show-details="true"/>
                <table:data-pilot-member table:name="kimberlyf@ironcladdefense.tech" table:display="true" table:show-details="true"/>
                <table:data-pilot-member table:name="lucas.lam@springfieldlab.org" table:display="true" table:show-details="true"/>
                <table:data-pilot-member table:name="mckenzie.isabella@williamsjackson.org" table:display="true" table:show-details="true"/>
                <table:data-pilot-member table:name="michaelc@pti.biz" table:display="true" table:show-details="true"/>
                <table:data-pilot-member table:name="rfleming26996@sentinelgroup.consulting" table:display="true" table:show-details="true"/>
                <table:data-pilot-member table:name="robert_35331@aegissolutions.ltd" table:display="true" table:show-details="true"/>
                <table:data-pilot-member table:name="robinson.michael@atlassys.llc" table:display="true" table:show-details="true"/>
                <table:data-pilot-member table:name="thomasp@vanguardtechnologies.ltd" table:display="true" table:show-details="true"/>
                <table:data-pilot-member table:name="vincentm@titanaerospace.system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2 name" table:orientation="row" table:used-hierarchy="0" table:function="auto">
            <table:data-pilot-level table:show-empty="false" calcext:repeat-item-labels="false">
              <table:data-pilot-members>
                <table:data-pilot-member table:name="Amy Morse" table:display="true" table:show-details="true"/>
                <table:data-pilot-member table:name="Andrew Hall" table:display="true" table:show-details="true"/>
                <table:data-pilot-member table:name="Brittany Wagner" table:display="true" table:show-details="true"/>
                <table:data-pilot-member table:name="Helen Brown" table:display="true" table:show-details="true"/>
                <table:data-pilot-member table:name="Jamie Diaz" table:display="true" table:show-details="true"/>
                <table:data-pilot-member table:name="Jasper Wright" table:display="true" table:show-details="true"/>
                <table:data-pilot-member table:name="Jerry Frazier" table:display="true" table:show-details="true"/>
                <table:data-pilot-member table:name="Samantha Griffin" table:display="true" table:show-details="true"/>
                <table:data-pilot-member table:name="Sarah Pham" table:display="true" table:show-details="true"/>
                <table:data-pilot-member table:name="Sarah Soto" table:display="true" table:show-details="true"/>
                <table:data-pilot-member table:name="Sierra Bentley" table:display="true" table:show-details="true"/>
                <table:data-pilot-member table:name="Thomas Foster" table:display="true" table:show-details="true"/>
                <table:data-pilot-member table:name="Todd Martine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2 number" table:orientation="row" table:used-hierarchy="0" table:function="auto">
            <table:data-pilot-level table:show-empty="false" calcext:repeat-item-labels="false">
              <table:data-pilot-members>
                <table:data-pilot-member table:name="###-###-0140" table:display="true" table:show-details="true"/>
                <table:data-pilot-member table:name="###-###-0896" table:display="true" table:show-details="true"/>
                <table:data-pilot-member table:name="###-###-1746" table:display="true" table:show-details="true"/>
                <table:data-pilot-member table:name="###-###-3781" table:display="true" table:show-details="true"/>
                <table:data-pilot-member table:name="###-###-5825" table:display="true" table:show-details="true"/>
                <table:data-pilot-member table:name="###-###-6019" table:display="true" table:show-details="true"/>
                <table:data-pilot-member table:name="###-###-6891" table:display="true" table:show-details="true"/>
                <table:data-pilot-member table:name="###-###-7571" table:display="true" table:show-details="true"/>
                <table:data-pilot-member table:name="###-###-7772" table:display="true" table:show-details="true"/>
                <table:data-pilot-member table:name="###-###-7892" table:display="true" table:show-details="true"/>
                <table:data-pilot-member table:name="###-###-9301" table:display="true" table:show-details="true"/>
                <table:data-pilot-member table:name="###-###-9352" table:display="true" table:show-details="true"/>
                <table:data-pilot-member table:name="###-###-956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erson 2 email" table:orientation="row" table:used-hierarchy="0" table:function="auto">
            <table:data-pilot-level table:show-empty="false" calcext:repeat-item-labels="false">
              <table:data-pilot-members>
                <table:data-pilot-member table:name="andrewh@ironcladdefense.tech" table:display="true" table:show-details="true"/>
                <table:data-pilot-member table:name="brittanyw@vanguardtechnologies.ltd" table:display="true" table:show-details="true"/>
                <table:data-pilot-member table:name="foster.thomas@cerberussol.com" table:display="true" table:show-details="true"/>
                <table:data-pilot-member table:name="frazier.jerry@aerospacedyn.com" table:display="true" table:show-details="true"/>
                <table:data-pilot-member table:name="helen_36599@aegissolutions.ltd" table:display="true" table:show-details="true"/>
                <table:data-pilot-member table:name="jamie_98949@terraformind.com" table:display="true" table:show-details="true"/>
                <table:data-pilot-member table:name="jasper_05038@guard.ar" table:display="true" table:show-details="true"/>
                <table:data-pilot-member table:name="morse.amy@williamsjackson.org" table:display="true" table:show-details="true"/>
                <table:data-pilot-member table:name="pham.sarah@atlassys.llc" table:display="true" table:show-details="true"/>
                <table:data-pilot-member table:name="samanthag@titanaerospace.systems" table:display="true" table:show-details="true"/>
                <table:data-pilot-member table:name="sarah.soto@springfieldlab.org" table:display="true" table:show-details="true"/>
                <table:data-pilot-member table:name="sbentley56970@sentinelgroup.consulting" table:display="true" table:show-details="true"/>
                <table:data-pilot-member table:name="toddm@pti.bi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d" table:orientation="row" table:used-hierarchy="0" table:function="auto">
            <table:data-pilot-level table:show-empty="false" calcext:repeat-item-labels="false">
              <table:data-pilot-members>
                <table:data-pilot-member table:name="AEG0021156" table:display="true" table:show-details="true"/>
                <table:data-pilot-member table:name="AEG0023472" table:display="true" table:show-details="true"/>
                <table:data-pilot-member table:name="AEG0031279" table:display="true" table:show-details="true"/>
                <table:data-pilot-member table:name="AEG0059850" table:display="true" table:show-details="true"/>
                <table:data-pilot-member table:name="AEG0071679" table:display="true" table:show-details="true"/>
                <table:data-pilot-member table:name="AEG0074558" table:display="true" table:show-details="true"/>
                <table:data-pilot-member table:name="AEG0075677" table:display="true" table:show-details="true"/>
                <table:data-pilot-member table:name="AEG0081912" table:display="true" table:show-details="true"/>
                <table:data-pilot-member table:name="AEG0088191" table:display="true" table:show-details="true"/>
                <table:data-pilot-member table:name="AEG0089676" table:display="true" table:show-details="true"/>
                <table:data-pilot-member table:name="AEG0097302" table:display="true" table:show-details="true"/>
                <table:data-pilot-member table:name="AEG0144882" table:display="true" table:show-details="true"/>
                <table:data-pilot-member table:name="AEG0150974" table:display="true" table:show-details="true"/>
                <table:data-pilot-member table:name="AEG0167535" table:display="true" table:show-details="true"/>
                <table:data-pilot-member table:name="AEG0177670" table:display="true" table:show-details="true"/>
                <table:data-pilot-member table:name="AEG0188907" table:display="true" table:show-details="true"/>
                <table:data-pilot-member table:name="AEG0194060" table:display="true" table:show-details="true"/>
                <table:data-pilot-member table:name="AEG0207355" table:display="true" table:show-details="true"/>
                <table:data-pilot-member table:name="AEG0223680" table:display="true" table:show-details="true"/>
                <table:data-pilot-member table:name="AEG0226357" table:display="true" table:show-details="true"/>
                <table:data-pilot-member table:name="AEG0231883" table:display="true" table:show-details="true"/>
                <table:data-pilot-member table:name="AEG0243374" table:display="true" table:show-details="true"/>
                <table:data-pilot-member table:name="AEG0263982" table:display="true" table:show-details="true"/>
                <table:data-pilot-member table:name="AEG0283280" table:display="true" table:show-details="true"/>
                <table:data-pilot-member table:name="AEG0288443" table:display="true" table:show-details="true"/>
                <table:data-pilot-member table:name="AEG0356296" table:display="true" table:show-details="true"/>
                <table:data-pilot-member table:name="AEG0359538" table:display="true" table:show-details="true"/>
                <table:data-pilot-member table:name="AEG0391162" table:display="true" table:show-details="true"/>
                <table:data-pilot-member table:name="AEG0398625" table:display="true" table:show-details="true"/>
                <table:data-pilot-member table:name="AEG0414837" table:display="true" table:show-details="true"/>
                <table:data-pilot-member table:name="AEG0436414" table:display="true" table:show-details="true"/>
                <table:data-pilot-member table:name="AEG0443899" table:display="true" table:show-details="true"/>
                <table:data-pilot-member table:name="AEG0467474" table:display="true" table:show-details="true"/>
                <table:data-pilot-member table:name="AEG0476167" table:display="true" table:show-details="true"/>
                <table:data-pilot-member table:name="AEG0481931" table:display="true" table:show-details="true"/>
                <table:data-pilot-member table:name="AEG0482699" table:display="true" table:show-details="true"/>
                <table:data-pilot-member table:name="AEG0483634" table:display="true" table:show-details="true"/>
                <table:data-pilot-member table:name="AEG0485382" table:display="true" table:show-details="true"/>
                <table:data-pilot-member table:name="AEG0509723" table:display="true" table:show-details="true"/>
                <table:data-pilot-member table:name="AEG0521495" table:display="true" table:show-details="true"/>
                <table:data-pilot-member table:name="AEG0528716" table:display="true" table:show-details="true"/>
                <table:data-pilot-member table:name="AEG0540788" table:display="true" table:show-details="true"/>
                <table:data-pilot-member table:name="AEG0562283" table:display="true" table:show-details="true"/>
                <table:data-pilot-member table:name="AEG0593743" table:display="true" table:show-details="true"/>
                <table:data-pilot-member table:name="AEG0624692" table:display="true" table:show-details="true"/>
                <table:data-pilot-member table:name="AEG0645489" table:display="true" table:show-details="true"/>
                <table:data-pilot-member table:name="AEG0649798" table:display="true" table:show-details="true"/>
                <table:data-pilot-member table:name="AEG0670044" table:display="true" table:show-details="true"/>
                <table:data-pilot-member table:name="AEG0672669" table:display="true" table:show-details="true"/>
                <table:data-pilot-member table:name="AEG0673281" table:display="true" table:show-details="true"/>
                <table:data-pilot-member table:name="AEG0744183" table:display="true" table:show-details="true"/>
                <table:data-pilot-member table:name="AEG0748647" table:display="true" table:show-details="true"/>
                <table:data-pilot-member table:name="AEG0765621" table:display="true" table:show-details="true"/>
                <table:data-pilot-member table:name="AEG0766486" table:display="true" table:show-details="true"/>
                <table:data-pilot-member table:name="AEG0768747" table:display="true" table:show-details="true"/>
                <table:data-pilot-member table:name="AEG0779597" table:display="true" table:show-details="true"/>
                <table:data-pilot-member table:name="AEG0784262" table:display="true" table:show-details="true"/>
                <table:data-pilot-member table:name="AEG0806608" table:display="true" table:show-details="true"/>
                <table:data-pilot-member table:name="AEG0806793" table:display="true" table:show-details="true"/>
                <table:data-pilot-member table:name="AEG0810713" table:display="true" table:show-details="true"/>
                <table:data-pilot-member table:name="AEG0816011" table:display="true" table:show-details="true"/>
                <table:data-pilot-member table:name="AEG0865262" table:display="true" table:show-details="true"/>
                <table:data-pilot-member table:name="AEG0889358" table:display="true" table:show-details="true"/>
                <table:data-pilot-member table:name="AEG0898607" table:display="true" table:show-details="true"/>
                <table:data-pilot-member table:name="AEG0910405" table:display="true" table:show-details="true"/>
                <table:data-pilot-member table:name="AEG0921621" table:display="true" table:show-details="true"/>
                <table:data-pilot-member table:name="AEG0928018" table:display="true" table:show-details="true"/>
                <table:data-pilot-member table:name="AEG0943348" table:display="true" table:show-details="true"/>
                <table:data-pilot-member table:name="AEG0954018" table:display="true" table:show-details="true"/>
                <table:data-pilot-member table:name="AEG0968040" table:display="true" table:show-details="true"/>
                <table:data-pilot-member table:name="AEG0973964" table:display="true" table:show-details="true"/>
                <table:data-pilot-member table:name="AEG0975297" table:display="true" table:show-details="true"/>
                <table:data-pilot-member table:name="AEG0979559" table:display="true" table:show-details="true"/>
                <table:data-pilot-member table:name="AEG0981016" table:display="true" table:show-details="true"/>
                <table:data-pilot-member table:name="AEG0985593" table:display="true" table:show-details="true"/>
                <table:data-pilot-member table:name="AEG0988664" table:display="true" table:show-details="true"/>
                <table:data-pilot-member table:name="AEG0990577" table:display="true" table:show-details="true"/>
                <table:data-pilot-member table:name="AEG0992713" table:display="true" table:show-details="true"/>
                <table:data-pilot-member table:name="AEG1023933" table:display="true" table:show-details="true"/>
                <table:data-pilot-member table:name="AEG1024236" table:display="true" table:show-details="true"/>
                <table:data-pilot-member table:name="AEG1040552" table:display="true" table:show-details="true"/>
                <table:data-pilot-member table:name="AEG1063214" table:display="true" table:show-details="true"/>
                <table:data-pilot-member table:name="AEG1069568" table:display="true" table:show-details="true"/>
                <table:data-pilot-member table:name="AEG1079087" table:display="true" table:show-details="true"/>
                <table:data-pilot-member table:name="AEG1080277" table:display="true" table:show-details="true"/>
                <table:data-pilot-member table:name="AEG1083739" table:display="true" table:show-details="true"/>
                <table:data-pilot-member table:name="AEG1083751" table:display="true" table:show-details="true"/>
                <table:data-pilot-member table:name="AEG1086001" table:display="true" table:show-details="true"/>
                <table:data-pilot-member table:name="AEG1086108" table:display="true" table:show-details="true"/>
                <table:data-pilot-member table:name="AEG1119983" table:display="true" table:show-details="true"/>
                <table:data-pilot-member table:name="AEG1125977" table:display="true" table:show-details="true"/>
                <table:data-pilot-member table:name="AEG1127853" table:display="true" table:show-details="true"/>
                <table:data-pilot-member table:name="AEG1138143" table:display="true" table:show-details="true"/>
                <table:data-pilot-member table:name="AEG1144656" table:display="true" table:show-details="true"/>
                <table:data-pilot-member table:name="AEG1150279" table:display="true" table:show-details="true"/>
                <table:data-pilot-member table:name="AEG1150798" table:display="true" table:show-details="true"/>
                <table:data-pilot-member table:name="AER0040839" table:display="true" table:show-details="true"/>
                <table:data-pilot-member table:name="AER0042370" table:display="true" table:show-details="true"/>
                <table:data-pilot-member table:name="AER0055643" table:display="true" table:show-details="true"/>
                <table:data-pilot-member table:name="AER0060445" table:display="true" table:show-details="true"/>
                <table:data-pilot-member table:name="AER0061264" table:display="true" table:show-details="true"/>
                <table:data-pilot-member table:name="AER0094762" table:display="true" table:show-details="true"/>
                <table:data-pilot-member table:name="AER0096885" table:display="true" table:show-details="true"/>
                <table:data-pilot-member table:name="AER0104898" table:display="true" table:show-details="true"/>
                <table:data-pilot-member table:name="AER0139512" table:display="true" table:show-details="true"/>
                <table:data-pilot-member table:name="AER0173351" table:display="true" table:show-details="true"/>
                <table:data-pilot-member table:name="AER0233355" table:display="true" table:show-details="true"/>
                <table:data-pilot-member table:name="AER0248685" table:display="true" table:show-details="true"/>
                <table:data-pilot-member table:name="AER0255309" table:display="true" table:show-details="true"/>
                <table:data-pilot-member table:name="AER0258339" table:display="true" table:show-details="true"/>
                <table:data-pilot-member table:name="AER0272398" table:display="true" table:show-details="true"/>
                <table:data-pilot-member table:name="AER0281540" table:display="true" table:show-details="true"/>
                <table:data-pilot-member table:name="AER0308360" table:display="true" table:show-details="true"/>
                <table:data-pilot-member table:name="AER0311934" table:display="true" table:show-details="true"/>
                <table:data-pilot-member table:name="AER0341273" table:display="true" table:show-details="true"/>
                <table:data-pilot-member table:name="AER0342936" table:display="true" table:show-details="true"/>
                <table:data-pilot-member table:name="AER0344921" table:display="true" table:show-details="true"/>
                <table:data-pilot-member table:name="AER0349567" table:display="true" table:show-details="true"/>
                <table:data-pilot-member table:name="AER0401072" table:display="true" table:show-details="true"/>
                <table:data-pilot-member table:name="AER0412732" table:display="true" table:show-details="true"/>
                <table:data-pilot-member table:name="AER0421636" table:display="true" table:show-details="true"/>
                <table:data-pilot-member table:name="AER0437711" table:display="true" table:show-details="true"/>
                <table:data-pilot-member table:name="AER0441455" table:display="true" table:show-details="true"/>
                <table:data-pilot-member table:name="AER0455813" table:display="true" table:show-details="true"/>
                <table:data-pilot-member table:name="AER0460727" table:display="true" table:show-details="true"/>
                <table:data-pilot-member table:name="AER0473080" table:display="true" table:show-details="true"/>
                <table:data-pilot-member table:name="AER0481152" table:display="true" table:show-details="true"/>
                <table:data-pilot-member table:name="AER0481678" table:display="true" table:show-details="true"/>
                <table:data-pilot-member table:name="AER0492544" table:display="true" table:show-details="true"/>
                <table:data-pilot-member table:name="AER0511258" table:display="true" table:show-details="true"/>
                <table:data-pilot-member table:name="AER0515596" table:display="true" table:show-details="true"/>
                <table:data-pilot-member table:name="AER0516876" table:display="true" table:show-details="true"/>
                <table:data-pilot-member table:name="AER0555389" table:display="true" table:show-details="true"/>
                <table:data-pilot-member table:name="AER0558171" table:display="true" table:show-details="true"/>
                <table:data-pilot-member table:name="AER0560884" table:display="true" table:show-details="true"/>
                <table:data-pilot-member table:name="AER0565495" table:display="true" table:show-details="true"/>
                <table:data-pilot-member table:name="AER0566538" table:display="true" table:show-details="true"/>
                <table:data-pilot-member table:name="AER0574207" table:display="true" table:show-details="true"/>
                <table:data-pilot-member table:name="AER0579319" table:display="true" table:show-details="true"/>
                <table:data-pilot-member table:name="AER0602568" table:display="true" table:show-details="true"/>
                <table:data-pilot-member table:name="AER0644040" table:display="true" table:show-details="true"/>
                <table:data-pilot-member table:name="AER0649756" table:display="true" table:show-details="true"/>
                <table:data-pilot-member table:name="AER0687850" table:display="true" table:show-details="true"/>
                <table:data-pilot-member table:name="AER0712781" table:display="true" table:show-details="true"/>
                <table:data-pilot-member table:name="AER0744623" table:display="true" table:show-details="true"/>
                <table:data-pilot-member table:name="AER0772567" table:display="true" table:show-details="true"/>
                <table:data-pilot-member table:name="AER0776909" table:display="true" table:show-details="true"/>
                <table:data-pilot-member table:name="AER0795354" table:display="true" table:show-details="true"/>
                <table:data-pilot-member table:name="AER0803230" table:display="true" table:show-details="true"/>
                <table:data-pilot-member table:name="AER0806976" table:display="true" table:show-details="true"/>
                <table:data-pilot-member table:name="AER0810559" table:display="true" table:show-details="true"/>
                <table:data-pilot-member table:name="AER0846030" table:display="true" table:show-details="true"/>
                <table:data-pilot-member table:name="AER0874639" table:display="true" table:show-details="true"/>
                <table:data-pilot-member table:name="AER0888157" table:display="true" table:show-details="true"/>
                <table:data-pilot-member table:name="AER0924728" table:display="true" table:show-details="true"/>
                <table:data-pilot-member table:name="AER0937498" table:display="true" table:show-details="true"/>
                <table:data-pilot-member table:name="AER0949750" table:display="true" table:show-details="true"/>
                <table:data-pilot-member table:name="AER0955757" table:display="true" table:show-details="true"/>
                <table:data-pilot-member table:name="AER0959507" table:display="true" table:show-details="true"/>
                <table:data-pilot-member table:name="AER0974403" table:display="true" table:show-details="true"/>
                <table:data-pilot-member table:name="AER0975393" table:display="true" table:show-details="true"/>
                <table:data-pilot-member table:name="AER0979616" table:display="true" table:show-details="true"/>
                <table:data-pilot-member table:name="AER1008048" table:display="true" table:show-details="true"/>
                <table:data-pilot-member table:name="AER1008725" table:display="true" table:show-details="true"/>
                <table:data-pilot-member table:name="AER1039644" table:display="true" table:show-details="true"/>
                <table:data-pilot-member table:name="AER1060455" table:display="true" table:show-details="true"/>
                <table:data-pilot-member table:name="AER1073050" table:display="true" table:show-details="true"/>
                <table:data-pilot-member table:name="AER1078848" table:display="true" table:show-details="true"/>
                <table:data-pilot-member table:name="AER1085645" table:display="true" table:show-details="true"/>
                <table:data-pilot-member table:name="AER1085724" table:display="true" table:show-details="true"/>
                <table:data-pilot-member table:name="AER1088484" table:display="true" table:show-details="true"/>
                <table:data-pilot-member table:name="AER1107116" table:display="true" table:show-details="true"/>
                <table:data-pilot-member table:name="AER1117361" table:display="true" table:show-details="true"/>
                <table:data-pilot-member table:name="AER1130110" table:display="true" table:show-details="true"/>
                <table:data-pilot-member table:name="AER1137011" table:display="true" table:show-details="true"/>
                <table:data-pilot-member table:name="ATL0027922" table:display="true" table:show-details="true"/>
                <table:data-pilot-member table:name="ATL0033458" table:display="true" table:show-details="true"/>
                <table:data-pilot-member table:name="ATL0052527" table:display="true" table:show-details="true"/>
                <table:data-pilot-member table:name="ATL0059968" table:display="true" table:show-details="true"/>
                <table:data-pilot-member table:name="ATL0061427" table:display="true" table:show-details="true"/>
                <table:data-pilot-member table:name="ATL0064525" table:display="true" table:show-details="true"/>
                <table:data-pilot-member table:name="ATL0068697" table:display="true" table:show-details="true"/>
                <table:data-pilot-member table:name="ATL0100986" table:display="true" table:show-details="true"/>
                <table:data-pilot-member table:name="ATL0104613" table:display="true" table:show-details="true"/>
                <table:data-pilot-member table:name="ATL0108029" table:display="true" table:show-details="true"/>
                <table:data-pilot-member table:name="ATL0120767" table:display="true" table:show-details="true"/>
                <table:data-pilot-member table:name="ATL0133663" table:display="true" table:show-details="true"/>
                <table:data-pilot-member table:name="ATL0141539" table:display="true" table:show-details="true"/>
                <table:data-pilot-member table:name="ATL0148059" table:display="true" table:show-details="true"/>
                <table:data-pilot-member table:name="ATL0173301" table:display="true" table:show-details="true"/>
                <table:data-pilot-member table:name="ATL0178944" table:display="true" table:show-details="true"/>
                <table:data-pilot-member table:name="ATL0181116" table:display="true" table:show-details="true"/>
                <table:data-pilot-member table:name="ATL0219168" table:display="true" table:show-details="true"/>
                <table:data-pilot-member table:name="ATL0227417" table:display="true" table:show-details="true"/>
                <table:data-pilot-member table:name="ATL0228674" table:display="true" table:show-details="true"/>
                <table:data-pilot-member table:name="ATL0233746" table:display="true" table:show-details="true"/>
                <table:data-pilot-member table:name="ATL0235243" table:display="true" table:show-details="true"/>
                <table:data-pilot-member table:name="ATL0236645" table:display="true" table:show-details="true"/>
                <table:data-pilot-member table:name="ATL0237626" table:display="true" table:show-details="true"/>
                <table:data-pilot-member table:name="ATL0238241" table:display="true" table:show-details="true"/>
                <table:data-pilot-member table:name="ATL0241865" table:display="true" table:show-details="true"/>
                <table:data-pilot-member table:name="ATL0257797" table:display="true" table:show-details="true"/>
                <table:data-pilot-member table:name="ATL0258566" table:display="true" table:show-details="true"/>
                <table:data-pilot-member table:name="ATL0267062" table:display="true" table:show-details="true"/>
                <table:data-pilot-member table:name="ATL0271249" table:display="true" table:show-details="true"/>
                <table:data-pilot-member table:name="ATL0282011" table:display="true" table:show-details="true"/>
                <table:data-pilot-member table:name="ATL0282556" table:display="true" table:show-details="true"/>
                <table:data-pilot-member table:name="ATL0292073" table:display="true" table:show-details="true"/>
                <table:data-pilot-member table:name="ATL0297848" table:display="true" table:show-details="true"/>
                <table:data-pilot-member table:name="ATL0302034" table:display="true" table:show-details="true"/>
                <table:data-pilot-member table:name="ATL0344418" table:display="true" table:show-details="true"/>
                <table:data-pilot-member table:name="ATL0349326" table:display="true" table:show-details="true"/>
                <table:data-pilot-member table:name="ATL0349926" table:display="true" table:show-details="true"/>
                <table:data-pilot-member table:name="ATL0355832" table:display="true" table:show-details="true"/>
                <table:data-pilot-member table:name="ATL0366887" table:display="true" table:show-details="true"/>
                <table:data-pilot-member table:name="ATL0443284" table:display="true" table:show-details="true"/>
                <table:data-pilot-member table:name="ATL0463387" table:display="true" table:show-details="true"/>
                <table:data-pilot-member table:name="ATL0473233" table:display="true" table:show-details="true"/>
                <table:data-pilot-member table:name="ATL0476161" table:display="true" table:show-details="true"/>
                <table:data-pilot-member table:name="ATL0478600" table:display="true" table:show-details="true"/>
                <table:data-pilot-member table:name="ATL0495285" table:display="true" table:show-details="true"/>
                <table:data-pilot-member table:name="ATL0498999" table:display="true" table:show-details="true"/>
                <table:data-pilot-member table:name="ATL0524983" table:display="true" table:show-details="true"/>
                <table:data-pilot-member table:name="ATL0542254" table:display="true" table:show-details="true"/>
                <table:data-pilot-member table:name="ATL0544681" table:display="true" table:show-details="true"/>
                <table:data-pilot-member table:name="ATL0548818" table:display="true" table:show-details="true"/>
                <table:data-pilot-member table:name="ATL0599134" table:display="true" table:show-details="true"/>
                <table:data-pilot-member table:name="ATL0601771" table:display="true" table:show-details="true"/>
                <table:data-pilot-member table:name="ATL0646809" table:display="true" table:show-details="true"/>
                <table:data-pilot-member table:name="ATL0659089" table:display="true" table:show-details="true"/>
                <table:data-pilot-member table:name="ATL0661344" table:display="true" table:show-details="true"/>
                <table:data-pilot-member table:name="ATL0691004" table:display="true" table:show-details="true"/>
                <table:data-pilot-member table:name="ATL0702473" table:display="true" table:show-details="true"/>
                <table:data-pilot-member table:name="ATL0702915" table:display="true" table:show-details="true"/>
                <table:data-pilot-member table:name="ATL0714622" table:display="true" table:show-details="true"/>
                <table:data-pilot-member table:name="ATL0743907" table:display="true" table:show-details="true"/>
                <table:data-pilot-member table:name="ATL0749146" table:display="true" table:show-details="true"/>
                <table:data-pilot-member table:name="ATL0756919" table:display="true" table:show-details="true"/>
                <table:data-pilot-member table:name="ATL0777096" table:display="true" table:show-details="true"/>
                <table:data-pilot-member table:name="ATL0798545" table:display="true" table:show-details="true"/>
                <table:data-pilot-member table:name="ATL0804430" table:display="true" table:show-details="true"/>
                <table:data-pilot-member table:name="ATL0822216" table:display="true" table:show-details="true"/>
                <table:data-pilot-member table:name="ATL0824681" table:display="true" table:show-details="true"/>
                <table:data-pilot-member table:name="ATL0868741" table:display="true" table:show-details="true"/>
                <table:data-pilot-member table:name="ATL0885659" table:display="true" table:show-details="true"/>
                <table:data-pilot-member table:name="ATL0889503" table:display="true" table:show-details="true"/>
                <table:data-pilot-member table:name="ATL0915662" table:display="true" table:show-details="true"/>
                <table:data-pilot-member table:name="ATL0915872" table:display="true" table:show-details="true"/>
                <table:data-pilot-member table:name="ATL0920309" table:display="true" table:show-details="true"/>
                <table:data-pilot-member table:name="ATL0924552" table:display="true" table:show-details="true"/>
                <table:data-pilot-member table:name="ATL0927878" table:display="true" table:show-details="true"/>
                <table:data-pilot-member table:name="ATL0936643" table:display="true" table:show-details="true"/>
                <table:data-pilot-member table:name="ATL0952452" table:display="true" table:show-details="true"/>
                <table:data-pilot-member table:name="ATL0956949" table:display="true" table:show-details="true"/>
                <table:data-pilot-member table:name="ATL0958562" table:display="true" table:show-details="true"/>
                <table:data-pilot-member table:name="ATL0970908" table:display="true" table:show-details="true"/>
                <table:data-pilot-member table:name="ATL0982648" table:display="true" table:show-details="true"/>
                <table:data-pilot-member table:name="ATL0982792" table:display="true" table:show-details="true"/>
                <table:data-pilot-member table:name="ATL0997202" table:display="true" table:show-details="true"/>
                <table:data-pilot-member table:name="ATL1002706" table:display="true" table:show-details="true"/>
                <table:data-pilot-member table:name="ATL1024144" table:display="true" table:show-details="true"/>
                <table:data-pilot-member table:name="ATL1025432" table:display="true" table:show-details="true"/>
                <table:data-pilot-member table:name="ATL1034823" table:display="true" table:show-details="true"/>
                <table:data-pilot-member table:name="ATL1054312" table:display="true" table:show-details="true"/>
                <table:data-pilot-member table:name="ATL1070105" table:display="true" table:show-details="true"/>
                <table:data-pilot-member table:name="ATL1073435" table:display="true" table:show-details="true"/>
                <table:data-pilot-member table:name="ATL1088749" table:display="true" table:show-details="true"/>
                <table:data-pilot-member table:name="ATL1091807" table:display="true" table:show-details="true"/>
                <table:data-pilot-member table:name="ATL1114487" table:display="true" table:show-details="true"/>
                <table:data-pilot-member table:name="ATL1127425" table:display="true" table:show-details="true"/>
                <table:data-pilot-member table:name="ATL1132579" table:display="true" table:show-details="true"/>
                <table:data-pilot-member table:name="ATL1134025" table:display="true" table:show-details="true"/>
                <table:data-pilot-member table:name="ATL1139350" table:display="true" table:show-details="true"/>
                <table:data-pilot-member table:name="ATL1150730" table:display="true" table:show-details="true"/>
                <table:data-pilot-member table:name="ATL1150821" table:display="true" table:show-details="true"/>
                <table:data-pilot-member table:name="ATL1151687" table:display="true" table:show-details="true"/>
                <table:data-pilot-member table:name="CER0005319" table:display="true" table:show-details="true"/>
                <table:data-pilot-member table:name="CER0017253" table:display="true" table:show-details="true"/>
                <table:data-pilot-member table:name="CER0026163" table:display="true" table:show-details="true"/>
                <table:data-pilot-member table:name="CER0028778" table:display="true" table:show-details="true"/>
                <table:data-pilot-member table:name="CER0100546" table:display="true" table:show-details="true"/>
                <table:data-pilot-member table:name="CER0122597" table:display="true" table:show-details="true"/>
                <table:data-pilot-member table:name="CER0122817" table:display="true" table:show-details="true"/>
                <table:data-pilot-member table:name="CER0126375" table:display="true" table:show-details="true"/>
                <table:data-pilot-member table:name="CER0131392" table:display="true" table:show-details="true"/>
                <table:data-pilot-member table:name="CER0174459" table:display="true" table:show-details="true"/>
                <table:data-pilot-member table:name="CER0217306" table:display="true" table:show-details="true"/>
                <table:data-pilot-member table:name="CER0231495" table:display="true" table:show-details="true"/>
                <table:data-pilot-member table:name="CER0234939" table:display="true" table:show-details="true"/>
                <table:data-pilot-member table:name="CER0251367" table:display="true" table:show-details="true"/>
                <table:data-pilot-member table:name="CER0268641" table:display="true" table:show-details="true"/>
                <table:data-pilot-member table:name="CER0270434" table:display="true" table:show-details="true"/>
                <table:data-pilot-member table:name="CER0284187" table:display="true" table:show-details="true"/>
                <table:data-pilot-member table:name="CER0299529" table:display="true" table:show-details="true"/>
                <table:data-pilot-member table:name="CER0308999" table:display="true" table:show-details="true"/>
                <table:data-pilot-member table:name="CER0316014" table:display="true" table:show-details="true"/>
                <table:data-pilot-member table:name="CER0336549" table:display="true" table:show-details="true"/>
                <table:data-pilot-member table:name="CER0342504" table:display="true" table:show-details="true"/>
                <table:data-pilot-member table:name="CER0356210" table:display="true" table:show-details="true"/>
                <table:data-pilot-member table:name="CER0401822" table:display="true" table:show-details="true"/>
                <table:data-pilot-member table:name="CER0429799" table:display="true" table:show-details="true"/>
                <table:data-pilot-member table:name="CER0433869" table:display="true" table:show-details="true"/>
                <table:data-pilot-member table:name="CER0436939" table:display="true" table:show-details="true"/>
                <table:data-pilot-member table:name="CER0449491" table:display="true" table:show-details="true"/>
                <table:data-pilot-member table:name="CER0453223" table:display="true" table:show-details="true"/>
                <table:data-pilot-member table:name="CER0454343" table:display="true" table:show-details="true"/>
                <table:data-pilot-member table:name="CER0506052" table:display="true" table:show-details="true"/>
                <table:data-pilot-member table:name="CER0509632" table:display="true" table:show-details="true"/>
                <table:data-pilot-member table:name="CER0513752" table:display="true" table:show-details="true"/>
                <table:data-pilot-member table:name="CER0515874" table:display="true" table:show-details="true"/>
                <table:data-pilot-member table:name="CER0525342" table:display="true" table:show-details="true"/>
                <table:data-pilot-member table:name="CER0535131" table:display="true" table:show-details="true"/>
                <table:data-pilot-member table:name="CER0535276" table:display="true" table:show-details="true"/>
                <table:data-pilot-member table:name="CER0541946" table:display="true" table:show-details="true"/>
                <table:data-pilot-member table:name="CER0542597" table:display="true" table:show-details="true"/>
                <table:data-pilot-member table:name="CER0544076" table:display="true" table:show-details="true"/>
                <table:data-pilot-member table:name="CER0546488" table:display="true" table:show-details="true"/>
                <table:data-pilot-member table:name="CER0547829" table:display="true" table:show-details="true"/>
                <table:data-pilot-member table:name="CER0557355" table:display="true" table:show-details="true"/>
                <table:data-pilot-member table:name="CER0570779" table:display="true" table:show-details="true"/>
                <table:data-pilot-member table:name="CER0581419" table:display="true" table:show-details="true"/>
                <table:data-pilot-member table:name="CER0601259" table:display="true" table:show-details="true"/>
                <table:data-pilot-member table:name="CER0634325" table:display="true" table:show-details="true"/>
                <table:data-pilot-member table:name="CER0635013" table:display="true" table:show-details="true"/>
                <table:data-pilot-member table:name="CER0647858" table:display="true" table:show-details="true"/>
                <table:data-pilot-member table:name="CER0655727" table:display="true" table:show-details="true"/>
                <table:data-pilot-member table:name="CER0656058" table:display="true" table:show-details="true"/>
                <table:data-pilot-member table:name="CER0660215" table:display="true" table:show-details="true"/>
                <table:data-pilot-member table:name="CER0664250" table:display="true" table:show-details="true"/>
                <table:data-pilot-member table:name="CER0671862" table:display="true" table:show-details="true"/>
                <table:data-pilot-member table:name="CER0698259" table:display="true" table:show-details="true"/>
                <table:data-pilot-member table:name="CER0706271" table:display="true" table:show-details="true"/>
                <table:data-pilot-member table:name="CER0717469" table:display="true" table:show-details="true"/>
                <table:data-pilot-member table:name="CER0722497" table:display="true" table:show-details="true"/>
                <table:data-pilot-member table:name="CER0736255" table:display="true" table:show-details="true"/>
                <table:data-pilot-member table:name="CER0759219" table:display="true" table:show-details="true"/>
                <table:data-pilot-member table:name="CER0761513" table:display="true" table:show-details="true"/>
                <table:data-pilot-member table:name="CER0763242" table:display="true" table:show-details="true"/>
                <table:data-pilot-member table:name="CER0774348" table:display="true" table:show-details="true"/>
                <table:data-pilot-member table:name="CER0804149" table:display="true" table:show-details="true"/>
                <table:data-pilot-member table:name="CER0806905" table:display="true" table:show-details="true"/>
                <table:data-pilot-member table:name="CER0813917" table:display="true" table:show-details="true"/>
                <table:data-pilot-member table:name="CER0815275" table:display="true" table:show-details="true"/>
                <table:data-pilot-member table:name="CER0831774" table:display="true" table:show-details="true"/>
                <table:data-pilot-member table:name="CER0834681" table:display="true" table:show-details="true"/>
                <table:data-pilot-member table:name="CER0851888" table:display="true" table:show-details="true"/>
                <table:data-pilot-member table:name="CER0858911" table:display="true" table:show-details="true"/>
                <table:data-pilot-member table:name="CER0868626" table:display="true" table:show-details="true"/>
                <table:data-pilot-member table:name="CER0874404" table:display="true" table:show-details="true"/>
                <table:data-pilot-member table:name="CER0892571" table:display="true" table:show-details="true"/>
                <table:data-pilot-member table:name="CER0894594" table:display="true" table:show-details="true"/>
                <table:data-pilot-member table:name="CER0906556" table:display="true" table:show-details="true"/>
                <table:data-pilot-member table:name="CER0919235" table:display="true" table:show-details="true"/>
                <table:data-pilot-member table:name="CER0919811" table:display="true" table:show-details="true"/>
                <table:data-pilot-member table:name="CER0920347" table:display="true" table:show-details="true"/>
                <table:data-pilot-member table:name="CER0925691" table:display="true" table:show-details="true"/>
                <table:data-pilot-member table:name="CER0959060" table:display="true" table:show-details="true"/>
                <table:data-pilot-member table:name="CER0967450" table:display="true" table:show-details="true"/>
                <table:data-pilot-member table:name="CER0972989" table:display="true" table:show-details="true"/>
                <table:data-pilot-member table:name="CER0984143" table:display="true" table:show-details="true"/>
                <table:data-pilot-member table:name="CER1012310" table:display="true" table:show-details="true"/>
                <table:data-pilot-member table:name="CER1031401" table:display="true" table:show-details="true"/>
                <table:data-pilot-member table:name="CER1032595" table:display="true" table:show-details="true"/>
                <table:data-pilot-member table:name="CER1046598" table:display="true" table:show-details="true"/>
                <table:data-pilot-member table:name="CER1048408" table:display="true" table:show-details="true"/>
                <table:data-pilot-member table:name="CER1053339" table:display="true" table:show-details="true"/>
                <table:data-pilot-member table:name="CER1074255" table:display="true" table:show-details="true"/>
                <table:data-pilot-member table:name="CER1104610" table:display="true" table:show-details="true"/>
                <table:data-pilot-member table:name="CER1115541" table:display="true" table:show-details="true"/>
                <table:data-pilot-member table:name="CER1120679" table:display="true" table:show-details="true"/>
                <table:data-pilot-member table:name="GUA0000800" table:display="true" table:show-details="true"/>
                <table:data-pilot-member table:name="GUA0003804" table:display="true" table:show-details="true"/>
                <table:data-pilot-member table:name="GUA0014677" table:display="true" table:show-details="true"/>
                <table:data-pilot-member table:name="GUA0062560" table:display="true" table:show-details="true"/>
                <table:data-pilot-member table:name="GUA0068217" table:display="true" table:show-details="true"/>
                <table:data-pilot-member table:name="GUA0085130" table:display="true" table:show-details="true"/>
                <table:data-pilot-member table:name="GUA0089091" table:display="true" table:show-details="true"/>
                <table:data-pilot-member table:name="GUA0090850" table:display="true" table:show-details="true"/>
                <table:data-pilot-member table:name="GUA0103202" table:display="true" table:show-details="true"/>
                <table:data-pilot-member table:name="GUA0126485" table:display="true" table:show-details="true"/>
                <table:data-pilot-member table:name="GUA0165813" table:display="true" table:show-details="true"/>
                <table:data-pilot-member table:name="GUA0176748" table:display="true" table:show-details="true"/>
                <table:data-pilot-member table:name="GUA0177721" table:display="true" table:show-details="true"/>
                <table:data-pilot-member table:name="GUA0183133" table:display="true" table:show-details="true"/>
                <table:data-pilot-member table:name="GUA0187514" table:display="true" table:show-details="true"/>
                <table:data-pilot-member table:name="GUA0189712" table:display="true" table:show-details="true"/>
                <table:data-pilot-member table:name="GUA0229191" table:display="true" table:show-details="true"/>
                <table:data-pilot-member table:name="GUA0229772" table:display="true" table:show-details="true"/>
                <table:data-pilot-member table:name="GUA0232725" table:display="true" table:show-details="true"/>
                <table:data-pilot-member table:name="GUA0247348" table:display="true" table:show-details="true"/>
                <table:data-pilot-member table:name="GUA0261172" table:display="true" table:show-details="true"/>
                <table:data-pilot-member table:name="GUA0267418" table:display="true" table:show-details="true"/>
                <table:data-pilot-member table:name="GUA0273733" table:display="true" table:show-details="true"/>
                <table:data-pilot-member table:name="GUA0282193" table:display="true" table:show-details="true"/>
                <table:data-pilot-member table:name="GUA0292565" table:display="true" table:show-details="true"/>
                <table:data-pilot-member table:name="GUA0318670" table:display="true" table:show-details="true"/>
                <table:data-pilot-member table:name="GUA0320760" table:display="true" table:show-details="true"/>
                <table:data-pilot-member table:name="GUA0348209" table:display="true" table:show-details="true"/>
                <table:data-pilot-member table:name="GUA0359937" table:display="true" table:show-details="true"/>
                <table:data-pilot-member table:name="GUA0361208" table:display="true" table:show-details="true"/>
                <table:data-pilot-member table:name="GUA0371784" table:display="true" table:show-details="true"/>
                <table:data-pilot-member table:name="GUA0395831" table:display="true" table:show-details="true"/>
                <table:data-pilot-member table:name="GUA0420370" table:display="true" table:show-details="true"/>
                <table:data-pilot-member table:name="GUA0457359" table:display="true" table:show-details="true"/>
                <table:data-pilot-member table:name="GUA0464400" table:display="true" table:show-details="true"/>
                <table:data-pilot-member table:name="GUA0479749" table:display="true" table:show-details="true"/>
                <table:data-pilot-member table:name="GUA0480841" table:display="true" table:show-details="true"/>
                <table:data-pilot-member table:name="GUA0486749" table:display="true" table:show-details="true"/>
                <table:data-pilot-member table:name="GUA0496273" table:display="true" table:show-details="true"/>
                <table:data-pilot-member table:name="GUA0510526" table:display="true" table:show-details="true"/>
                <table:data-pilot-member table:name="GUA0513663" table:display="true" table:show-details="true"/>
                <table:data-pilot-member table:name="GUA0526369" table:display="true" table:show-details="true"/>
                <table:data-pilot-member table:name="GUA0530671" table:display="true" table:show-details="true"/>
                <table:data-pilot-member table:name="GUA0536772" table:display="true" table:show-details="true"/>
                <table:data-pilot-member table:name="GUA0573394" table:display="true" table:show-details="true"/>
                <table:data-pilot-member table:name="GUA0579541" table:display="true" table:show-details="true"/>
                <table:data-pilot-member table:name="GUA0604661" table:display="true" table:show-details="true"/>
                <table:data-pilot-member table:name="GUA0619147" table:display="true" table:show-details="true"/>
                <table:data-pilot-member table:name="GUA0629196" table:display="true" table:show-details="true"/>
                <table:data-pilot-member table:name="GUA0644370" table:display="true" table:show-details="true"/>
                <table:data-pilot-member table:name="GUA0646359" table:display="true" table:show-details="true"/>
                <table:data-pilot-member table:name="GUA0654776" table:display="true" table:show-details="true"/>
                <table:data-pilot-member table:name="GUA0678242" table:display="true" table:show-details="true"/>
                <table:data-pilot-member table:name="GUA0698533" table:display="true" table:show-details="true"/>
                <table:data-pilot-member table:name="GUA0707617" table:display="true" table:show-details="true"/>
                <table:data-pilot-member table:name="GUA0716915" table:display="true" table:show-details="true"/>
                <table:data-pilot-member table:name="GUA0726980" table:display="true" table:show-details="true"/>
                <table:data-pilot-member table:name="GUA0748765" table:display="true" table:show-details="true"/>
                <table:data-pilot-member table:name="GUA0784233" table:display="true" table:show-details="true"/>
                <table:data-pilot-member table:name="GUA0792255" table:display="true" table:show-details="true"/>
                <table:data-pilot-member table:name="GUA0794141" table:display="true" table:show-details="true"/>
                <table:data-pilot-member table:name="GUA0810070" table:display="true" table:show-details="true"/>
                <table:data-pilot-member table:name="GUA0827223" table:display="true" table:show-details="true"/>
                <table:data-pilot-member table:name="GUA0828545" table:display="true" table:show-details="true"/>
                <table:data-pilot-member table:name="GUA0840947" table:display="true" table:show-details="true"/>
                <table:data-pilot-member table:name="GUA0843043" table:display="true" table:show-details="true"/>
                <table:data-pilot-member table:name="GUA0849974" table:display="true" table:show-details="true"/>
                <table:data-pilot-member table:name="GUA0853123" table:display="true" table:show-details="true"/>
                <table:data-pilot-member table:name="GUA0855414" table:display="true" table:show-details="true"/>
                <table:data-pilot-member table:name="GUA0872442" table:display="true" table:show-details="true"/>
                <table:data-pilot-member table:name="GUA0882764" table:display="true" table:show-details="true"/>
                <table:data-pilot-member table:name="GUA0972995" table:display="true" table:show-details="true"/>
                <table:data-pilot-member table:name="GUA0974747" table:display="true" table:show-details="true"/>
                <table:data-pilot-member table:name="GUA0975425" table:display="true" table:show-details="true"/>
                <table:data-pilot-member table:name="GUA1004864" table:display="true" table:show-details="true"/>
                <table:data-pilot-member table:name="GUA1008157" table:display="true" table:show-details="true"/>
                <table:data-pilot-member table:name="GUA1012509" table:display="true" table:show-details="true"/>
                <table:data-pilot-member table:name="GUA1055958" table:display="true" table:show-details="true"/>
                <table:data-pilot-member table:name="GUA1069078" table:display="true" table:show-details="true"/>
                <table:data-pilot-member table:name="GUA1074751" table:display="true" table:show-details="true"/>
                <table:data-pilot-member table:name="GUA1121520" table:display="true" table:show-details="true"/>
                <table:data-pilot-member table:name="GUA1125601" table:display="true" table:show-details="true"/>
                <table:data-pilot-member table:name="GUA1127972" table:display="true" table:show-details="true"/>
                <table:data-pilot-member table:name="GUA1133098" table:display="true" table:show-details="true"/>
                <table:data-pilot-member table:name="GUA1139659" table:display="true" table:show-details="true"/>
                <table:data-pilot-member table:name="IRO0004881" table:display="true" table:show-details="true"/>
                <table:data-pilot-member table:name="IRO0006066" table:display="true" table:show-details="true"/>
                <table:data-pilot-member table:name="IRO0009426" table:display="true" table:show-details="true"/>
                <table:data-pilot-member table:name="IRO0009841" table:display="true" table:show-details="true"/>
                <table:data-pilot-member table:name="IRO0017298" table:display="true" table:show-details="true"/>
                <table:data-pilot-member table:name="IRO0032900" table:display="true" table:show-details="true"/>
                <table:data-pilot-member table:name="IRO0048253" table:display="true" table:show-details="true"/>
                <table:data-pilot-member table:name="IRO0050761" table:display="true" table:show-details="true"/>
                <table:data-pilot-member table:name="IRO0084144" table:display="true" table:show-details="true"/>
                <table:data-pilot-member table:name="IRO0097739" table:display="true" table:show-details="true"/>
                <table:data-pilot-member table:name="IRO0097776" table:display="true" table:show-details="true"/>
                <table:data-pilot-member table:name="IRO0106953" table:display="true" table:show-details="true"/>
                <table:data-pilot-member table:name="IRO0123952" table:display="true" table:show-details="true"/>
                <table:data-pilot-member table:name="IRO0125479" table:display="true" table:show-details="true"/>
                <table:data-pilot-member table:name="IRO0132345" table:display="true" table:show-details="true"/>
                <table:data-pilot-member table:name="IRO0137932" table:display="true" table:show-details="true"/>
                <table:data-pilot-member table:name="IRO0143004" table:display="true" table:show-details="true"/>
                <table:data-pilot-member table:name="IRO0154615" table:display="true" table:show-details="true"/>
                <table:data-pilot-member table:name="IRO0172055" table:display="true" table:show-details="true"/>
                <table:data-pilot-member table:name="IRO0194694" table:display="true" table:show-details="true"/>
                <table:data-pilot-member table:name="IRO0207899" table:display="true" table:show-details="true"/>
                <table:data-pilot-member table:name="IRO0214704" table:display="true" table:show-details="true"/>
                <table:data-pilot-member table:name="IRO0241503" table:display="true" table:show-details="true"/>
                <table:data-pilot-member table:name="IRO0251160" table:display="true" table:show-details="true"/>
                <table:data-pilot-member table:name="IRO0277010" table:display="true" table:show-details="true"/>
                <table:data-pilot-member table:name="IRO0290243" table:display="true" table:show-details="true"/>
                <table:data-pilot-member table:name="IRO0296486" table:display="true" table:show-details="true"/>
                <table:data-pilot-member table:name="IRO0298240" table:display="true" table:show-details="true"/>
                <table:data-pilot-member table:name="IRO0322899" table:display="true" table:show-details="true"/>
                <table:data-pilot-member table:name="IRO0383083" table:display="true" table:show-details="true"/>
                <table:data-pilot-member table:name="IRO0399718" table:display="true" table:show-details="true"/>
                <table:data-pilot-member table:name="IRO0415592" table:display="true" table:show-details="true"/>
                <table:data-pilot-member table:name="IRO0416357" table:display="true" table:show-details="true"/>
                <table:data-pilot-member table:name="IRO0417290" table:display="true" table:show-details="true"/>
                <table:data-pilot-member table:name="IRO0442749" table:display="true" table:show-details="true"/>
                <table:data-pilot-member table:name="IRO0443122" table:display="true" table:show-details="true"/>
                <table:data-pilot-member table:name="IRO0446103" table:display="true" table:show-details="true"/>
                <table:data-pilot-member table:name="IRO0458512" table:display="true" table:show-details="true"/>
                <table:data-pilot-member table:name="IRO0476015" table:display="true" table:show-details="true"/>
                <table:data-pilot-member table:name="IRO0510237" table:display="true" table:show-details="true"/>
                <table:data-pilot-member table:name="IRO0543300" table:display="true" table:show-details="true"/>
                <table:data-pilot-member table:name="IRO0588449" table:display="true" table:show-details="true"/>
                <table:data-pilot-member table:name="IRO0593558" table:display="true" table:show-details="true"/>
                <table:data-pilot-member table:name="IRO0594352" table:display="true" table:show-details="true"/>
                <table:data-pilot-member table:name="IRO0603332" table:display="true" table:show-details="true"/>
                <table:data-pilot-member table:name="IRO0610141" table:display="true" table:show-details="true"/>
                <table:data-pilot-member table:name="IRO0613341" table:display="true" table:show-details="true"/>
                <table:data-pilot-member table:name="IRO0615775" table:display="true" table:show-details="true"/>
                <table:data-pilot-member table:name="IRO0617277" table:display="true" table:show-details="true"/>
                <table:data-pilot-member table:name="IRO0625529" table:display="true" table:show-details="true"/>
                <table:data-pilot-member table:name="IRO0634025" table:display="true" table:show-details="true"/>
                <table:data-pilot-member table:name="IRO0636420" table:display="true" table:show-details="true"/>
                <table:data-pilot-member table:name="IRO0641405" table:display="true" table:show-details="true"/>
                <table:data-pilot-member table:name="IRO0642211" table:display="true" table:show-details="true"/>
                <table:data-pilot-member table:name="IRO0672698" table:display="true" table:show-details="true"/>
                <table:data-pilot-member table:name="IRO0674440" table:display="true" table:show-details="true"/>
                <table:data-pilot-member table:name="IRO0676480" table:display="true" table:show-details="true"/>
                <table:data-pilot-member table:name="IRO0680833" table:display="true" table:show-details="true"/>
                <table:data-pilot-member table:name="IRO0698164" table:display="true" table:show-details="true"/>
                <table:data-pilot-member table:name="IRO0703242" table:display="true" table:show-details="true"/>
                <table:data-pilot-member table:name="IRO0714105" table:display="true" table:show-details="true"/>
                <table:data-pilot-member table:name="IRO0727463" table:display="true" table:show-details="true"/>
                <table:data-pilot-member table:name="IRO0761473" table:display="true" table:show-details="true"/>
                <table:data-pilot-member table:name="IRO0767777" table:display="true" table:show-details="true"/>
                <table:data-pilot-member table:name="IRO0777979" table:display="true" table:show-details="true"/>
                <table:data-pilot-member table:name="IRO0795919" table:display="true" table:show-details="true"/>
                <table:data-pilot-member table:name="IRO0812742" table:display="true" table:show-details="true"/>
                <table:data-pilot-member table:name="IRO0816165" table:display="true" table:show-details="true"/>
                <table:data-pilot-member table:name="IRO0833937" table:display="true" table:show-details="true"/>
                <table:data-pilot-member table:name="IRO0878897" table:display="true" table:show-details="true"/>
                <table:data-pilot-member table:name="IRO0887261" table:display="true" table:show-details="true"/>
                <table:data-pilot-member table:name="IRO0907151" table:display="true" table:show-details="true"/>
                <table:data-pilot-member table:name="IRO0912871" table:display="true" table:show-details="true"/>
                <table:data-pilot-member table:name="IRO0916437" table:display="true" table:show-details="true"/>
                <table:data-pilot-member table:name="IRO0923302" table:display="true" table:show-details="true"/>
                <table:data-pilot-member table:name="IRO0944355" table:display="true" table:show-details="true"/>
                <table:data-pilot-member table:name="IRO0960137" table:display="true" table:show-details="true"/>
                <table:data-pilot-member table:name="IRO0976418" table:display="true" table:show-details="true"/>
                <table:data-pilot-member table:name="IRO0978387" table:display="true" table:show-details="true"/>
                <table:data-pilot-member table:name="IRO0982487" table:display="true" table:show-details="true"/>
                <table:data-pilot-member table:name="IRO0986632" table:display="true" table:show-details="true"/>
                <table:data-pilot-member table:name="IRO0987921" table:display="true" table:show-details="true"/>
                <table:data-pilot-member table:name="IRO1002060" table:display="true" table:show-details="true"/>
                <table:data-pilot-member table:name="IRO1017023" table:display="true" table:show-details="true"/>
                <table:data-pilot-member table:name="IRO1028329" table:display="true" table:show-details="true"/>
                <table:data-pilot-member table:name="IRO1032405" table:display="true" table:show-details="true"/>
                <table:data-pilot-member table:name="IRO1068299" table:display="true" table:show-details="true"/>
                <table:data-pilot-member table:name="IRO1089137" table:display="true" table:show-details="true"/>
                <table:data-pilot-member table:name="IRO1095288" table:display="true" table:show-details="true"/>
                <table:data-pilot-member table:name="IRO1100377" table:display="true" table:show-details="true"/>
                <table:data-pilot-member table:name="IRO1114509" table:display="true" table:show-details="true"/>
                <table:data-pilot-member table:name="IRO1118712" table:display="true" table:show-details="true"/>
                <table:data-pilot-member table:name="IRO1143163" table:display="true" table:show-details="true"/>
                <table:data-pilot-member table:name="IRO1148527" table:display="true" table:show-details="true"/>
                <table:data-pilot-member table:name="PHO0014261" table:display="true" table:show-details="true"/>
                <table:data-pilot-member table:name="PHO0058299" table:display="true" table:show-details="true"/>
                <table:data-pilot-member table:name="PHO0058898" table:display="true" table:show-details="true"/>
                <table:data-pilot-member table:name="PHO0063578" table:display="true" table:show-details="true"/>
                <table:data-pilot-member table:name="PHO0065458" table:display="true" table:show-details="true"/>
                <table:data-pilot-member table:name="PHO0065559" table:display="true" table:show-details="true"/>
                <table:data-pilot-member table:name="PHO0065857" table:display="true" table:show-details="true"/>
                <table:data-pilot-member table:name="PHO0073608" table:display="true" table:show-details="true"/>
                <table:data-pilot-member table:name="PHO0084142" table:display="true" table:show-details="true"/>
                <table:data-pilot-member table:name="PHO0088549" table:display="true" table:show-details="true"/>
                <table:data-pilot-member table:name="PHO0102961" table:display="true" table:show-details="true"/>
                <table:data-pilot-member table:name="PHO0121648" table:display="true" table:show-details="true"/>
                <table:data-pilot-member table:name="PHO0122966" table:display="true" table:show-details="true"/>
                <table:data-pilot-member table:name="PHO0133504" table:display="true" table:show-details="true"/>
                <table:data-pilot-member table:name="PHO0141587" table:display="true" table:show-details="true"/>
                <table:data-pilot-member table:name="PHO0143724" table:display="true" table:show-details="true"/>
                <table:data-pilot-member table:name="PHO0171798" table:display="true" table:show-details="true"/>
                <table:data-pilot-member table:name="PHO0200835" table:display="true" table:show-details="true"/>
                <table:data-pilot-member table:name="PHO0247610" table:display="true" table:show-details="true"/>
                <table:data-pilot-member table:name="PHO0261982" table:display="true" table:show-details="true"/>
                <table:data-pilot-member table:name="PHO0299098" table:display="true" table:show-details="true"/>
                <table:data-pilot-member table:name="PHO0305705" table:display="true" table:show-details="true"/>
                <table:data-pilot-member table:name="PHO0307552" table:display="true" table:show-details="true"/>
                <table:data-pilot-member table:name="PHO0344237" table:display="true" table:show-details="true"/>
                <table:data-pilot-member table:name="PHO0358213" table:display="true" table:show-details="true"/>
                <table:data-pilot-member table:name="PHO0361018" table:display="true" table:show-details="true"/>
                <table:data-pilot-member table:name="PHO0364273" table:display="true" table:show-details="true"/>
                <table:data-pilot-member table:name="PHO0376244" table:display="true" table:show-details="true"/>
                <table:data-pilot-member table:name="PHO0392928" table:display="true" table:show-details="true"/>
                <table:data-pilot-member table:name="PHO0416733" table:display="true" table:show-details="true"/>
                <table:data-pilot-member table:name="PHO0440875" table:display="true" table:show-details="true"/>
                <table:data-pilot-member table:name="PHO0447544" table:display="true" table:show-details="true"/>
                <table:data-pilot-member table:name="PHO0448577" table:display="true" table:show-details="true"/>
                <table:data-pilot-member table:name="PHO0495776" table:display="true" table:show-details="true"/>
                <table:data-pilot-member table:name="PHO0551864" table:display="true" table:show-details="true"/>
                <table:data-pilot-member table:name="PHO0555051" table:display="true" table:show-details="true"/>
                <table:data-pilot-member table:name="PHO0556035" table:display="true" table:show-details="true"/>
                <table:data-pilot-member table:name="PHO0569350" table:display="true" table:show-details="true"/>
                <table:data-pilot-member table:name="PHO0579731" table:display="true" table:show-details="true"/>
                <table:data-pilot-member table:name="PHO0582569" table:display="true" table:show-details="true"/>
                <table:data-pilot-member table:name="PHO0610754" table:display="true" table:show-details="true"/>
                <table:data-pilot-member table:name="PHO0618834" table:display="true" table:show-details="true"/>
                <table:data-pilot-member table:name="PHO0630270" table:display="true" table:show-details="true"/>
                <table:data-pilot-member table:name="PHO0649574" table:display="true" table:show-details="true"/>
                <table:data-pilot-member table:name="PHO0678836" table:display="true" table:show-details="true"/>
                <table:data-pilot-member table:name="PHO0726823" table:display="true" table:show-details="true"/>
                <table:data-pilot-member table:name="PHO0743083" table:display="true" table:show-details="true"/>
                <table:data-pilot-member table:name="PHO0769355" table:display="true" table:show-details="true"/>
                <table:data-pilot-member table:name="PHO0796378" table:display="true" table:show-details="true"/>
                <table:data-pilot-member table:name="PHO0822720" table:display="true" table:show-details="true"/>
                <table:data-pilot-member table:name="PHO0827149" table:display="true" table:show-details="true"/>
                <table:data-pilot-member table:name="PHO0853630" table:display="true" table:show-details="true"/>
                <table:data-pilot-member table:name="PHO0872611" table:display="true" table:show-details="true"/>
                <table:data-pilot-member table:name="PHO0874407" table:display="true" table:show-details="true"/>
                <table:data-pilot-member table:name="PHO0875474" table:display="true" table:show-details="true"/>
                <table:data-pilot-member table:name="PHO0884190" table:display="true" table:show-details="true"/>
                <table:data-pilot-member table:name="PHO0897702" table:display="true" table:show-details="true"/>
                <table:data-pilot-member table:name="PHO0918823" table:display="true" table:show-details="true"/>
                <table:data-pilot-member table:name="PHO0920631" table:display="true" table:show-details="true"/>
                <table:data-pilot-member table:name="PHO0927022" table:display="true" table:show-details="true"/>
                <table:data-pilot-member table:name="PHO0933512" table:display="true" table:show-details="true"/>
                <table:data-pilot-member table:name="PHO0940755" table:display="true" table:show-details="true"/>
                <table:data-pilot-member table:name="PHO0966521" table:display="true" table:show-details="true"/>
                <table:data-pilot-member table:name="PHO0974755" table:display="true" table:show-details="true"/>
                <table:data-pilot-member table:name="PHO0980107" table:display="true" table:show-details="true"/>
                <table:data-pilot-member table:name="PHO0991558" table:display="true" table:show-details="true"/>
                <table:data-pilot-member table:name="PHO0993819" table:display="true" table:show-details="true"/>
                <table:data-pilot-member table:name="PHO0994930" table:display="true" table:show-details="true"/>
                <table:data-pilot-member table:name="PHO1005540" table:display="true" table:show-details="true"/>
                <table:data-pilot-member table:name="PHO1013624" table:display="true" table:show-details="true"/>
                <table:data-pilot-member table:name="PHO1024907" table:display="true" table:show-details="true"/>
                <table:data-pilot-member table:name="PHO1042931" table:display="true" table:show-details="true"/>
                <table:data-pilot-member table:name="PHO1086535" table:display="true" table:show-details="true"/>
                <table:data-pilot-member table:name="PHO1088121" table:display="true" table:show-details="true"/>
                <table:data-pilot-member table:name="PHO1092917" table:display="true" table:show-details="true"/>
                <table:data-pilot-member table:name="PHO1112064" table:display="true" table:show-details="true"/>
                <table:data-pilot-member table:name="PHO1127600" table:display="true" table:show-details="true"/>
                <table:data-pilot-member table:name="PHO1133100" table:display="true" table:show-details="true"/>
                <table:data-pilot-member table:name="PHO1137314" table:display="true" table:show-details="true"/>
                <table:data-pilot-member table:name="SEN0003222" table:display="true" table:show-details="true"/>
                <table:data-pilot-member table:name="SEN0003446" table:display="true" table:show-details="true"/>
                <table:data-pilot-member table:name="SEN0017953" table:display="true" table:show-details="true"/>
                <table:data-pilot-member table:name="SEN0031793" table:display="true" table:show-details="true"/>
                <table:data-pilot-member table:name="SEN0032791" table:display="true" table:show-details="true"/>
                <table:data-pilot-member table:name="SEN0063829" table:display="true" table:show-details="true"/>
                <table:data-pilot-member table:name="SEN0080342" table:display="true" table:show-details="true"/>
                <table:data-pilot-member table:name="SEN0104233" table:display="true" table:show-details="true"/>
                <table:data-pilot-member table:name="SEN0105585" table:display="true" table:show-details="true"/>
                <table:data-pilot-member table:name="SEN0105668" table:display="true" table:show-details="true"/>
                <table:data-pilot-member table:name="SEN0116993" table:display="true" table:show-details="true"/>
                <table:data-pilot-member table:name="SEN0138739" table:display="true" table:show-details="true"/>
                <table:data-pilot-member table:name="SEN0171599" table:display="true" table:show-details="true"/>
                <table:data-pilot-member table:name="SEN0173944" table:display="true" table:show-details="true"/>
                <table:data-pilot-member table:name="SEN0191009" table:display="true" table:show-details="true"/>
                <table:data-pilot-member table:name="SEN0193324" table:display="true" table:show-details="true"/>
                <table:data-pilot-member table:name="SEN0232183" table:display="true" table:show-details="true"/>
                <table:data-pilot-member table:name="SEN0248607" table:display="true" table:show-details="true"/>
                <table:data-pilot-member table:name="SEN0269808" table:display="true" table:show-details="true"/>
                <table:data-pilot-member table:name="SEN0272203" table:display="true" table:show-details="true"/>
                <table:data-pilot-member table:name="SEN0293692" table:display="true" table:show-details="true"/>
                <table:data-pilot-member table:name="SEN0313967" table:display="true" table:show-details="true"/>
                <table:data-pilot-member table:name="SEN0323329" table:display="true" table:show-details="true"/>
                <table:data-pilot-member table:name="SEN0329510" table:display="true" table:show-details="true"/>
                <table:data-pilot-member table:name="SEN0334823" table:display="true" table:show-details="true"/>
                <table:data-pilot-member table:name="SEN0335712" table:display="true" table:show-details="true"/>
                <table:data-pilot-member table:name="SEN0338860" table:display="true" table:show-details="true"/>
                <table:data-pilot-member table:name="SEN0373718" table:display="true" table:show-details="true"/>
                <table:data-pilot-member table:name="SEN0375870" table:display="true" table:show-details="true"/>
                <table:data-pilot-member table:name="SEN0382251" table:display="true" table:show-details="true"/>
                <table:data-pilot-member table:name="SEN0398426" table:display="true" table:show-details="true"/>
                <table:data-pilot-member table:name="SEN0399335" table:display="true" table:show-details="true"/>
                <table:data-pilot-member table:name="SEN0404589" table:display="true" table:show-details="true"/>
                <table:data-pilot-member table:name="SEN0420355" table:display="true" table:show-details="true"/>
                <table:data-pilot-member table:name="SEN0425616" table:display="true" table:show-details="true"/>
                <table:data-pilot-member table:name="SEN0439049" table:display="true" table:show-details="true"/>
                <table:data-pilot-member table:name="SEN0442733" table:display="true" table:show-details="true"/>
                <table:data-pilot-member table:name="SEN0447169" table:display="true" table:show-details="true"/>
                <table:data-pilot-member table:name="SEN0447786" table:display="true" table:show-details="true"/>
                <table:data-pilot-member table:name="SEN0450699" table:display="true" table:show-details="true"/>
                <table:data-pilot-member table:name="SEN0453146" table:display="true" table:show-details="true"/>
                <table:data-pilot-member table:name="SEN0482310" table:display="true" table:show-details="true"/>
                <table:data-pilot-member table:name="SEN0488685" table:display="true" table:show-details="true"/>
                <table:data-pilot-member table:name="SEN0524250" table:display="true" table:show-details="true"/>
                <table:data-pilot-member table:name="SEN0538891" table:display="true" table:show-details="true"/>
                <table:data-pilot-member table:name="SEN0542550" table:display="true" table:show-details="true"/>
                <table:data-pilot-member table:name="SEN0546382" table:display="true" table:show-details="true"/>
                <table:data-pilot-member table:name="SEN0555550" table:display="true" table:show-details="true"/>
                <table:data-pilot-member table:name="SEN0564686" table:display="true" table:show-details="true"/>
                <table:data-pilot-member table:name="SEN0576899" table:display="true" table:show-details="true"/>
                <table:data-pilot-member table:name="SEN0582464" table:display="true" table:show-details="true"/>
                <table:data-pilot-member table:name="SEN0583155" table:display="true" table:show-details="true"/>
                <table:data-pilot-member table:name="SEN0593395" table:display="true" table:show-details="true"/>
                <table:data-pilot-member table:name="SEN0608252" table:display="true" table:show-details="true"/>
                <table:data-pilot-member table:name="SEN0625328" table:display="true" table:show-details="true"/>
                <table:data-pilot-member table:name="SEN0630825" table:display="true" table:show-details="true"/>
                <table:data-pilot-member table:name="SEN0632768" table:display="true" table:show-details="true"/>
                <table:data-pilot-member table:name="SEN0632824" table:display="true" table:show-details="true"/>
                <table:data-pilot-member table:name="SEN0634037" table:display="true" table:show-details="true"/>
                <table:data-pilot-member table:name="SEN0648781" table:display="true" table:show-details="true"/>
                <table:data-pilot-member table:name="SEN0651469" table:display="true" table:show-details="true"/>
                <table:data-pilot-member table:name="SEN0664283" table:display="true" table:show-details="true"/>
                <table:data-pilot-member table:name="SEN0683175" table:display="true" table:show-details="true"/>
                <table:data-pilot-member table:name="SEN0684927" table:display="true" table:show-details="true"/>
                <table:data-pilot-member table:name="SEN0689273" table:display="true" table:show-details="true"/>
                <table:data-pilot-member table:name="SEN0730127" table:display="true" table:show-details="true"/>
                <table:data-pilot-member table:name="SEN0737569" table:display="true" table:show-details="true"/>
                <table:data-pilot-member table:name="SEN0779579" table:display="true" table:show-details="true"/>
                <table:data-pilot-member table:name="SEN0791348" table:display="true" table:show-details="true"/>
                <table:data-pilot-member table:name="SEN0806374" table:display="true" table:show-details="true"/>
                <table:data-pilot-member table:name="SEN0829428" table:display="true" table:show-details="true"/>
                <table:data-pilot-member table:name="SEN0836720" table:display="true" table:show-details="true"/>
                <table:data-pilot-member table:name="SEN0846081" table:display="true" table:show-details="true"/>
                <table:data-pilot-member table:name="SEN0848168" table:display="true" table:show-details="true"/>
                <table:data-pilot-member table:name="SEN0853407" table:display="true" table:show-details="true"/>
                <table:data-pilot-member table:name="SEN0867799" table:display="true" table:show-details="true"/>
                <table:data-pilot-member table:name="SEN0888385" table:display="true" table:show-details="true"/>
                <table:data-pilot-member table:name="SEN0890265" table:display="true" table:show-details="true"/>
                <table:data-pilot-member table:name="SEN0898650" table:display="true" table:show-details="true"/>
                <table:data-pilot-member table:name="SEN0902089" table:display="true" table:show-details="true"/>
                <table:data-pilot-member table:name="SEN0918003" table:display="true" table:show-details="true"/>
                <table:data-pilot-member table:name="SEN0958189" table:display="true" table:show-details="true"/>
                <table:data-pilot-member table:name="SEN0962499" table:display="true" table:show-details="true"/>
                <table:data-pilot-member table:name="SEN0969747" table:display="true" table:show-details="true"/>
                <table:data-pilot-member table:name="SEN0980280" table:display="true" table:show-details="true"/>
                <table:data-pilot-member table:name="SEN0985709" table:display="true" table:show-details="true"/>
                <table:data-pilot-member table:name="SEN0994119" table:display="true" table:show-details="true"/>
                <table:data-pilot-member table:name="SEN1006227" table:display="true" table:show-details="true"/>
                <table:data-pilot-member table:name="SEN1030533" table:display="true" table:show-details="true"/>
                <table:data-pilot-member table:name="SEN1073865" table:display="true" table:show-details="true"/>
                <table:data-pilot-member table:name="SEN1075995" table:display="true" table:show-details="true"/>
                <table:data-pilot-member table:name="SEN1079499" table:display="true" table:show-details="true"/>
                <table:data-pilot-member table:name="SEN1100834" table:display="true" table:show-details="true"/>
                <table:data-pilot-member table:name="SEN1102624" table:display="true" table:show-details="true"/>
                <table:data-pilot-member table:name="SEN1118359" table:display="true" table:show-details="true"/>
                <table:data-pilot-member table:name="SEN1132540" table:display="true" table:show-details="true"/>
                <table:data-pilot-member table:name="SEN1146639" table:display="true" table:show-details="true"/>
                <table:data-pilot-member table:name="SPR0002689" table:display="true" table:show-details="true"/>
                <table:data-pilot-member table:name="SPR0002830" table:display="true" table:show-details="true"/>
                <table:data-pilot-member table:name="SPR0010881" table:display="true" table:show-details="true"/>
                <table:data-pilot-member table:name="SPR0039602" table:display="true" table:show-details="true"/>
                <table:data-pilot-member table:name="SPR0045047" table:display="true" table:show-details="true"/>
                <table:data-pilot-member table:name="SPR0050987" table:display="true" table:show-details="true"/>
                <table:data-pilot-member table:name="SPR0060323" table:display="true" table:show-details="true"/>
                <table:data-pilot-member table:name="SPR0108140" table:display="true" table:show-details="true"/>
                <table:data-pilot-member table:name="SPR0122462" table:display="true" table:show-details="true"/>
                <table:data-pilot-member table:name="SPR0122611" table:display="true" table:show-details="true"/>
                <table:data-pilot-member table:name="SPR0123824" table:display="true" table:show-details="true"/>
                <table:data-pilot-member table:name="SPR0132891" table:display="true" table:show-details="true"/>
                <table:data-pilot-member table:name="SPR0175647" table:display="true" table:show-details="true"/>
                <table:data-pilot-member table:name="SPR0220310" table:display="true" table:show-details="true"/>
                <table:data-pilot-member table:name="SPR0226335" table:display="true" table:show-details="true"/>
                <table:data-pilot-member table:name="SPR0236438" table:display="true" table:show-details="true"/>
                <table:data-pilot-member table:name="SPR0237176" table:display="true" table:show-details="true"/>
                <table:data-pilot-member table:name="SPR0244431" table:display="true" table:show-details="true"/>
                <table:data-pilot-member table:name="SPR0249240" table:display="true" table:show-details="true"/>
                <table:data-pilot-member table:name="SPR0280153" table:display="true" table:show-details="true"/>
                <table:data-pilot-member table:name="SPR0284585" table:display="true" table:show-details="true"/>
                <table:data-pilot-member table:name="SPR0295503" table:display="true" table:show-details="true"/>
                <table:data-pilot-member table:name="SPR0344746" table:display="true" table:show-details="true"/>
                <table:data-pilot-member table:name="SPR0388856" table:display="true" table:show-details="true"/>
                <table:data-pilot-member table:name="SPR0398250" table:display="true" table:show-details="true"/>
                <table:data-pilot-member table:name="SPR0429218" table:display="true" table:show-details="true"/>
                <table:data-pilot-member table:name="SPR0445894" table:display="true" table:show-details="true"/>
                <table:data-pilot-member table:name="SPR0498281" table:display="true" table:show-details="true"/>
                <table:data-pilot-member table:name="SPR0505911" table:display="true" table:show-details="true"/>
                <table:data-pilot-member table:name="SPR0513983" table:display="true" table:show-details="true"/>
                <table:data-pilot-member table:name="SPR0529755" table:display="true" table:show-details="true"/>
                <table:data-pilot-member table:name="SPR0542163" table:display="true" table:show-details="true"/>
                <table:data-pilot-member table:name="SPR0552766" table:display="true" table:show-details="true"/>
                <table:data-pilot-member table:name="SPR0565081" table:display="true" table:show-details="true"/>
                <table:data-pilot-member table:name="SPR0583966" table:display="true" table:show-details="true"/>
                <table:data-pilot-member table:name="SPR0616987" table:display="true" table:show-details="true"/>
                <table:data-pilot-member table:name="SPR0635783" table:display="true" table:show-details="true"/>
                <table:data-pilot-member table:name="SPR0650464" table:display="true" table:show-details="true"/>
                <table:data-pilot-member table:name="SPR0683308" table:display="true" table:show-details="true"/>
                <table:data-pilot-member table:name="SPR0695805" table:display="true" table:show-details="true"/>
                <table:data-pilot-member table:name="SPR0747815" table:display="true" table:show-details="true"/>
                <table:data-pilot-member table:name="SPR0782857" table:display="true" table:show-details="true"/>
                <table:data-pilot-member table:name="SPR0794359" table:display="true" table:show-details="true"/>
                <table:data-pilot-member table:name="SPR0804325" table:display="true" table:show-details="true"/>
                <table:data-pilot-member table:name="SPR0806887" table:display="true" table:show-details="true"/>
                <table:data-pilot-member table:name="SPR0851268" table:display="true" table:show-details="true"/>
                <table:data-pilot-member table:name="SPR0855351" table:display="true" table:show-details="true"/>
                <table:data-pilot-member table:name="SPR0862856" table:display="true" table:show-details="true"/>
                <table:data-pilot-member table:name="SPR0913161" table:display="true" table:show-details="true"/>
                <table:data-pilot-member table:name="SPR0915442" table:display="true" table:show-details="true"/>
                <table:data-pilot-member table:name="SPR0921685" table:display="true" table:show-details="true"/>
                <table:data-pilot-member table:name="SPR0932334" table:display="true" table:show-details="true"/>
                <table:data-pilot-member table:name="SPR0945370" table:display="true" table:show-details="true"/>
                <table:data-pilot-member table:name="SPR0971442" table:display="true" table:show-details="true"/>
                <table:data-pilot-member table:name="SPR1011559" table:display="true" table:show-details="true"/>
                <table:data-pilot-member table:name="SPR1023421" table:display="true" table:show-details="true"/>
                <table:data-pilot-member table:name="SPR1045212" table:display="true" table:show-details="true"/>
                <table:data-pilot-member table:name="SPR1056509" table:display="true" table:show-details="true"/>
                <table:data-pilot-member table:name="SPR1081475" table:display="true" table:show-details="true"/>
                <table:data-pilot-member table:name="SPR1093104" table:display="true" table:show-details="true"/>
                <table:data-pilot-member table:name="SPR1094773" table:display="true" table:show-details="true"/>
                <table:data-pilot-member table:name="SPR1108537" table:display="true" table:show-details="true"/>
                <table:data-pilot-member table:name="SPR1110401" table:display="true" table:show-details="true"/>
                <table:data-pilot-member table:name="SPR1120691" table:display="true" table:show-details="true"/>
                <table:data-pilot-member table:name="SPR1128430" table:display="true" table:show-details="true"/>
                <table:data-pilot-member table:name="SPR1132192" table:display="true" table:show-details="true"/>
                <table:data-pilot-member table:name="SPR1148692" table:display="true" table:show-details="true"/>
                <table:data-pilot-member table:name="TER0000802" table:display="true" table:show-details="true"/>
                <table:data-pilot-member table:name="TER0023944" table:display="true" table:show-details="true"/>
                <table:data-pilot-member table:name="TER0081113" table:display="true" table:show-details="true"/>
                <table:data-pilot-member table:name="TER0181063" table:display="true" table:show-details="true"/>
                <table:data-pilot-member table:name="TER0189341" table:display="true" table:show-details="true"/>
                <table:data-pilot-member table:name="TER0210308" table:display="true" table:show-details="true"/>
                <table:data-pilot-member table:name="TER0231285" table:display="true" table:show-details="true"/>
                <table:data-pilot-member table:name="TER0249138" table:display="true" table:show-details="true"/>
                <table:data-pilot-member table:name="TER0262293" table:display="true" table:show-details="true"/>
                <table:data-pilot-member table:name="TER0262557" table:display="true" table:show-details="true"/>
                <table:data-pilot-member table:name="TER0278519" table:display="true" table:show-details="true"/>
                <table:data-pilot-member table:name="TER0300467" table:display="true" table:show-details="true"/>
                <table:data-pilot-member table:name="TER0304340" table:display="true" table:show-details="true"/>
                <table:data-pilot-member table:name="TER0309173" table:display="true" table:show-details="true"/>
                <table:data-pilot-member table:name="TER0335330" table:display="true" table:show-details="true"/>
                <table:data-pilot-member table:name="TER0335497" table:display="true" table:show-details="true"/>
                <table:data-pilot-member table:name="TER0342189" table:display="true" table:show-details="true"/>
                <table:data-pilot-member table:name="TER0360585" table:display="true" table:show-details="true"/>
                <table:data-pilot-member table:name="TER0379500" table:display="true" table:show-details="true"/>
                <table:data-pilot-member table:name="TER0397173" table:display="true" table:show-details="true"/>
                <table:data-pilot-member table:name="TER0400623" table:display="true" table:show-details="true"/>
                <table:data-pilot-member table:name="TER0437864" table:display="true" table:show-details="true"/>
                <table:data-pilot-member table:name="TER0441084" table:display="true" table:show-details="true"/>
                <table:data-pilot-member table:name="TER0451948" table:display="true" table:show-details="true"/>
                <table:data-pilot-member table:name="TER0454760" table:display="true" table:show-details="true"/>
                <table:data-pilot-member table:name="TER0457550" table:display="true" table:show-details="true"/>
                <table:data-pilot-member table:name="TER0472541" table:display="true" table:show-details="true"/>
                <table:data-pilot-member table:name="TER0473317" table:display="true" table:show-details="true"/>
                <table:data-pilot-member table:name="TER0475174" table:display="true" table:show-details="true"/>
                <table:data-pilot-member table:name="TER0478466" table:display="true" table:show-details="true"/>
                <table:data-pilot-member table:name="TER0487487" table:display="true" table:show-details="true"/>
                <table:data-pilot-member table:name="TER0520036" table:display="true" table:show-details="true"/>
                <table:data-pilot-member table:name="TER0522215" table:display="true" table:show-details="true"/>
                <table:data-pilot-member table:name="TER0531246" table:display="true" table:show-details="true"/>
                <table:data-pilot-member table:name="TER0531519" table:display="true" table:show-details="true"/>
                <table:data-pilot-member table:name="TER0537299" table:display="true" table:show-details="true"/>
                <table:data-pilot-member table:name="TER0567784" table:display="true" table:show-details="true"/>
                <table:data-pilot-member table:name="TER0570658" table:display="true" table:show-details="true"/>
                <table:data-pilot-member table:name="TER0580651" table:display="true" table:show-details="true"/>
                <table:data-pilot-member table:name="TER0582034" table:display="true" table:show-details="true"/>
                <table:data-pilot-member table:name="TER0611485" table:display="true" table:show-details="true"/>
                <table:data-pilot-member table:name="TER0616560" table:display="true" table:show-details="true"/>
                <table:data-pilot-member table:name="TER0622410" table:display="true" table:show-details="true"/>
                <table:data-pilot-member table:name="TER0635108" table:display="true" table:show-details="true"/>
                <table:data-pilot-member table:name="TER0641922" table:display="true" table:show-details="true"/>
                <table:data-pilot-member table:name="TER0662147" table:display="true" table:show-details="true"/>
                <table:data-pilot-member table:name="TER0663348" table:display="true" table:show-details="true"/>
                <table:data-pilot-member table:name="TER0685395" table:display="true" table:show-details="true"/>
                <table:data-pilot-member table:name="TER0685759" table:display="true" table:show-details="true"/>
                <table:data-pilot-member table:name="TER0687852" table:display="true" table:show-details="true"/>
                <table:data-pilot-member table:name="TER0689300" table:display="true" table:show-details="true"/>
                <table:data-pilot-member table:name="TER0692401" table:display="true" table:show-details="true"/>
                <table:data-pilot-member table:name="TER0694041" table:display="true" table:show-details="true"/>
                <table:data-pilot-member table:name="TER0700708" table:display="true" table:show-details="true"/>
                <table:data-pilot-member table:name="TER0708093" table:display="true" table:show-details="true"/>
                <table:data-pilot-member table:name="TER0716821" table:display="true" table:show-details="true"/>
                <table:data-pilot-member table:name="TER0717279" table:display="true" table:show-details="true"/>
                <table:data-pilot-member table:name="TER0725833" table:display="true" table:show-details="true"/>
                <table:data-pilot-member table:name="TER0744120" table:display="true" table:show-details="true"/>
                <table:data-pilot-member table:name="TER0774453" table:display="true" table:show-details="true"/>
                <table:data-pilot-member table:name="TER0780699" table:display="true" table:show-details="true"/>
                <table:data-pilot-member table:name="TER0784049" table:display="true" table:show-details="true"/>
                <table:data-pilot-member table:name="TER0799689" table:display="true" table:show-details="true"/>
                <table:data-pilot-member table:name="TER0832070" table:display="true" table:show-details="true"/>
                <table:data-pilot-member table:name="TER0843773" table:display="true" table:show-details="true"/>
                <table:data-pilot-member table:name="TER0862827" table:display="true" table:show-details="true"/>
                <table:data-pilot-member table:name="TER0871691" table:display="true" table:show-details="true"/>
                <table:data-pilot-member table:name="TER0904677" table:display="true" table:show-details="true"/>
                <table:data-pilot-member table:name="TER0911719" table:display="true" table:show-details="true"/>
                <table:data-pilot-member table:name="TER0916851" table:display="true" table:show-details="true"/>
                <table:data-pilot-member table:name="TER0923569" table:display="true" table:show-details="true"/>
                <table:data-pilot-member table:name="TER0940217" table:display="true" table:show-details="true"/>
                <table:data-pilot-member table:name="TER0943860" table:display="true" table:show-details="true"/>
                <table:data-pilot-member table:name="TER0962746" table:display="true" table:show-details="true"/>
                <table:data-pilot-member table:name="TER0963244" table:display="true" table:show-details="true"/>
                <table:data-pilot-member table:name="TER0970029" table:display="true" table:show-details="true"/>
                <table:data-pilot-member table:name="TER0985459" table:display="true" table:show-details="true"/>
                <table:data-pilot-member table:name="TER0996967" table:display="true" table:show-details="true"/>
                <table:data-pilot-member table:name="TER1001315" table:display="true" table:show-details="true"/>
                <table:data-pilot-member table:name="TER1003765" table:display="true" table:show-details="true"/>
                <table:data-pilot-member table:name="TER1014104" table:display="true" table:show-details="true"/>
                <table:data-pilot-member table:name="TER1035033" table:display="true" table:show-details="true"/>
                <table:data-pilot-member table:name="TER1047377" table:display="true" table:show-details="true"/>
                <table:data-pilot-member table:name="TER1049500" table:display="true" table:show-details="true"/>
                <table:data-pilot-member table:name="TER1110348" table:display="true" table:show-details="true"/>
                <table:data-pilot-member table:name="TER1113465" table:display="true" table:show-details="true"/>
                <table:data-pilot-member table:name="TER1120010" table:display="true" table:show-details="true"/>
                <table:data-pilot-member table:name="TER1120319" table:display="true" table:show-details="true"/>
                <table:data-pilot-member table:name="TER1135708" table:display="true" table:show-details="true"/>
                <table:data-pilot-member table:name="TER1149541" table:display="true" table:show-details="true"/>
                <table:data-pilot-member table:name="TER1151616" table:display="true" table:show-details="true"/>
                <table:data-pilot-member table:name="TIT0022651" table:display="true" table:show-details="true"/>
                <table:data-pilot-member table:name="TIT0028373" table:display="true" table:show-details="true"/>
                <table:data-pilot-member table:name="TIT0047218" table:display="true" table:show-details="true"/>
                <table:data-pilot-member table:name="TIT0060785" table:display="true" table:show-details="true"/>
                <table:data-pilot-member table:name="TIT0088266" table:display="true" table:show-details="true"/>
                <table:data-pilot-member table:name="TIT0114441" table:display="true" table:show-details="true"/>
                <table:data-pilot-member table:name="TIT0138974" table:display="true" table:show-details="true"/>
                <table:data-pilot-member table:name="TIT0140938" table:display="true" table:show-details="true"/>
                <table:data-pilot-member table:name="TIT0161907" table:display="true" table:show-details="true"/>
                <table:data-pilot-member table:name="TIT0190325" table:display="true" table:show-details="true"/>
                <table:data-pilot-member table:name="TIT0212250" table:display="true" table:show-details="true"/>
                <table:data-pilot-member table:name="TIT0231896" table:display="true" table:show-details="true"/>
                <table:data-pilot-member table:name="TIT0247561" table:display="true" table:show-details="true"/>
                <table:data-pilot-member table:name="TIT0259499" table:display="true" table:show-details="true"/>
                <table:data-pilot-member table:name="TIT0288886" table:display="true" table:show-details="true"/>
                <table:data-pilot-member table:name="TIT0313349" table:display="true" table:show-details="true"/>
                <table:data-pilot-member table:name="TIT0330955" table:display="true" table:show-details="true"/>
                <table:data-pilot-member table:name="TIT0341253" table:display="true" table:show-details="true"/>
                <table:data-pilot-member table:name="TIT0403702" table:display="true" table:show-details="true"/>
                <table:data-pilot-member table:name="TIT0409498" table:display="true" table:show-details="true"/>
                <table:data-pilot-member table:name="TIT0409802" table:display="true" table:show-details="true"/>
                <table:data-pilot-member table:name="TIT0415735" table:display="true" table:show-details="true"/>
                <table:data-pilot-member table:name="TIT0419713" table:display="true" table:show-details="true"/>
                <table:data-pilot-member table:name="TIT0437085" table:display="true" table:show-details="true"/>
                <table:data-pilot-member table:name="TIT0443161" table:display="true" table:show-details="true"/>
                <table:data-pilot-member table:name="TIT0454832" table:display="true" table:show-details="true"/>
                <table:data-pilot-member table:name="TIT0476040" table:display="true" table:show-details="true"/>
                <table:data-pilot-member table:name="TIT0480112" table:display="true" table:show-details="true"/>
                <table:data-pilot-member table:name="TIT0506030" table:display="true" table:show-details="true"/>
                <table:data-pilot-member table:name="TIT0506513" table:display="true" table:show-details="true"/>
                <table:data-pilot-member table:name="TIT0531464" table:display="true" table:show-details="true"/>
                <table:data-pilot-member table:name="TIT0536437" table:display="true" table:show-details="true"/>
                <table:data-pilot-member table:name="TIT0545385" table:display="true" table:show-details="true"/>
                <table:data-pilot-member table:name="TIT0545389" table:display="true" table:show-details="true"/>
                <table:data-pilot-member table:name="TIT0545683" table:display="true" table:show-details="true"/>
                <table:data-pilot-member table:name="TIT0547245" table:display="true" table:show-details="true"/>
                <table:data-pilot-member table:name="TIT0563473" table:display="true" table:show-details="true"/>
                <table:data-pilot-member table:name="TIT0599854" table:display="true" table:show-details="true"/>
                <table:data-pilot-member table:name="TIT0606444" table:display="true" table:show-details="true"/>
                <table:data-pilot-member table:name="TIT0616199" table:display="true" table:show-details="true"/>
                <table:data-pilot-member table:name="TIT0624375" table:display="true" table:show-details="true"/>
                <table:data-pilot-member table:name="TIT0634449" table:display="true" table:show-details="true"/>
                <table:data-pilot-member table:name="TIT0648356" table:display="true" table:show-details="true"/>
                <table:data-pilot-member table:name="TIT0661036" table:display="true" table:show-details="true"/>
                <table:data-pilot-member table:name="TIT0665982" table:display="true" table:show-details="true"/>
                <table:data-pilot-member table:name="TIT0676139" table:display="true" table:show-details="true"/>
                <table:data-pilot-member table:name="TIT0707090" table:display="true" table:show-details="true"/>
                <table:data-pilot-member table:name="TIT0709513" table:display="true" table:show-details="true"/>
                <table:data-pilot-member table:name="TIT0740305" table:display="true" table:show-details="true"/>
                <table:data-pilot-member table:name="TIT0769403" table:display="true" table:show-details="true"/>
                <table:data-pilot-member table:name="TIT0771225" table:display="true" table:show-details="true"/>
                <table:data-pilot-member table:name="TIT0772834" table:display="true" table:show-details="true"/>
                <table:data-pilot-member table:name="TIT0791951" table:display="true" table:show-details="true"/>
                <table:data-pilot-member table:name="TIT0803763" table:display="true" table:show-details="true"/>
                <table:data-pilot-member table:name="TIT0831443" table:display="true" table:show-details="true"/>
                <table:data-pilot-member table:name="TIT0858388" table:display="true" table:show-details="true"/>
                <table:data-pilot-member table:name="TIT0887022" table:display="true" table:show-details="true"/>
                <table:data-pilot-member table:name="TIT0920707" table:display="true" table:show-details="true"/>
                <table:data-pilot-member table:name="TIT0926062" table:display="true" table:show-details="true"/>
                <table:data-pilot-member table:name="TIT0926109" table:display="true" table:show-details="true"/>
                <table:data-pilot-member table:name="TIT0932724" table:display="true" table:show-details="true"/>
                <table:data-pilot-member table:name="TIT0978460" table:display="true" table:show-details="true"/>
                <table:data-pilot-member table:name="TIT0982017" table:display="true" table:show-details="true"/>
                <table:data-pilot-member table:name="TIT1012346" table:display="true" table:show-details="true"/>
                <table:data-pilot-member table:name="TIT1015288" table:display="true" table:show-details="true"/>
                <table:data-pilot-member table:name="TIT1025058" table:display="true" table:show-details="true"/>
                <table:data-pilot-member table:name="TIT1028633" table:display="true" table:show-details="true"/>
                <table:data-pilot-member table:name="TIT1035913" table:display="true" table:show-details="true"/>
                <table:data-pilot-member table:name="TIT1042143" table:display="true" table:show-details="true"/>
                <table:data-pilot-member table:name="TIT1088197" table:display="true" table:show-details="true"/>
                <table:data-pilot-member table:name="TIT1092571" table:display="true" table:show-details="true"/>
                <table:data-pilot-member table:name="TIT1094298" table:display="true" table:show-details="true"/>
                <table:data-pilot-member table:name="TIT1098041" table:display="true" table:show-details="true"/>
                <table:data-pilot-member table:name="TIT1110351" table:display="true" table:show-details="true"/>
                <table:data-pilot-member table:name="TIT1110373" table:display="true" table:show-details="true"/>
                <table:data-pilot-member table:name="TIT1118089" table:display="true" table:show-details="true"/>
                <table:data-pilot-member table:name="TIT1120729" table:display="true" table:show-details="true"/>
                <table:data-pilot-member table:name="TIT1127773" table:display="true" table:show-details="true"/>
                <table:data-pilot-member table:name="TIT1138879" table:display="true" table:show-details="true"/>
                <table:data-pilot-member table:name="VAN0002250" table:display="true" table:show-details="true"/>
                <table:data-pilot-member table:name="VAN0005328" table:display="true" table:show-details="true"/>
                <table:data-pilot-member table:name="VAN0024484" table:display="true" table:show-details="true"/>
                <table:data-pilot-member table:name="VAN0038904" table:display="true" table:show-details="true"/>
                <table:data-pilot-member table:name="VAN0040353" table:display="true" table:show-details="true"/>
                <table:data-pilot-member table:name="VAN0041032" table:display="true" table:show-details="true"/>
                <table:data-pilot-member table:name="VAN0051063" table:display="true" table:show-details="true"/>
                <table:data-pilot-member table:name="VAN0053346" table:display="true" table:show-details="true"/>
                <table:data-pilot-member table:name="VAN0109187" table:display="true" table:show-details="true"/>
                <table:data-pilot-member table:name="VAN0109208" table:display="true" table:show-details="true"/>
                <table:data-pilot-member table:name="VAN0109691" table:display="true" table:show-details="true"/>
                <table:data-pilot-member table:name="VAN0122758" table:display="true" table:show-details="true"/>
                <table:data-pilot-member table:name="VAN0126253" table:display="true" table:show-details="true"/>
                <table:data-pilot-member table:name="VAN0130729" table:display="true" table:show-details="true"/>
                <table:data-pilot-member table:name="VAN0160558" table:display="true" table:show-details="true"/>
                <table:data-pilot-member table:name="VAN0180774" table:display="true" table:show-details="true"/>
                <table:data-pilot-member table:name="VAN0194742" table:display="true" table:show-details="true"/>
                <table:data-pilot-member table:name="VAN0213372" table:display="true" table:show-details="true"/>
                <table:data-pilot-member table:name="VAN0223520" table:display="true" table:show-details="true"/>
                <table:data-pilot-member table:name="VAN0235029" table:display="true" table:show-details="true"/>
                <table:data-pilot-member table:name="VAN0241312" table:display="true" table:show-details="true"/>
                <table:data-pilot-member table:name="VAN0265594" table:display="true" table:show-details="true"/>
                <table:data-pilot-member table:name="VAN0273432" table:display="true" table:show-details="true"/>
                <table:data-pilot-member table:name="VAN0274420" table:display="true" table:show-details="true"/>
                <table:data-pilot-member table:name="VAN0288127" table:display="true" table:show-details="true"/>
                <table:data-pilot-member table:name="VAN0291237" table:display="true" table:show-details="true"/>
                <table:data-pilot-member table:name="VAN0294867" table:display="true" table:show-details="true"/>
                <table:data-pilot-member table:name="VAN0325020" table:display="true" table:show-details="true"/>
                <table:data-pilot-member table:name="VAN0345907" table:display="true" table:show-details="true"/>
                <table:data-pilot-member table:name="VAN0348243" table:display="true" table:show-details="true"/>
                <table:data-pilot-member table:name="VAN0350695" table:display="true" table:show-details="true"/>
                <table:data-pilot-member table:name="VAN0364324" table:display="true" table:show-details="true"/>
                <table:data-pilot-member table:name="VAN0399899" table:display="true" table:show-details="true"/>
                <table:data-pilot-member table:name="VAN0405150" table:display="true" table:show-details="true"/>
                <table:data-pilot-member table:name="VAN0430859" table:display="true" table:show-details="true"/>
                <table:data-pilot-member table:name="VAN0430861" table:display="true" table:show-details="true"/>
                <table:data-pilot-member table:name="VAN0439361" table:display="true" table:show-details="true"/>
                <table:data-pilot-member table:name="VAN0464104" table:display="true" table:show-details="true"/>
                <table:data-pilot-member table:name="VAN0464795" table:display="true" table:show-details="true"/>
                <table:data-pilot-member table:name="VAN0473014" table:display="true" table:show-details="true"/>
                <table:data-pilot-member table:name="VAN0473893" table:display="true" table:show-details="true"/>
                <table:data-pilot-member table:name="VAN0482976" table:display="true" table:show-details="true"/>
                <table:data-pilot-member table:name="VAN0490068" table:display="true" table:show-details="true"/>
                <table:data-pilot-member table:name="VAN0506845" table:display="true" table:show-details="true"/>
                <table:data-pilot-member table:name="VAN0520983" table:display="true" table:show-details="true"/>
                <table:data-pilot-member table:name="VAN0539206" table:display="true" table:show-details="true"/>
                <table:data-pilot-member table:name="VAN0547251" table:display="true" table:show-details="true"/>
                <table:data-pilot-member table:name="VAN0555307" table:display="true" table:show-details="true"/>
                <table:data-pilot-member table:name="VAN0575559" table:display="true" table:show-details="true"/>
                <table:data-pilot-member table:name="VAN0579969" table:display="true" table:show-details="true"/>
                <table:data-pilot-member table:name="VAN0591514" table:display="true" table:show-details="true"/>
                <table:data-pilot-member table:name="VAN0641479" table:display="true" table:show-details="true"/>
                <table:data-pilot-member table:name="VAN0654783" table:display="true" table:show-details="true"/>
                <table:data-pilot-member table:name="VAN0667381" table:display="true" table:show-details="true"/>
                <table:data-pilot-member table:name="VAN0675170" table:display="true" table:show-details="true"/>
                <table:data-pilot-member table:name="VAN0682232" table:display="true" table:show-details="true"/>
                <table:data-pilot-member table:name="VAN0683427" table:display="true" table:show-details="true"/>
                <table:data-pilot-member table:name="VAN0696295" table:display="true" table:show-details="true"/>
                <table:data-pilot-member table:name="VAN0705170" table:display="true" table:show-details="true"/>
                <table:data-pilot-member table:name="VAN0705509" table:display="true" table:show-details="true"/>
                <table:data-pilot-member table:name="VAN0716847" table:display="true" table:show-details="true"/>
                <table:data-pilot-member table:name="VAN0765726" table:display="true" table:show-details="true"/>
                <table:data-pilot-member table:name="VAN0784912" table:display="true" table:show-details="true"/>
                <table:data-pilot-member table:name="VAN0793610" table:display="true" table:show-details="true"/>
                <table:data-pilot-member table:name="VAN0794194" table:display="true" table:show-details="true"/>
                <table:data-pilot-member table:name="VAN0797887" table:display="true" table:show-details="true"/>
                <table:data-pilot-member table:name="VAN0798399" table:display="true" table:show-details="true"/>
                <table:data-pilot-member table:name="VAN0798926" table:display="true" table:show-details="true"/>
                <table:data-pilot-member table:name="VAN0801967" table:display="true" table:show-details="true"/>
                <table:data-pilot-member table:name="VAN0812469" table:display="true" table:show-details="true"/>
                <table:data-pilot-member table:name="VAN0816579" table:display="true" table:show-details="true"/>
                <table:data-pilot-member table:name="VAN0857111" table:display="true" table:show-details="true"/>
                <table:data-pilot-member table:name="VAN0883906" table:display="true" table:show-details="true"/>
                <table:data-pilot-member table:name="VAN0894738" table:display="true" table:show-details="true"/>
                <table:data-pilot-member table:name="VAN0906147" table:display="true" table:show-details="true"/>
                <table:data-pilot-member table:name="VAN0931437" table:display="true" table:show-details="true"/>
                <table:data-pilot-member table:name="VAN0933614" table:display="true" table:show-details="true"/>
                <table:data-pilot-member table:name="VAN0952051" table:display="true" table:show-details="true"/>
                <table:data-pilot-member table:name="VAN0967880" table:display="true" table:show-details="true"/>
                <table:data-pilot-member table:name="VAN0972461" table:display="true" table:show-details="true"/>
                <table:data-pilot-member table:name="VAN0973796" table:display="true" table:show-details="true"/>
                <table:data-pilot-member table:name="VAN0974231" table:display="true" table:show-details="true"/>
                <table:data-pilot-member table:name="VAN0974776" table:display="true" table:show-details="true"/>
                <table:data-pilot-member table:name="VAN0982687" table:display="true" table:show-details="true"/>
                <table:data-pilot-member table:name="VAN0991236" table:display="true" table:show-details="true"/>
                <table:data-pilot-member table:name="VAN1000245" table:display="true" table:show-details="true"/>
                <table:data-pilot-member table:name="VAN1002261" table:display="true" table:show-details="true"/>
                <table:data-pilot-member table:name="VAN1018078" table:display="true" table:show-details="true"/>
                <table:data-pilot-member table:name="VAN1023913" table:display="true" table:show-details="true"/>
                <table:data-pilot-member table:name="VAN1031173" table:display="true" table:show-details="true"/>
                <table:data-pilot-member table:name="VAN1055811" table:display="true" table:show-details="true"/>
                <table:data-pilot-member table:name="VAN1063098" table:display="true" table:show-details="true"/>
                <table:data-pilot-member table:name="VAN1068625" table:display="true" table:show-details="true"/>
                <table:data-pilot-member table:name="VAN1070230" table:display="true" table:show-details="true"/>
                <table:data-pilot-member table:name="VAN1072439" table:display="true" table:show-details="true"/>
                <table:data-pilot-member table:name="VAN1072800" table:display="true" table:show-details="true"/>
                <table:data-pilot-member table:name="VAN1076136" table:display="true" table:show-details="true"/>
                <table:data-pilot-member table:name="VAN1086749" table:display="true" table:show-details="true"/>
                <table:data-pilot-member table:name="VAN1102082" table:display="true" table:show-details="true"/>
                <table:data-pilot-member table:name="VAN1107291" table:display="true" table:show-details="true"/>
                <table:data-pilot-member table:name="VAN1116181" table:display="true" table:show-details="true"/>
                <table:data-pilot-member table:name="VAN1142228" table:display="true" table:show-details="true"/>
                <table:data-pilot-member table:name="VAN1148781" table:display="true" table:show-details="true"/>
                <table:data-pilot-member table:name="WIL0039886" table:display="true" table:show-details="true"/>
                <table:data-pilot-member table:name="WIL0042821" table:display="true" table:show-details="true"/>
                <table:data-pilot-member table:name="WIL0046877" table:display="true" table:show-details="true"/>
                <table:data-pilot-member table:name="WIL0052584" table:display="true" table:show-details="true"/>
                <table:data-pilot-member table:name="WIL0053858" table:display="true" table:show-details="true"/>
                <table:data-pilot-member table:name="WIL0062227" table:display="true" table:show-details="true"/>
                <table:data-pilot-member table:name="WIL0086391" table:display="true" table:show-details="true"/>
                <table:data-pilot-member table:name="WIL0092891" table:display="true" table:show-details="true"/>
                <table:data-pilot-member table:name="WIL0099244" table:display="true" table:show-details="true"/>
                <table:data-pilot-member table:name="WIL0100812" table:display="true" table:show-details="true"/>
                <table:data-pilot-member table:name="WIL0107530" table:display="true" table:show-details="true"/>
                <table:data-pilot-member table:name="WIL0206158" table:display="true" table:show-details="true"/>
                <table:data-pilot-member table:name="WIL0210841" table:display="true" table:show-details="true"/>
                <table:data-pilot-member table:name="WIL0226380" table:display="true" table:show-details="true"/>
                <table:data-pilot-member table:name="WIL0234734" table:display="true" table:show-details="true"/>
                <table:data-pilot-member table:name="WIL0237043" table:display="true" table:show-details="true"/>
                <table:data-pilot-member table:name="WIL0247614" table:display="true" table:show-details="true"/>
                <table:data-pilot-member table:name="WIL0263612" table:display="true" table:show-details="true"/>
                <table:data-pilot-member table:name="WIL0267911" table:display="true" table:show-details="true"/>
                <table:data-pilot-member table:name="WIL0293665" table:display="true" table:show-details="true"/>
                <table:data-pilot-member table:name="WIL0311779" table:display="true" table:show-details="true"/>
                <table:data-pilot-member table:name="WIL0320065" table:display="true" table:show-details="true"/>
                <table:data-pilot-member table:name="WIL0338660" table:display="true" table:show-details="true"/>
                <table:data-pilot-member table:name="WIL0355697" table:display="true" table:show-details="true"/>
                <table:data-pilot-member table:name="WIL0356627" table:display="true" table:show-details="true"/>
                <table:data-pilot-member table:name="WIL0360039" table:display="true" table:show-details="true"/>
                <table:data-pilot-member table:name="WIL0363216" table:display="true" table:show-details="true"/>
                <table:data-pilot-member table:name="WIL0364266" table:display="true" table:show-details="true"/>
                <table:data-pilot-member table:name="WIL0398634" table:display="true" table:show-details="true"/>
                <table:data-pilot-member table:name="WIL0405692" table:display="true" table:show-details="true"/>
                <table:data-pilot-member table:name="WIL0430573" table:display="true" table:show-details="true"/>
                <table:data-pilot-member table:name="WIL0438086" table:display="true" table:show-details="true"/>
                <table:data-pilot-member table:name="WIL0472338" table:display="true" table:show-details="true"/>
                <table:data-pilot-member table:name="WIL0477478" table:display="true" table:show-details="true"/>
                <table:data-pilot-member table:name="WIL0479590" table:display="true" table:show-details="true"/>
                <table:data-pilot-member table:name="WIL0480639" table:display="true" table:show-details="true"/>
                <table:data-pilot-member table:name="WIL0485620" table:display="true" table:show-details="true"/>
                <table:data-pilot-member table:name="WIL0508295" table:display="true" table:show-details="true"/>
                <table:data-pilot-member table:name="WIL0511249" table:display="true" table:show-details="true"/>
                <table:data-pilot-member table:name="WIL0523434" table:display="true" table:show-details="true"/>
                <table:data-pilot-member table:name="WIL0534328" table:display="true" table:show-details="true"/>
                <table:data-pilot-member table:name="WIL0541311" table:display="true" table:show-details="true"/>
                <table:data-pilot-member table:name="WIL0562107" table:display="true" table:show-details="true"/>
                <table:data-pilot-member table:name="WIL0587610" table:display="true" table:show-details="true"/>
                <table:data-pilot-member table:name="WIL0593500" table:display="true" table:show-details="true"/>
                <table:data-pilot-member table:name="WIL0618041" table:display="true" table:show-details="true"/>
                <table:data-pilot-member table:name="WIL0620159" table:display="true" table:show-details="true"/>
                <table:data-pilot-member table:name="WIL0624476" table:display="true" table:show-details="true"/>
                <table:data-pilot-member table:name="WIL0669259" table:display="true" table:show-details="true"/>
                <table:data-pilot-member table:name="WIL0691006" table:display="true" table:show-details="true"/>
                <table:data-pilot-member table:name="WIL0701093" table:display="true" table:show-details="true"/>
                <table:data-pilot-member table:name="WIL0708055" table:display="true" table:show-details="true"/>
                <table:data-pilot-member table:name="WIL0711374" table:display="true" table:show-details="true"/>
                <table:data-pilot-member table:name="WIL0711626" table:display="true" table:show-details="true"/>
                <table:data-pilot-member table:name="WIL0724815" table:display="true" table:show-details="true"/>
                <table:data-pilot-member table:name="WIL0752825" table:display="true" table:show-details="true"/>
                <table:data-pilot-member table:name="WIL0810316" table:display="true" table:show-details="true"/>
                <table:data-pilot-member table:name="WIL0825227" table:display="true" table:show-details="true"/>
                <table:data-pilot-member table:name="WIL0877545" table:display="true" table:show-details="true"/>
                <table:data-pilot-member table:name="WIL0888507" table:display="true" table:show-details="true"/>
                <table:data-pilot-member table:name="WIL0896716" table:display="true" table:show-details="true"/>
                <table:data-pilot-member table:name="WIL0905234" table:display="true" table:show-details="true"/>
                <table:data-pilot-member table:name="WIL0906199" table:display="true" table:show-details="true"/>
                <table:data-pilot-member table:name="WIL0906760" table:display="true" table:show-details="true"/>
                <table:data-pilot-member table:name="WIL0907584" table:display="true" table:show-details="true"/>
                <table:data-pilot-member table:name="WIL0943579" table:display="true" table:show-details="true"/>
                <table:data-pilot-member table:name="WIL0946551" table:display="true" table:show-details="true"/>
                <table:data-pilot-member table:name="WIL0966017" table:display="true" table:show-details="true"/>
                <table:data-pilot-member table:name="WIL0984414" table:display="true" table:show-details="true"/>
                <table:data-pilot-member table:name="WIL1003498" table:display="true" table:show-details="true"/>
                <table:data-pilot-member table:name="WIL1008911" table:display="true" table:show-details="true"/>
                <table:data-pilot-member table:name="WIL1017206" table:display="true" table:show-details="true"/>
                <table:data-pilot-member table:name="WIL1021868" table:display="true" table:show-details="true"/>
                <table:data-pilot-member table:name="WIL1023980" table:display="true" table:show-details="true"/>
                <table:data-pilot-member table:name="WIL1036212" table:display="true" table:show-details="true"/>
                <table:data-pilot-member table:name="WIL1040305" table:display="true" table:show-details="true"/>
                <table:data-pilot-member table:name="WIL1057350" table:display="true" table:show-details="true"/>
                <table:data-pilot-member table:name="WIL1061230" table:display="true" table:show-details="true"/>
                <table:data-pilot-member table:name="WIL1072530" table:display="true" table:show-details="true"/>
                <table:data-pilot-member table:name="WIL1075484" table:display="true" table:show-details="true"/>
                <table:data-pilot-member table:name="WIL1093474" table:display="true" table:show-details="true"/>
                <table:data-pilot-member table:name="WIL1097331" table:display="true" table:show-details="true"/>
                <table:data-pilot-member table:name="WIL1097876" table:display="true" table:show-details="true"/>
                <table:data-pilot-member table:name="WIL1100470" table:display="true" table:show-details="true"/>
                <table:data-pilot-member table:name="WIL1111984" table:display="true" table:show-details="true"/>
                <table:data-pilot-member table:name="WIL1117083" table:display="true" table:show-details="true"/>
                <table:data-pilot-member table:name="WIL1137117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e" table:orientation="row" table:used-hierarchy="0" table:function="auto">
            <table:data-pilot-level table:show-empty="false" calcext:repeat-item-labels="false">
              <table:data-pilot-members>
                <table:data-pilot-member table:name="2023-09-01" table:display="true" table:show-details="true"/>
                <table:data-pilot-member table:name="2023-09-02" table:display="true" table:show-details="true"/>
                <table:data-pilot-member table:name="2023-09-03" table:display="true" table:show-details="true"/>
                <table:data-pilot-member table:name="2023-09-04" table:display="true" table:show-details="true"/>
                <table:data-pilot-member table:name="2023-09-05" table:display="true" table:show-details="true"/>
                <table:data-pilot-member table:name="2023-09-06" table:display="true" table:show-details="true"/>
                <table:data-pilot-member table:name="2023-09-07" table:display="true" table:show-details="true"/>
                <table:data-pilot-member table:name="2023-09-08" table:display="true" table:show-details="true"/>
                <table:data-pilot-member table:name="2023-09-09" table:display="true" table:show-details="true"/>
                <table:data-pilot-member table:name="2023-09-10" table:display="true" table:show-details="true"/>
                <table:data-pilot-member table:name="2023-09-11" table:display="true" table:show-details="true"/>
                <table:data-pilot-member table:name="2023-09-12" table:display="true" table:show-details="true"/>
                <table:data-pilot-member table:name="2023-09-13" table:display="true" table:show-details="true"/>
                <table:data-pilot-member table:name="2023-09-14" table:display="true" table:show-details="true"/>
                <table:data-pilot-member table:name="2023-09-15" table:display="true" table:show-details="true"/>
                <table:data-pilot-member table:name="2023-09-16" table:display="true" table:show-details="true"/>
                <table:data-pilot-member table:name="2023-09-17" table:display="true" table:show-details="true"/>
                <table:data-pilot-member table:name="2023-09-18" table:display="true" table:show-details="true"/>
                <table:data-pilot-member table:name="2023-09-19" table:display="true" table:show-details="true"/>
                <table:data-pilot-member table:name="2023-09-20" table:display="true" table:show-details="true"/>
                <table:data-pilot-member table:name="2023-09-21" table:display="true" table:show-details="true"/>
                <table:data-pilot-member table:name="2023-09-22" table:display="true" table:show-details="true"/>
                <table:data-pilot-member table:name="2023-09-23" table:display="true" table:show-details="true"/>
                <table:data-pilot-member table:name="2023-09-24" table:display="true" table:show-details="true"/>
                <table:data-pilot-member table:name="2023-09-25" table:display="true" table:show-details="true"/>
                <table:data-pilot-member table:name="2023-09-26" table:display="true" table:show-details="true"/>
                <table:data-pilot-member table:name="2023-09-27" table:display="true" table:show-details="true"/>
                <table:data-pilot-member table:name="2023-09-28" table:display="true" table:show-details="true"/>
                <table:data-pilot-member table:name="2023-09-29" table:display="true" table:show-details="true"/>
                <table:data-pilot-member table:name="2023-09-30" table:display="true" table:show-details="true"/>
                <table:data-pilot-member table:name="2023-10-01" table:display="true" table:show-details="true"/>
                <table:data-pilot-member table:name="2023-10-02" table:display="true" table:show-details="true"/>
                <table:data-pilot-member table:name="2023-10-03" table:display="true" table:show-details="true"/>
                <table:data-pilot-member table:name="2023-10-04" table:display="true" table:show-details="true"/>
                <table:data-pilot-member table:name="2023-10-05" table:display="true" table:show-details="true"/>
                <table:data-pilot-member table:name="2023-10-06" table:display="true" table:show-details="true"/>
                <table:data-pilot-member table:name="2023-10-07" table:display="true" table:show-details="true"/>
                <table:data-pilot-member table:name="2023-10-08" table:display="true" table:show-details="true"/>
                <table:data-pilot-member table:name="2023-10-09" table:display="true" table:show-details="true"/>
                <table:data-pilot-member table:name="2023-10-10" table:display="true" table:show-details="true"/>
                <table:data-pilot-member table:name="2023-10-11" table:display="true" table:show-details="true"/>
                <table:data-pilot-member table:name="2023-10-12" table:display="true" table:show-details="true"/>
                <table:data-pilot-member table:name="2023-10-13" table:display="true" table:show-details="true"/>
                <table:data-pilot-member table:name="2023-10-14" table:display="true" table:show-details="true"/>
                <table:data-pilot-member table:name="2023-10-15" table:display="true" table:show-details="true"/>
                <table:data-pilot-member table:name="2023-10-16" table:display="true" table:show-details="true"/>
                <table:data-pilot-member table:name="2023-10-17" table:display="true" table:show-details="true"/>
                <table:data-pilot-member table:name="2023-10-18" table:display="true" table:show-details="true"/>
                <table:data-pilot-member table:name="2023-10-19" table:display="true" table:show-details="true"/>
                <table:data-pilot-member table:name="2023-10-20" table:display="true" table:show-details="true"/>
                <table:data-pilot-member table:name="2023-10-21" table:display="true" table:show-details="true"/>
                <table:data-pilot-member table:name="2023-10-22" table:display="true" table:show-details="true"/>
                <table:data-pilot-member table:name="2023-10-23" table:display="true" table:show-details="true"/>
                <table:data-pilot-member table:name="2023-10-24" table:display="true" table:show-details="true"/>
                <table:data-pilot-member table:name="2023-10-25" table:display="true" table:show-details="true"/>
                <table:data-pilot-member table:name="2023-10-26" table:display="true" table:show-details="true"/>
                <table:data-pilot-member table:name="2023-10-27" table:display="true" table:show-details="true"/>
                <table:data-pilot-member table:name="2023-10-28" table:display="true" table:show-details="true"/>
                <table:data-pilot-member table:name="2023-10-29" table:display="true" table:show-details="true"/>
                <table:data-pilot-member table:name="2023-10-30" table:display="true" table:show-details="true"/>
                <table:data-pilot-member table:name="2023-10-31" table:display="true" table:show-details="true"/>
                <table:data-pilot-member table:name="2023-11-01" table:display="true" table:show-details="true"/>
                <table:data-pilot-member table:name="2023-11-02" table:display="true" table:show-details="true"/>
                <table:data-pilot-member table:name="2023-11-03" table:display="true" table:show-details="true"/>
                <table:data-pilot-member table:name="2023-11-04" table:display="true" table:show-details="true"/>
                <table:data-pilot-member table:name="2023-11-05" table:display="true" table:show-details="true"/>
                <table:data-pilot-member table:name="2023-11-06" table:display="true" table:show-details="true"/>
                <table:data-pilot-member table:name="2023-11-07" table:display="true" table:show-details="true"/>
                <table:data-pilot-member table:name="2023-11-08" table:display="true" table:show-details="true"/>
                <table:data-pilot-member table:name="2023-11-09" table:display="true" table:show-details="true"/>
                <table:data-pilot-member table:name="2023-11-10" table:display="true" table:show-details="true"/>
                <table:data-pilot-member table:name="2023-11-11" table:display="true" table:show-details="true"/>
                <table:data-pilot-member table:name="2023-11-12" table:display="true" table:show-details="true"/>
                <table:data-pilot-member table:name="2023-11-13" table:display="true" table:show-details="true"/>
                <table:data-pilot-member table:name="2023-11-14" table:display="true" table:show-details="true"/>
                <table:data-pilot-member table:name="2023-11-15" table:display="true" table:show-details="true"/>
                <table:data-pilot-member table:name="2023-11-16" table:display="true" table:show-details="true"/>
                <table:data-pilot-member table:name="2023-11-17" table:display="true" table:show-details="true"/>
                <table:data-pilot-member table:name="2023-11-18" table:display="true" table:show-details="true"/>
                <table:data-pilot-member table:name="2023-11-19" table:display="true" table:show-details="true"/>
                <table:data-pilot-member table:name="2023-11-20" table:display="true" table:show-details="true"/>
                <table:data-pilot-member table:name="2023-11-21" table:display="true" table:show-details="true"/>
                <table:data-pilot-member table:name="2023-11-22" table:display="true" table:show-details="true"/>
                <table:data-pilot-member table:name="2023-11-23" table:display="true" table:show-details="true"/>
                <table:data-pilot-member table:name="2023-11-24" table:display="true" table:show-details="true"/>
                <table:data-pilot-member table:name="2023-11-25" table:display="true" table:show-details="true"/>
                <table:data-pilot-member table:name="2023-11-26" table:display="true" table:show-details="true"/>
                <table:data-pilot-member table:name="2023-11-27" table:display="true" table:show-details="true"/>
                <table:data-pilot-member table:name="2023-11-28" table:display="true" table:show-details="true"/>
                <table:data-pilot-member table:name="2023-11-29" table:display="true" table:show-details="true"/>
                <table:data-pilot-member table:name="2023-11-30" table:display="true" table:show-details="true"/>
                <table:data-pilot-member table:name="2023-12-01" table:display="true" table:show-details="true"/>
                <table:data-pilot-member table:name="2023-12-02" table:display="true" table:show-details="true"/>
                <table:data-pilot-member table:name="2023-12-03" table:display="true" table:show-details="true"/>
                <table:data-pilot-member table:name="2023-12-04" table:display="true" table:show-details="true"/>
                <table:data-pilot-member table:name="2023-12-05" table:display="true" table:show-details="true"/>
                <table:data-pilot-member table:name="2023-12-06" table:display="true" table:show-details="true"/>
                <table:data-pilot-member table:name="2023-12-07" table:display="true" table:show-details="true"/>
                <table:data-pilot-member table:name="2023-12-08" table:display="true" table:show-details="true"/>
                <table:data-pilot-member table:name="2023-12-09" table:display="true" table:show-details="true"/>
                <table:data-pilot-member table:name="2023-12-10" table:display="true" table:show-details="true"/>
                <table:data-pilot-member table:name="2023-12-11" table:display="true" table:show-details="true"/>
                <table:data-pilot-member table:name="2023-12-12" table:display="true" table:show-details="true"/>
                <table:data-pilot-member table:name="2023-12-13" table:display="true" table:show-details="true"/>
                <table:data-pilot-member table:name="2023-12-14" table:display="true" table:show-details="true"/>
                <table:data-pilot-member table:name="2023-12-15" table:display="true" table:show-details="true"/>
                <table:data-pilot-member table:name="2023-12-16" table:display="true" table:show-details="true"/>
                <table:data-pilot-member table:name="2023-12-17" table:display="true" table:show-details="true"/>
                <table:data-pilot-member table:name="2023-12-18" table:display="true" table:show-details="true"/>
                <table:data-pilot-member table:name="2023-12-19" table:display="true" table:show-details="true"/>
                <table:data-pilot-member table:name="2023-12-20" table:display="true" table:show-details="true"/>
                <table:data-pilot-member table:name="2023-12-21" table:display="true" table:show-details="true"/>
                <table:data-pilot-member table:name="2023-12-22" table:display="true" table:show-details="true"/>
                <table:data-pilot-member table:name="2023-12-23" table:display="true" table:show-details="true"/>
                <table:data-pilot-member table:name="2023-12-24" table:display="true" table:show-details="true"/>
                <table:data-pilot-member table:name="2023-12-26" table:display="true" table:show-details="true"/>
                <table:data-pilot-member table:name="2023-12-27" table:display="true" table:show-details="true"/>
                <table:data-pilot-member table:name="2023-12-28" table:display="true" table:show-details="true"/>
                <table:data-pilot-member table:name="2023-12-29" table:display="true" table:show-details="true"/>
                <table:data-pilot-member table:name="2023-12-30" table:display="true" table:show-details="true"/>
                <table:data-pilot-member table:name="2023-12-31" table:display="true" table:show-details="true"/>
                <table:data-pilot-member table:name="2024-01-01" table:display="true" table:show-details="true"/>
                <table:data-pilot-member table:name="2024-01-02" table:display="true" table:show-details="true"/>
                <table:data-pilot-member table:name="2024-01-03" table:display="true" table:show-details="true"/>
                <table:data-pilot-member table:name="2024-01-04" table:display="true" table:show-details="true"/>
                <table:data-pilot-member table:name="2024-01-05" table:display="true" table:show-details="true"/>
                <table:data-pilot-member table:name="2024-01-06" table:display="true" table:show-details="true"/>
                <table:data-pilot-member table:name="2024-01-07" table:display="true" table:show-details="true"/>
                <table:data-pilot-member table:name="2024-01-08" table:display="true" table:show-details="true"/>
                <table:data-pilot-member table:name="2024-01-09" table:display="true" table:show-details="true"/>
                <table:data-pilot-member table:name="2024-01-10" table:display="true" table:show-details="true"/>
                <table:data-pilot-member table:name="2024-01-11" table:display="true" table:show-details="true"/>
                <table:data-pilot-member table:name="2024-01-12" table:display="true" table:show-details="true"/>
                <table:data-pilot-member table:name="2024-01-13" table:display="true" table:show-details="true"/>
                <table:data-pilot-member table:name="2024-01-14" table:display="true" table:show-details="true"/>
                <table:data-pilot-member table:name="2024-01-15" table:display="true" table:show-details="true"/>
                <table:data-pilot-member table:name="2024-01-16" table:display="true" table:show-details="true"/>
                <table:data-pilot-member table:name="2024-01-17" table:display="true" table:show-details="true"/>
                <table:data-pilot-member table:name="2024-01-18" table:display="true" table:show-details="true"/>
                <table:data-pilot-member table:name="2024-01-19" table:display="true" table:show-details="true"/>
                <table:data-pilot-member table:name="2024-01-20" table:display="true" table:show-details="true"/>
                <table:data-pilot-member table:name="2024-01-21" table:display="true" table:show-details="true"/>
                <table:data-pilot-member table:name="2024-01-22" table:display="true" table:show-details="true"/>
                <table:data-pilot-member table:name="2024-01-23" table:display="true" table:show-details="true"/>
                <table:data-pilot-member table:name="2024-01-24" table:display="true" table:show-details="true"/>
                <table:data-pilot-member table:name="2024-01-25" table:display="true" table:show-details="true"/>
                <table:data-pilot-member table:name="2024-01-26" table:display="true" table:show-details="true"/>
                <table:data-pilot-member table:name="2024-01-27" table:display="true" table:show-details="true"/>
                <table:data-pilot-member table:name="2024-01-28" table:display="true" table:show-details="true"/>
                <table:data-pilot-member table:name="2024-01-29" table:display="true" table:show-details="true"/>
                <table:data-pilot-member table:name="2024-01-30" table:display="true" table:show-details="true"/>
                <table:data-pilot-member table:name="2024-01-31" table:display="true" table:show-details="true"/>
                <table:data-pilot-member table:name="2024-02-01" table:display="true" table:show-details="true"/>
                <table:data-pilot-member table:name="2024-02-02" table:display="true" table:show-details="true"/>
                <table:data-pilot-member table:name="2024-02-03" table:display="true" table:show-details="true"/>
                <table:data-pilot-member table:name="2024-02-04" table:display="true" table:show-details="true"/>
                <table:data-pilot-member table:name="2024-02-05" table:display="true" table:show-details="true"/>
                <table:data-pilot-member table:name="2024-02-06" table:display="true" table:show-details="true"/>
                <table:data-pilot-member table:name="2024-02-07" table:display="true" table:show-details="true"/>
                <table:data-pilot-member table:name="2024-02-08" table:display="true" table:show-details="true"/>
                <table:data-pilot-member table:name="2024-02-09" table:display="true" table:show-details="true"/>
                <table:data-pilot-member table:name="2024-02-10" table:display="true" table:show-details="true"/>
                <table:data-pilot-member table:name="2024-02-11" table:display="true" table:show-details="true"/>
                <table:data-pilot-member table:name="2024-02-12" table:display="true" table:show-details="true"/>
                <table:data-pilot-member table:name="2024-02-13" table:display="true" table:show-details="true"/>
                <table:data-pilot-member table:name="2024-02-14" table:display="true" table:show-details="true"/>
                <table:data-pilot-member table:name="2024-02-15" table:display="true" table:show-details="true"/>
                <table:data-pilot-member table:name="2024-02-16" table:display="true" table:show-details="true"/>
                <table:data-pilot-member table:name="2024-02-17" table:display="true" table:show-details="true"/>
                <table:data-pilot-member table:name="2024-02-18" table:display="true" table:show-details="true"/>
                <table:data-pilot-member table:name="2024-02-19" table:display="true" table:show-details="true"/>
                <table:data-pilot-member table:name="2024-02-20" table:display="true" table:show-details="true"/>
                <table:data-pilot-member table:name="2024-02-21" table:display="true" table:show-details="true"/>
                <table:data-pilot-member table:name="2024-02-22" table:display="true" table:show-details="true"/>
                <table:data-pilot-member table:name="2024-02-23" table:display="true" table:show-details="true"/>
                <table:data-pilot-member table:name="2024-02-24" table:display="true" table:show-details="true"/>
                <table:data-pilot-member table:name="2024-02-25" table:display="true" table:show-details="true"/>
                <table:data-pilot-member table:name="2024-02-26" table:display="true" table:show-details="true"/>
                <table:data-pilot-member table:name="2024-02-27" table:display="true" table:show-details="true"/>
                <table:data-pilot-member table:name="2024-02-28" table:display="true" table:show-details="true"/>
                <table:data-pilot-member table:name="2024-02-29" table:display="true" table:show-details="true"/>
                <table:data-pilot-member table:name="2024-03-01" table:display="true" table:show-details="true"/>
                <table:data-pilot-member table:name="2024-03-02" table:display="true" table:show-details="true"/>
                <table:data-pilot-member table:name="2024-03-03" table:display="true" table:show-details="true"/>
                <table:data-pilot-member table:name="2024-03-04" table:display="true" table:show-details="true"/>
                <table:data-pilot-member table:name="2024-03-05" table:display="true" table:show-details="true"/>
                <table:data-pilot-member table:name="2024-03-06" table:display="true" table:show-details="true"/>
                <table:data-pilot-member table:name="2024-03-07" table:display="true" table:show-details="true"/>
                <table:data-pilot-member table:name="2024-03-08" table:display="true" table:show-details="true"/>
                <table:data-pilot-member table:name="2024-03-09" table:display="true" table:show-details="true"/>
                <table:data-pilot-member table:name="2024-03-10" table:display="true" table:show-details="true"/>
                <table:data-pilot-member table:name="2024-03-11" table:display="true" table:show-details="true"/>
                <table:data-pilot-member table:name="2024-03-12" table:display="true" table:show-details="true"/>
                <table:data-pilot-member table:name="2024-03-13" table:display="true" table:show-details="true"/>
                <table:data-pilot-member table:name="2024-03-14" table:display="true" table:show-details="true"/>
                <table:data-pilot-member table:name="2024-03-15" table:display="true" table:show-details="true"/>
                <table:data-pilot-member table:name="2024-03-16" table:display="true" table:show-details="true"/>
                <table:data-pilot-member table:name="2024-03-17" table:display="true" table:show-details="true"/>
                <table:data-pilot-member table:name="2024-03-18" table:display="true" table:show-details="true"/>
                <table:data-pilot-member table:name="2024-03-19" table:display="true" table:show-details="true"/>
                <table:data-pilot-member table:name="2024-03-20" table:display="true" table:show-details="true"/>
                <table:data-pilot-member table:name="2024-03-21" table:display="true" table:show-details="true"/>
                <table:data-pilot-member table:name="2024-03-22" table:display="true" table:show-details="true"/>
                <table:data-pilot-member table:name="2024-03-23" table:display="true" table:show-details="true"/>
                <table:data-pilot-member table:name="2024-03-24" table:display="true" table:show-details="true"/>
                <table:data-pilot-member table:name="2024-03-25" table:display="true" table:show-details="true"/>
                <table:data-pilot-member table:name="2024-03-26" table:display="true" table:show-details="true"/>
                <table:data-pilot-member table:name="2024-03-27" table:display="true" table:show-details="true"/>
                <table:data-pilot-member table:name="2024-03-28" table:display="true" table:show-details="true"/>
                <table:data-pilot-member table:name="2024-03-29" table:display="true" table:show-details="true"/>
                <table:data-pilot-member table:name="2024-03-30" table:display="true" table:show-details="true"/>
                <table:data-pilot-member table:name="2024-03-31" table:display="true" table:show-details="true"/>
                <table:data-pilot-member table:name="2024-04-01" table:display="true" table:show-details="true"/>
                <table:data-pilot-member table:name="2024-04-02" table:display="true" table:show-details="true"/>
                <table:data-pilot-member table:name="2024-04-03" table:display="true" table:show-details="true"/>
                <table:data-pilot-member table:name="2024-04-04" table:display="true" table:show-details="true"/>
                <table:data-pilot-member table:name="2024-04-05" table:display="true" table:show-details="true"/>
                <table:data-pilot-member table:name="2024-04-06" table:display="true" table:show-details="true"/>
                <table:data-pilot-member table:name="2024-04-07" table:display="true" table:show-details="true"/>
                <table:data-pilot-member table:name="2024-04-08" table:display="true" table:show-details="true"/>
                <table:data-pilot-member table:name="2024-04-09" table:display="true" table:show-details="true"/>
                <table:data-pilot-member table:name="2024-04-10" table:display="true" table:show-details="true"/>
                <table:data-pilot-member table:name="2024-04-11" table:display="true" table:show-details="true"/>
                <table:data-pilot-member table:name="2024-04-12" table:display="true" table:show-details="true"/>
                <table:data-pilot-member table:name="2024-04-13" table:display="true" table:show-details="true"/>
                <table:data-pilot-member table:name="2024-04-14" table:display="true" table:show-details="true"/>
                <table:data-pilot-member table:name="2024-04-15" table:display="true" table:show-details="true"/>
                <table:data-pilot-member table:name="2024-04-16" table:display="true" table:show-details="true"/>
                <table:data-pilot-member table:name="2024-04-17" table:display="true" table:show-details="true"/>
                <table:data-pilot-member table:name="2024-04-18" table:display="true" table:show-details="true"/>
                <table:data-pilot-member table:name="2024-04-19" table:display="true" table:show-details="true"/>
                <table:data-pilot-member table:name="2024-04-20" table:display="true" table:show-details="true"/>
                <table:data-pilot-member table:name="2024-04-21" table:display="true" table:show-details="true"/>
                <table:data-pilot-member table:name="2024-04-22" table:display="true" table:show-details="true"/>
                <table:data-pilot-member table:name="2024-04-23" table:display="true" table:show-details="true"/>
                <table:data-pilot-member table:name="2024-04-24" table:display="true" table:show-details="true"/>
                <table:data-pilot-member table:name="2024-04-25" table:display="true" table:show-details="true"/>
                <table:data-pilot-member table:name="2024-04-26" table:display="true" table:show-details="true"/>
                <table:data-pilot-member table:name="2024-04-27" table:display="true" table:show-details="true"/>
                <table:data-pilot-member table:name="2024-04-28" table:display="true" table:show-details="true"/>
                <table:data-pilot-member table:name="2024-04-29" table:display="true" table:show-details="true"/>
                <table:data-pilot-member table:name="2024-04-3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de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9-16T15:36:53.520774462</dc:date>
    <meta:editing-duration>PT11M55S</meta:editing-duration>
    <meta:editing-cycles>1</meta:editing-cycles>
    <meta:generator>LibreOffice/24.2.0.3$Linux_X86_64 LibreOffice_project/420$Build-3</meta:generator>
    <meta:document-statistic meta:table-count="2" meta:cell-count="13957" meta:object-count="0"/>
  </office:meta>
</office:document-meta>
</file>